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7019806B54.jpg"/>
  <manifest:file-entry manifest:media-type="image/jpeg" manifest:full-path="Pictures/100000000000054C0000019DA8493AE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2" style:family="graphic" style:parent-style-name="standard">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draw:shadow-color="#808080"/>
    </style:style>
    <style:style style:name="gr3"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parent-style-name="standard">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5" style:family="graphic" style:parent-style-name="standard">
      <style:graphic-properties draw:stroke="solid" svg:stroke-width="0.035cm" svg:stroke-color="#000000" draw:stroke-linejoin="miter" draw:fill="solid" draw:fill-color="#feffda"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 style:family="graphic" style:parent-style-name="standard">
      <style:graphic-properties draw:stroke="solid" svg:stroke-width="0.079cm" svg:stroke-color="#427531"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solid" svg:stroke-width="0.035cm" svg:stroke-color="#000000" draw:stroke-linejoin="miter" draw:fill="solid" draw:fill-color="#ddffdd" draw:textarea-horizontal-align="justify" draw:textarea-vertical-align="top" draw:auto-grow-height="true" fo:padding-top="0.13cm" fo:padding-bottom="0.13cm" fo:padding-left="0.25cm" fo:padding-right="0.25cm" fo:wrap-option="wrap" draw:shadow="hidden" draw:shadow-color="#808080"/>
    </style:style>
    <style:style style:name="gr9" style:family="graphic" style:parent-style-name="standard">
      <style:graphic-properties draw:stroke="solid" svg:stroke-width="0.035cm" svg:stroke-color="#000000" draw:stroke-linejoin="miter" draw:fill="solid" draw:fill-color="#feffda" draw:textarea-horizontal-align="justify" draw:textarea-vertical-align="top" draw:auto-grow-height="true" fo:padding-top="0.13cm" fo:padding-bottom="0.13cm" fo:padding-left="0.25cm" fo:padding-right="0.25cm" fo:wrap-option="no-wrap" draw:shadow="hidden" draw:shadow-color="#808080"/>
    </style:style>
    <style:style style:name="gr10"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12cm" fo:padding-top="0.13cm" fo:padding-bottom="0.13cm" fo:padding-left="0.25cm" fo:padding-right="0.25cm" fo:wrap-option="no-wrap" draw:shadow="hidden" draw:shadow-color="#808080"/>
    </style:style>
    <style:style style:name="gr11"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7.545cm" fo:padding-top="0.13cm" fo:padding-bottom="0.13cm" fo:padding-left="0.25cm" fo:padding-right="0.25cm" fo:wrap-option="no-wrap" draw:shadow="visible" draw:shadow-offset-x="0.035cm" draw:shadow-offset-y="0.035cm" draw:shadow-color="#808080"/>
    </style:style>
    <style:style style:name="gr12"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6.487cm" fo:padding-top="0.13cm" fo:padding-bottom="0.13cm" fo:padding-left="0.25cm" fo:padding-right="0.25cm" fo:wrap-option="no-wrap" draw:shadow="visible" draw:shadow-offset-x="0.035cm" draw:shadow-offset-y="0.035cm" draw:shadow-color="#808080"/>
    </style:style>
    <style:style style:name="gr1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16" style:family="graphic" style:parent-style-name="standard">
      <style:graphic-properties draw:stroke="solid" svg:stroke-width="0.035cm" svg:stroke-color="#000000" draw:stroke-linejoin="miter" draw:fill="solid" draw:fill-color="#feffda" draw:textarea-horizontal-align="justify" draw:textarea-vertical-align="top" draw:auto-grow-height="true" fo:padding-top="0.13cm" fo:padding-bottom="0.13cm" fo:padding-left="0.25cm" fo:padding-right="0.25cm" fo:wrap-option="wrap" draw:shadow="visible" draw:shadow-offset-x="0.035cm" draw:shadow-offset-y="0.035cm" draw:shadow-color="#808080"/>
    </style:style>
    <style:style style:name="gr17" style:family="graphic" style:parent-style-name="standard">
      <style:graphic-properties draw:visible-area-left="0cm" draw:visible-area-top="0cm" draw:visible-area-width="5cm" draw:visible-area-height="5cm" draw:ole-draw-aspect="1"/>
    </style:style>
    <style:style style:name="gr18"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19"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20"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wrap" draw:shadow="hidden" draw:shadow-color="#80808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bbe0e3" draw:auto-grow-height="true" fo:min-height="12.001cm" draw:shadow="hidden" draw:shadow-color="#808080"/>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493cm" fo:min-width="0cm" fo:padding-top="0.13cm" fo:padding-bottom="0.13cm" fo:padding-left="0.25cm" fo:padding-right="0.25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no-wrap" draw:shadow="hidden"/>
    </style:style>
    <style:style style:name="pr6" style:family="presentation" style:parent-style-name="Default-notes">
      <style:graphic-properties draw:stroke="none" draw:fill="none" draw:fill-color="#bbe0e3" draw:textarea-horizontal-align="justify" draw:textarea-vertical-align="top" draw:auto-grow-height="true" draw:auto-grow-width="false" fo:min-height="11.732cm" fo:min-width="0cm" fo:padding-top="0.134cm" fo:padding-bottom="0.134cm" fo:padding-left="0.269cm" fo:padding-right="0.269cm" fo:wrap-option="no-wrap" draw:shadow="hidden" draw:shadow-color="#808080"/>
    </style:style>
    <style:style style:name="pr7" style:family="presentation" style:parent-style-name="Default-notes">
      <style:graphic-properties draw:stroke="none" draw:fill="none" draw:fill-color="#bbe0e3" draw:auto-grow-height="true" fo:min-height="12.001cm" draw:shadow="hidden" draw:shadow-color="#808080"/>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1.434cm" fo:min-width="0cm" fo:padding-top="0.13cm" fo:padding-bottom="0.13cm" fo:padding-left="0.25cm" fo:padding-right="0.25cm" fo:wrap-option="no-wrap" draw:shadow="hidden"/>
    </style:style>
    <style:style style:name="pr9" style:family="presentation" style:parent-style-name="Default-title">
      <style:graphic-properties draw:stroke="none" draw:fill="none" draw:fill-color="#bbe0e3" draw:textarea-horizontal-align="justify" draw:textarea-vertical-align="middle" draw:auto-grow-height="true" draw:auto-grow-width="false" fo:min-height="1.223cm" fo:min-width="0cm" fo:padding-top="0.13cm" fo:padding-bottom="0.13cm" fo:padding-left="0.25cm" fo:padding-right="0.25cm" fo:wrap-option="no-wrap" draw:shadow="hidden"/>
    </style:style>
    <style:style style:name="pr10"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style:style>
    <style:style style:name="pr11" style:family="presentation" style:parent-style-name="Default-notes">
      <style:graphic-properties draw:stroke="solid" svg:stroke-width="0.026cm" svg:stroke-color="#000000" draw:stroke-linejoin="miter" draw:fill="solid" draw:fill-color="#ffffff" draw:auto-grow-height="true" fo:min-height="12.001cm" fo:padding-top="0.013cm" fo:padding-bottom="0.013cm" fo:padding-left="0.013cm" fo:padding-right="0.013cm"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653cm" fo:min-width="0cm" fo:padding-top="0.13cm" fo:padding-bottom="0.13cm" fo:padding-left="0.25cm" fo:padding-right="0.25cm" fo:wrap-option="no-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no-wrap" draw:shadow="hidden"/>
    </style:style>
    <style:style style:name="pr14" style:family="presentation" style:parent-style-name="Default-notes">
      <style:graphic-properties draw:stroke="none" draw:fill="none" draw:fill-color="#00cc99" draw:auto-grow-height="true" fo:min-height="12.001cm"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text:enable-numbering="false" fo:text-indent="0cm"/>
    </style:style>
    <style:style style:name="P6" style:family="paragraph">
      <style:paragraph-properties fo:margin-left="0.952cm" fo:margin-right="0cm" fo:margin-top="0.211cm" fo:margin-bottom="0cm" fo:line-height="90%" text:enable-numbering="true" fo:text-indent="-0.952cm"/>
    </style:style>
    <style:style style:name="P7" style:family="paragraph">
      <style:paragraph-properties fo:margin-left="2.063cm" fo:margin-right="0cm" fo:margin-top="0.176cm" fo:margin-bottom="0cm" fo:line-height="90%" text:enable-numbering="true" fo:text-indent="-0.793cm"/>
    </style:style>
    <style:style style:name="P8" style:family="paragraph">
      <style:paragraph-properties fo:margin-left="0.952cm" fo:margin-right="0cm" fo:margin-top="0.211cm" fo:margin-bottom="0cm" fo:line-height="90%" text:enable-numbering="false" fo:text-indent="-0.952cm"/>
    </style:style>
    <style:style style:name="P9" style:family="paragraph">
      <style:paragraph-properties fo:margin-left="0.952cm" fo:margin-right="0cm" fo:text-indent="-0.952cm" style:writing-mode="lr-tb"/>
    </style:style>
    <style:style style:name="P10" style:family="paragraph">
      <style:paragraph-properties fo:margin-left="0cm" fo:margin-right="0cm" fo:margin-top="0.158cm" fo:margin-bottom="0cm" text:enable-numbering="false" fo:text-indent="0cm"/>
    </style:style>
    <style:style style:name="P11" style:family="paragraph">
      <style:paragraph-properties fo:margin-left="0cm" fo:margin-right="0cm" fo:margin-top="0.158cm" fo:margin-bottom="0cm" text:enable-numbering="true" fo:text-indent="0cm"/>
    </style:style>
    <style:style style:name="P12" style:family="paragraph">
      <style:paragraph-properties fo:margin-left="0.952cm" fo:margin-right="0cm" fo:margin-top="0.141cm" fo:margin-bottom="0cm" fo:line-height="80%" text:enable-numbering="false" fo:text-indent="-0.952cm" style:punctuation-wrap="hanging" style:line-break="strict"/>
    </style:style>
    <style:style style:name="P13" style:family="paragraph">
      <style:paragraph-properties style:writing-mode="lr-tb"/>
    </style:style>
    <style:style style:name="P14" style:family="paragraph">
      <style:paragraph-properties fo:margin-left="0cm" fo:margin-right="0cm" fo:line-height="100%" text:enable-numbering="false" fo:text-indent="0cm" style:punctuation-wrap="simple" style:line-break="normal"/>
    </style:style>
    <style:style style:name="P15" style:family="paragraph">
      <style:paragraph-properties fo:text-align="center" style:writing-mode="lr-tb"/>
      <style:text-properties fo:font-size="24pt"/>
    </style:style>
    <style:style style:name="P16" style:family="paragraph">
      <style:paragraph-properties fo:margin-left="0.952cm" fo:margin-right="0cm" fo:margin-top="0.211cm" fo:margin-bottom="0cm" text:enable-numbering="true" fo:text-indent="-0.952cm"/>
    </style:style>
    <style:style style:name="P17" style:family="paragraph">
      <style:paragraph-properties fo:margin-left="2.063cm" fo:margin-right="0cm" fo:margin-top="0.176cm" fo:margin-bottom="0cm" text:enable-numbering="true" fo:text-indent="-0.793cm"/>
    </style:style>
    <style:style style:name="P18" style:family="paragraph">
      <style:paragraph-properties fo:margin-left="0cm" fo:margin-right="0cm" fo:line-height="100%"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left="0cm" fo:margin-right="0cm" fo:margin-top="0.158cm" fo:margin-bottom="0cm" fo:line-height="80%" text:enable-numbering="false" fo:text-indent="0cm" style:punctuation-wrap="simple" style:line-break="normal"/>
    </style:style>
    <style:style style:name="P20" style:family="paragraph">
      <style:paragraph-properties fo:margin-left="1.27cm" fo:margin-right="0cm" fo:margin-top="0.158cm" fo:margin-bottom="0cm" fo:line-height="80%" fo:text-align="start" text:enable-numbering="false" fo:text-indent="0cm" style:punctuation-wrap="simple" style:line-break="normal" style:writing-mode="lr-tb"/>
    </style:style>
    <style:style style:name="P21" style:family="paragraph">
      <style:paragraph-properties fo:margin-left="1.058cm" fo:margin-right="0cm" fo:margin-top="0.211cm" fo:margin-bottom="0cm" text:enable-numbering="true" fo:text-indent="-1.058cm"/>
    </style:style>
    <style:style style:name="P22" style:family="paragraph">
      <style:paragraph-properties fo:margin-left="1.058cm" fo:margin-right="0cm" fo:margin-top="0.211cm" fo:margin-bottom="0cm" text:enable-numbering="false" fo:text-indent="-1.058cm"/>
    </style:style>
    <style:style style:name="P23" style:family="paragraph">
      <style:paragraph-properties fo:margin-left="2.222cm" fo:margin-right="0cm" fo:margin-top="0.211cm" fo:margin-bottom="0cm" text:enable-numbering="true" fo:text-indent="-0.952cm"/>
    </style:style>
    <style:style style:name="P24" style:family="paragraph">
      <style:paragraph-properties fo:margin-left="0.952cm" fo:margin-right="0cm" fo:margin-top="0.246cm" fo:margin-bottom="0cm" text:enable-numbering="true" fo:text-indent="-0.952cm"/>
    </style:style>
    <style:style style:name="P25" style:family="paragraph">
      <style:paragraph-properties fo:margin-left="2.063cm" fo:margin-right="0cm" fo:margin-top="0.211cm" fo:margin-bottom="0cm" text:enable-numbering="true" fo:text-indent="-0.793cm"/>
    </style:style>
    <style:style style:name="P26" style:family="paragraph">
      <style:paragraph-properties fo:margin-left="1.27cm" fo:margin-right="0cm" fo:margin-top="0.211cm" fo:margin-bottom="0cm" text:enable-numbering="true" fo:text-indent="-1.27cm"/>
    </style:style>
    <style:style style:name="P27" style:family="paragraph">
      <style:paragraph-properties fo:margin-left="2.328cm" fo:margin-right="0cm" fo:margin-top="0.176cm" fo:margin-bottom="0cm" text:enable-numbering="true" fo:text-indent="-1.058cm"/>
    </style:style>
    <style:style style:name="P28" style:family="paragraph">
      <style:paragraph-properties fo:margin-left="0cm" fo:margin-right="0cm" fo:line-height="100%" text:enable-numbering="false" fo:text-indent="0cm" style:punctuation-wrap="simple" style:line-break="normal" style:writing-mode="lr-tb"/>
    </style:style>
    <style:style style:name="P29" style:family="paragraph">
      <style:paragraph-properties fo:margin-left="0.952cm" fo:margin-right="0cm" fo:margin-top="0.211cm" fo:margin-bottom="0cm" fo:line-height="100%" text:enable-numbering="true" fo:text-indent="-0.952cm"/>
    </style:style>
    <style:style style:name="P30" style:family="paragraph">
      <style:paragraph-properties fo:margin-left="2.063cm" fo:margin-right="0cm" fo:margin-top="0.176cm" fo:margin-bottom="0cm" fo:line-height="100%" text:enable-numbering="true" fo:text-indent="-0.793cm"/>
    </style:style>
    <style:style style:name="P31" style:family="paragraph">
      <style:paragraph-properties fo:margin-left="2.063cm" fo:margin-right="0cm" fo:margin-top="0.176cm" fo:margin-bottom="0cm" fo:line-height="100%" text:enable-numbering="false" fo:text-indent="-0.793cm"/>
    </style:style>
    <style:style style:name="P32"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952cm" fo:margin-right="0cm" fo:margin-top="0.246cm" fo:margin-bottom="0cm" fo:line-height="100%" text:enable-numbering="true" fo:text-indent="-0.952cm"/>
    </style:style>
    <style:style style:name="P34" style:family="paragraph">
      <style:paragraph-properties fo:margin-left="2.063cm" fo:margin-right="0cm" fo:margin-top="0.211cm" fo:margin-bottom="0cm" fo:line-height="100%" text:enable-numbering="true" fo:text-indent="-0.793cm"/>
    </style:style>
    <style:style style:name="P35" style:family="paragraph">
      <style:paragraph-properties fo:margin-left="2.063cm" fo:margin-right="0cm" fo:margin-top="0.211cm" fo:margin-bottom="0cm" fo:line-height="100%" text:enable-numbering="false" fo:text-indent="-0.793cm"/>
    </style:style>
    <style:style style:name="P36" style:family="paragraph">
      <style:paragraph-properties fo:margin-left="2.063cm" fo:margin-right="0cm" fo:margin-top="0.246cm" fo:margin-bottom="0cm" fo:line-height="100%" text:enable-numbering="false" fo:text-indent="-0.793cm"/>
    </style:style>
    <style:style style:name="P37" style:family="paragraph">
      <style:paragraph-properties fo:margin-left="0.952cm" fo:margin-right="0cm" fo:margin-top="0.211cm" fo:margin-bottom="0cm" text:enable-numbering="false" fo:text-indent="-0.952cm"/>
    </style:style>
    <style:style style:name="P38" style:family="paragraph">
      <style:paragraph-properties fo:margin-left="2.063cm" fo:margin-right="0cm" fo:margin-top="0.176cm" fo:margin-bottom="0cm" text:enable-numbering="false" fo:text-indent="-0.793cm"/>
    </style:style>
    <style:style style:name="P39" style:family="paragraph">
      <style:paragraph-properties fo:margin-left="0.952cm" fo:margin-right="0cm" fo:margin-top="0.246cm" fo:margin-bottom="0cm" fo:line-height="90%" text:enable-numbering="false" fo:text-indent="-0.952cm"/>
    </style:style>
    <style:style style:name="P40" style:family="paragraph">
      <style:paragraph-properties fo:margin-left="0.952cm" fo:margin-right="0cm" fo:margin-top="0.176cm" fo:margin-bottom="0cm" fo:line-height="90%"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1" style:family="paragraph">
      <style:paragraph-properties fo:margin-left="0cm" fo:margin-right="0cm" fo:line-height="100%" text:enable-numbering="false" fo:text-indent="0cm"/>
    </style:style>
    <style:style style:name="P42" style:family="paragraph">
      <style:paragraph-properties fo:margin-left="2.063cm" fo:margin-right="0cm" text:enable-numbering="true" fo:text-indent="-0.793cm"/>
    </style:style>
    <style:style style:name="P43" style:family="paragraph">
      <style:paragraph-properties fo:margin-left="3.175cm" fo:margin-right="0cm" fo:margin-top="0.158cm" fo:margin-bottom="0cm" text:enable-numbering="true" fo:text-indent="-0.635cm"/>
    </style:style>
    <style:style style:name="P44" style:family="paragraph">
      <style:paragraph-properties fo:margin-left="2.222cm" fo:margin-right="0cm" fo:margin-top="0.176cm" fo:margin-bottom="0cm" text:enable-numbering="true" fo:text-indent="-0.952cm"/>
    </style:style>
    <style:style style:name="P45" style:family="paragraph">
      <style:paragraph-properties fo:margin-left="0cm" fo:margin-right="0cm" fo:text-align="center" text:enable-numbering="false" fo:text-indent="0cm" style:punctuation-wrap="simple" style:line-break="normal"/>
    </style:style>
    <style:style style:name="T1" style:family="text">
      <style:text-properties fo:color="#1e481f" fo:font-size="36pt" fo:language="en" fo:country="GB" style:font-size-asian="36pt" style:font-size-complex="36pt"/>
    </style:style>
    <style:style style:name="T2" style:family="text">
      <style:text-properties fo:language="en" fo:country="GB"/>
    </style:style>
    <style:style style:name="T3" style:family="text">
      <style:text-properties fo:language="en" fo:country="US"/>
    </style:style>
    <style:style style:name="T4" style:family="text">
      <style:text-properties fo:font-family="Arial" style:font-pitch="variable"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GB" fo:font-weight="bold" style:font-weight-asian="bold" style:font-weight-complex="bold"/>
    </style:style>
    <style:style style:name="T7" style:family="text">
      <style:text-properties fo:font-size="28pt" style:font-size-asian="28pt" style:font-size-complex="28pt"/>
    </style:style>
    <style:style style:name="T8" style:family="text">
      <style:text-properties fo:color="#7f0055"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9" style:family="text">
      <style:text-properties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0" style:family="text">
      <style:text-properties fo:color="#000099"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1" style:family="text">
      <style:text-properties fo:font-family="Arial" style:font-pitch="variable" fo:font-size="16pt" fo:language="en" fo:country="US" fo:font-style="italic" style:font-family-asian="'ＭＳ Ｐゴシック'" style:font-family-generic-asian="modern" style:font-pitch-asian="variable" style:font-size-asian="16pt" style:font-style-asian="italic" style:font-family-complex="'ＭＳ Ｐゴシック'" style:font-family-generic-complex="modern" style:font-pitch-complex="variable" style:font-size-complex="16pt" style:font-style-complex="italic"/>
    </style:style>
    <style:style style:name="T12" style:family="text">
      <style:text-properties fo:color="#3f7f7f"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3" style:family="text">
      <style:text-properties fo:color="#7f0055" fo:font-family="Arial" style:font-pitch="variable" fo:font-size="16pt" fo:language="en" fo:country="US" fo:font-weight="bold" style:font-family-asian="'ＭＳ Ｐゴシック'" style:font-family-generic-asian="modern" style:font-pitch-asian="variable" style:font-size-asian="16pt" style:font-weight-asian="bold" style:font-family-complex="'ＭＳ Ｐゴシック'" style:font-family-generic-complex="modern" style:font-pitch-complex="variable" style:font-size-complex="16pt" style:font-weight-complex="bold"/>
    </style:style>
    <style:style style:name="T14" style:family="text">
      <style:text-properties fo:font-family="Arial" style:font-pitch="variable" fo:font-size="16pt" fo:language="en" fo:country="US" fo:font-weight="bold" style:font-family-asian="'ＭＳ Ｐゴシック'" style:font-family-generic-asian="modern" style:font-pitch-asian="variable" style:font-size-asian="16pt" style:font-weight-asian="bold" style:font-family-complex="'ＭＳ Ｐゴシック'" style:font-family-generic-complex="modern" style:font-pitch-complex="variable" style:font-size-complex="16pt" style:font-weight-complex="bold"/>
    </style:style>
    <style:style style:name="T15" style:family="text">
      <style:text-properties fo:color="#c0c0c0"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6" style:family="text">
      <style:text-properties fo:color="#c0c0c0" fo:font-family="Arial" style:font-pitch="variable" fo:font-size="16pt" fo:language="en" fo:country="US" fo:font-weight="bold" style:font-family-asian="'ＭＳ Ｐゴシック'" style:font-family-generic-asian="modern" style:font-pitch-asian="variable" style:font-size-asian="16pt" style:font-weight-asian="bold" style:font-family-complex="'ＭＳ Ｐゴシック'" style:font-family-generic-complex="modern" style:font-pitch-complex="variable" style:font-size-complex="16pt" style:font-weight-complex="bold"/>
    </style:style>
    <style:style style:name="T17" style:family="text">
      <style:text-properties fo:color="#000099" fo:font-family="Arial" style:font-pitch="variable" fo:font-size="16pt" fo:language="en" fo:country="US" fo:font-weight="bold" style:font-family-asian="'ＭＳ Ｐゴシック'" style:font-family-generic-asian="modern" style:font-pitch-asian="variable" style:font-size-asian="16pt" style:font-weight-asian="bold" style:font-family-complex="'ＭＳ Ｐゴシック'" style:font-family-generic-complex="modern" style:font-pitch-complex="variable" style:font-size-complex="16pt" style:font-weight-complex="bold"/>
    </style:style>
    <style:style style:name="T18" style:family="text">
      <style:text-properties fo:color="#c0c0c0" fo:font-family="Arial" style:font-pitch="variable" fo:font-size="16pt" fo:language="en" fo:country="US" fo:font-style="italic" style:font-family-asian="'ＭＳ Ｐゴシック'" style:font-family-generic-asian="modern" style:font-pitch-asian="variable" style:font-size-asian="16pt" style:font-style-asian="italic" style:font-family-complex="'ＭＳ Ｐゴシック'" style:font-family-generic-complex="modern" style:font-pitch-complex="variable" style:font-size-complex="16pt" style:font-style-complex="italic"/>
    </style:style>
    <style:style style:name="T19" style:family="text">
      <style:text-properties fo:color="#660066" fo:font-family="Arial" style:font-pitch="variable" fo:font-size="16pt" fo:language="en" fo:country="US" fo:font-weight="bold" style:font-family-asian="'ＭＳ Ｐゴシック'" style:font-family-generic-asian="modern" style:font-pitch-asian="variable" style:font-size-asian="16pt" style:font-weight-asian="bold" style:font-family-complex="'ＭＳ Ｐゴシック'" style:font-family-generic-complex="modern" style:font-pitch-complex="variable" style:font-size-complex="16pt" style:font-weight-complex="bold"/>
    </style:style>
    <style:style style:name="T20" style:family="text">
      <style:text-properties fo:font-family="Arial" style:font-pitch="variable" fo:font-size="20pt" style:font-size-asian="20pt" style:font-size-complex="20pt"/>
    </style:style>
    <style:style style:name="T21" style:family="text">
      <style:text-properties fo:font-family="Arial" style:font-pitch="variable" fo:language="en" fo:country="US" fo:font-weight="bold" style:font-weight-asian="bold" style:font-weight-complex="bold"/>
    </style:style>
    <style:style style:name="T22" style:family="text">
      <style:text-properties fo:color="#7f0055" fo:font-family="Arial" style:font-pitch="variable" fo:font-size="24pt" fo:language="en" fo:country="US" style:font-size-asian="24pt" style:font-size-complex="24pt"/>
    </style:style>
    <style:style style:name="T23" style:family="text">
      <style:text-properties fo:font-family="Arial" style:font-pitch="variable" fo:font-size="24pt" fo:language="en" fo:country="US" style:font-size-asian="24pt" style:font-size-complex="24pt"/>
    </style:style>
    <style:style style:name="T24" style:family="text">
      <style:text-properties fo:color="#0000c0" fo:font-family="Arial" style:font-pitch="variable" fo:font-size="24pt" fo:language="en" fo:country="US" style:font-size-asian="24pt" style:font-size-complex="24pt"/>
    </style:style>
    <style:style style:name="T25" style:family="text">
      <style:text-properties fo:color="#427531" fo:font-family="Arial" style:font-pitch="variable" fo:font-size="24pt" fo:font-weight="bold" style:font-size-asian="24pt" style:font-weight-asian="bold" style:font-size-complex="24pt" style:font-weight-complex="bold"/>
    </style:style>
    <style:style style:name="T26" style:family="text">
      <style:text-properties fo:font-size="28pt" fo:language="en" fo:country="US" style:font-size-asian="28pt" style:font-size-complex="28pt"/>
    </style:style>
    <style:style style:name="T27" style:family="text">
      <style:text-properties fo:color="#7f0055" fo:font-family="Arial" style:font-pitch="variable" fo:language="en" fo:country="US"/>
    </style:style>
    <style:style style:name="T28" style:family="text">
      <style:text-properties fo:color="#3f7f7f" fo:font-family="Arial" style:font-pitch="variable" fo:language="en" fo:country="US"/>
    </style:style>
    <style:style style:name="T29" style:family="text">
      <style:text-properties fo:color="#000000" fo:font-family="Arial" style:font-pitch="variable" fo:language="en" fo:country="US"/>
    </style:style>
    <style:style style:name="T30" style:family="text">
      <style:text-properties fo:color="#000000" style:text-line-through-style="none" style:text-position="0% 100%" fo:font-family="Arial"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31" style:family="text">
      <style:text-properties fo:font-size="24pt" fo:language="en" fo:country="US" style:font-size-asian="24pt" style:font-size-complex="24pt"/>
    </style:style>
    <style:style style:name="T32" style:family="text">
      <style:text-properties fo:font-family="Arial" style:font-pitch="variable" fo:font-size="20pt" fo:language="en" fo:country="US" style:font-size-asian="20pt" style:font-size-complex="20pt"/>
    </style:style>
    <style:style style:name="T33" style:family="text">
      <style:text-properties fo:color="#7f0055" fo:font-family="Arial" style:font-pitch="variable" fo:font-size="20pt" fo:language="en" fo:country="US" style:font-size-asian="20pt" style:font-size-complex="20pt"/>
    </style:style>
    <style:style style:name="T34" style:family="text">
      <style:text-properties fo:font-size="24pt" style:font-size-asian="24pt" style:font-size-complex="24pt"/>
    </style:style>
    <style:style style:name="T35" style:family="text">
      <style:text-properties fo:color="#660066" fo:font-size="28pt" fo:font-weight="bold" style:font-size-asian="28pt" style:font-weight-asian="bold" style:font-size-complex="28pt" style:font-weight-complex="bold"/>
    </style:style>
    <style:style style:name="T36" style:family="text">
      <style:text-properties fo:color="#0000c0" fo:font-family="Arial" style:font-pitch="variable" fo:font-size="20pt" fo:language="en" fo:country="US" style:font-size-asian="20pt" style:font-size-complex="20pt"/>
    </style:style>
    <style:style style:name="T37" style:family="text">
      <style:text-properties fo:color="#000099" fo:font-family="Arial" style:font-pitch="variable" fo:font-size="20pt" fo:language="en" fo:country="US" style:font-size-asian="20pt" style:font-size-complex="20pt"/>
    </style:style>
    <style:style style:name="T38" style:family="text">
      <style:text-properties fo:color="#0000c0" fo:font-family="Arial" style:font-pitch="variable" fo:language="en" fo:country="US"/>
    </style:style>
    <style:style style:name="T39" style:family="text">
      <style:text-properties fo:font-family="Arial" style:font-pitch="variable"/>
    </style:style>
    <style:style style:name="T40" style:family="text">
      <style:text-properties fo:font-family="Arial" style:font-pitch="variable" fo:font-size="28pt" fo:language="en" fo:country="US" style:font-size-asian="28pt" style:font-size-complex="28pt"/>
    </style:style>
    <style:style style:name="T41" style:family="text">
      <style:text-properties fo:color="#000000" fo:font-family="Arial" style:font-pitch="variable" fo:font-size="20pt" fo:language="en" fo:country="US" style:font-size-asian="20pt" style:font-size-complex="20pt"/>
    </style:style>
    <style:style style:name="T42" style:family="text">
      <style:text-properties fo:color="#2300dc" fo:font-family="Arial" style:font-pitch="variable" fo:font-size="20pt" fo:language="en" fo:country="US" style:font-size-asian="20pt" style:font-size-complex="20pt"/>
    </style:style>
    <style:style style:name="T43" style:family="text">
      <style:text-properties fo:color="#7f0055" fo:font-family="Arial" style:font-pitch="variable" fo:font-size="20pt" style:font-size-asian="20pt" style:font-size-complex="20pt"/>
    </style:style>
    <style:style style:name="T44" style:family="text">
      <style:text-properties fo:color="#7f0055" fo:font-family="Arial" style:font-pitch="variable"/>
    </style:style>
    <style:style style:name="T45" style:family="text">
      <style:text-properties fo:color="#0000c0" fo:font-family="Arial" style:font-pitch="variable"/>
    </style:style>
    <style:style style:name="T46" style:family="text">
      <style:text-properties fo:font-size="28pt" fo:font-style="italic" style:font-size-asian="28pt" style:font-style-asian="italic" style:font-size-complex="28pt" style:font-style-complex="italic"/>
    </style:style>
    <style:style style:name="T47" style:family="text">
      <style:text-properties fo:font-family="Arial" style:font-pitch="variable" fo:font-size="20pt" fo:font-weight="bold" style:font-size-asian="20pt" style:font-weight-asian="bold" style:font-size-complex="20pt" style:font-weight-complex="bold"/>
    </style:style>
    <style:style style:name="T48" style:family="text">
      <style:text-properties fo:color="#0000c0" fo:font-family="Arial" style:font-pitch="variable" fo:font-size="20pt" style:font-size-asian="20pt" style:font-size-complex="20pt"/>
    </style:style>
    <style:style style:name="T49" style:family="text">
      <style:text-properties fo:language="en" fo:country="US" fo:font-style="italic" style:font-style-asian="italic" style:font-style-complex="italic"/>
    </style:style>
    <style:style style:name="T50" style:family="text">
      <style:text-properties fo:color="#0000c0" fo:font-family="Arial" style:font-pitch="variable" fo:font-size="18pt" fo:language="en" fo:country="US" style:font-size-asian="18pt" style:font-size-complex="18pt"/>
    </style:style>
    <style:style style:name="T51" style:family="text">
      <style:text-properties fo:font-family="Arial" style:font-pitch="variable" fo:font-size="18pt" fo:language="en" fo:country="US" style:font-size-asian="18pt" style:font-size-complex="18pt"/>
    </style:style>
    <style:style style:name="T52" style:family="text">
      <style:text-properties fo:color="#000099" fo:font-family="Arial" style:font-pitch="variable" fo:language="en" fo:country="US"/>
    </style:style>
    <style:style style:name="T53" style:family="text">
      <style:text-properties fo:color="#000000" fo:font-family="Arial" style:font-pitch="variable" fo:language="en" fo:country="US" fo:font-weight="bold" style:font-weight-asian="bold" style:font-weight-complex="bold"/>
    </style:style>
    <style:style style:name="T54" style:family="text">
      <style:text-properties fo:language="en" fo:country="US" fo:font-style="italic"/>
    </style:style>
    <style:style style:name="T55" style:family="text">
      <style:text-properties fo:language="en" fo:country="US" fo:font-style="normal" fo:font-weight="normal"/>
    </style:style>
    <style:style style:name="T56" style:family="text">
      <style:text-properties fo:font-size="28pt" fo:language="en" fo:country="GB" style:font-size-asian="28pt" style:font-size-complex="28pt"/>
    </style:style>
    <style:style style:name="T57" style:family="text">
      <style:text-properties fo:font-size="10pt" fo:language="en" fo:country="US" fo:font-weight="bold" style:font-size-asian="10pt" style:font-weight-asian="bold" style:font-size-complex="10pt" style:font-weight-complex="bold"/>
    </style:style>
    <style:style style:name="T58" style:family="text">
      <style:text-properties fo:font-size="10pt" fo:font-weight="bold" style:font-size-asian="10pt" style:font-weight-asian="bold" style:font-size-complex="10pt" style:font-weight-complex="bold"/>
    </style:style>
    <style:style style:name="T59" style:family="text">
      <style:text-properties fo:color="#1e481f" fo:font-size="36pt" style:font-size-asian="36pt" style:font-size-complex="36pt"/>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text-properties fo:font-family="Arial" style:font-family-generic="swiss" style:font-pitch="variable" fo:color="#7f0055"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3f7f7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1.058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952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1.058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1.05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Introduction to Spring JDBC"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Introduction to Spring JDBC</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Simplifying JDBC-based data access with Spring JDBC</text:p>
          </draw:text-box>
        </draw:frame>
        <presentation:notes draw:style-name="dp2">
          <draw:page-thumbnail draw:layer="layout" svg:width="13.335cm" svg:height="10.001cm" svg:x="3.493cm" svg:y="2.002cm" draw:page-number="1"/>
          <draw:frame presentation:style-name="pr3" draw:text-style-name="P4" draw:layer="layout" svg:width="16.254cm" svg:height="12.001cm" svg:x="2.033cm" svg:y="12.668cm" presentation:class="notes" presentation:placeholder="true">
            <draw:text-box/>
          </draw:frame>
        </presentation:notes>
      </draw:page>
      <draw:page draw:name="Topics in this Session"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Topics in this Session</text:span></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6"><text:span text:style-name="T2">Problems with traditional JDBC</text:span></text:p>
              </text:list-item>
            </text:list>
            <text:list text:style-name="L3">
              <text:list-item>
                <text:list>
                  <text:list-item>
                    <text:p text:style-name="P7"><text:span text:style-name="T2">Results in redundant, error prone code</text:span></text:p>
                  </text:list-item>
                </text:list>
              </text:list-item>
            </text:list>
            <text:list text:style-name="L3">
              <text:list-item>
                <text:list>
                  <text:list-item>
                    <text:p text:style-name="P7"><text:span text:style-name="T2">Leads to poor exception handling</text:span></text:p>
                  </text:list-item>
                </text:list>
              </text:list-item>
            </text:list>
            <text:list text:style-name="L3">
              <text:list-item>
                <text:p text:style-name="P6"><text:span text:style-name="T2">Spring’s</text:span><text:span text:style-name="T3"> </text:span><text:span text:style-name="T4">JdbcTemplate</text:span></text:p>
              </text:list-item>
            </text:list>
            <text:list text:style-name="L3">
              <text:list-item>
                <text:list>
                  <text:list-item>
                    <text:p text:style-name="P7"><text:span text:style-name="T3">Configuration</text:span></text:p>
                  </text:list-item>
                </text:list>
              </text:list-item>
            </text:list>
            <text:list text:style-name="L3">
              <text:list-item>
                <text:list>
                  <text:list-item>
                    <text:p text:style-name="P7"><text:span text:style-name="T3">Query execution</text:span></text:p>
                  </text:list-item>
                </text:list>
              </text:list-item>
            </text:list>
            <text:list text:style-name="L3">
              <text:list-item>
                <text:list>
                  <text:list-item>
                    <text:p text:style-name="P7"><text:span text:style-name="T3">Working with result sets</text:span></text:p>
                  </text:list-item>
                </text:list>
              </text:list-item>
            </text:list>
            <text:list text:style-name="L3">
              <text:list-item>
                <text:list>
                  <text:list-item>
                    <text:p text:style-name="P7"><text:span text:style-name="T3">Exception handling</text:span></text:p>
                  </text:list-item>
                </text:list>
              </text:list-item>
            </text:list>
            <text:list text:style-name="L3">
              <text:list-item>
                <text:p text:style-name="P8"><text:span text:style-name="T3"/></text:p>
              </text:list-item>
            </text:list>
          </draw:text-box>
        </draw:frame>
        <presentation:notes draw:style-name="dp2">
          <draw:page-thumbnail draw:layer="layout" svg:width="13.335cm" svg:height="10.001cm" svg:x="3.493cm" svg:y="2.002cm" draw:page-number="2"/>
          <draw:frame presentation:style-name="pr6" draw:text-style-name="P2" draw:layer="layout" svg:width="16.254cm" svg:height="22.389cm" svg:x="2.033cm" svg:y="12.668cm" presentation:class="notes" presentation:user-transformed="true">
            <draw:text-box>
              <text:list text:style-name="L4">
                <text:list-item>
                  <text:p text:style-name="P10"><text:span text:style-name="T5">Description of theory presented in “Introduction to Spring JDBC”</text:span></text:p>
                </text:list-item>
              </text:list>
              <text:list text:style-name="L4">
                <text:list-item>
                  <text:p text:style-name="P10"><text:span text:style-name="T3">This module introduces the JdbcTemplate. It begins by showing an example of raw JDBC API usage. Then, it reviews the problems with that approach. First, duplication of generic code is redundant, error prone, and obscures the intent. Second, SQLExceptions are typically fatal, and therefore the developer should not be forced to catch them. In addition, by forcing developers to deal with vendor-specific codes only, the SQLException represents a leak in the JDBC abstraction.</text:span></text:p>
                </text:list-item>
              </text:list>
              <text:list text:style-name="L4">
                <text:list-item>
                  <text:p text:style-name="P10"><text:span text:style-name="T3"/></text:p>
                </text:list-item>
              </text:list>
              <text:list text:style-name="L4">
                <text:list-item>
                  <text:p text:style-name="P10"><text:span text:style-name="T3">Next, the JdbcTemplate is introduced to demonstrate how it simplifies data access and enforces consistency at the same time. Spring’s exception hierarchy was already introduced in the “Introduction to Data Access with Spring” module. Reiterate that it provides consistent, meaningful exceptions that the developer may choose to catch but normally will propagate (NOTE: customization of Spring’s exception translation need not be discussed here). </text:span></text:p>
                </text:list-item>
              </text:list>
              <text:list text:style-name="L4">
                <text:list-item>
                  <text:p text:style-name="P10"><text:span text:style-name="T3"/></text:p>
                </text:list-item>
              </text:list>
              <text:list text:style-name="L4">
                <text:list-item>
                  <text:p text:style-name="P10"><text:span text:style-name="T3">The rest of the module shows examples of the various “basic” query methods including simply types (int and String), generic queries (Map and List of Maps), object queries (using the RowMapper callback for a single item result and for a Collection), and finally an example of performing an update and insert.</text:span></text:p>
                </text:list-item>
              </text:list>
              <text:list text:style-name="L4">
                <text:list-item>
                  <text:p text:style-name="P10"><text:span text:style-name="T3"/></text:p>
                </text:list-item>
              </text:list>
              <text:list text:style-name="L5">
                <text:list-item>
                  <text:p text:style-name="P10"><text:span text:style-name="T3">Recommended presentation time:</text:span></text:p>
                </text:list-item>
              </text:list>
              <text:list text:style-name="L5">
                <text:list-item>
                  <text:p text:style-name="P11"><text:span text:style-name="T3">1 hour (not including lab)</text:span></text:p>
                </text:list-item>
              </text:list>
              <text:list text:style-name="L5">
                <text:list-item>
                  <text:p text:style-name="P10"><text:span text:style-name="T3"/></text:p>
                </text:list-item>
              </text:list>
              <text:list text:style-name="L5">
                <text:list-item>
                  <text:p text:style-name="P10"><text:span text:style-name="T3">What will students have learnt after this module?</text:span></text:p>
                </text:list-item>
              </text:list>
              <text:list text:style-name="L5">
                <text:list-item>
                  <text:p text:style-name="P11"><text:span text:style-name="T3">How to use JdbcTemplate for queries and updates</text:span></text:p>
                </text:list-item>
              </text:list>
              <text:list text:style-name="L5">
                <text:list-item>
                  <text:p text:style-name="P11"><text:span text:style-name="T3">Why using the JdbcTemplate is preferable to using JDBC directly.</text:span></text:p>
                </text:list-item>
              </text:list>
              <text:list text:style-name="L5">
                <text:list-item>
                  <text:p text:style-name="P10"><text:span text:style-name="T3"/></text:p>
                </text:list-item>
              </text:list>
              <text:list text:style-name="L5">
                <text:list-item>
                  <text:p text:style-name="P10"><text:span text:style-name="T3">What are prerequisites?</text:span></text:p>
                </text:list-item>
              </text:list>
              <text:list text:style-name="L5">
                <text:list-item>
                  <text:p text:style-name="P11"><text:span text:style-name="T3">At least the “Inversion of Control” module</text:span></text:p>
                </text:list-item>
              </text:list>
              <text:list text:style-name="L5">
                <text:list-item>
                  <text:p text:style-name="P11"><text:span text:style-name="T3">“</text:span><text:span text:style-name="T3">Introduction to Data Access with Spring” module or equivalent experience</text:span></text:p>
                </text:list-item>
              </text:list>
              <text:list text:style-name="L5">
                <text:list-item>
                  <text:p text:style-name="P10"><text:span text:style-name="T3"/></text:p>
                </text:list-item>
              </text:list>
              <text:list text:style-name="L5">
                <text:list-item>
                  <text:p text:style-name="P10"><text:span text:style-name="T3">Suggested discussions, required reading, et cetera:</text:span></text:p>
                </text:list-item>
              </text:list>
              <text:list text:style-name="L5">
                <text:list-item>
                  <text:p text:style-name="P11"><text:span text:style-name="T3">The main theme: JdbcTemplate simplifies data access and enforces consistency</text:span></text:p>
                </text:list-item>
              </text:list>
              <text:list text:style-name="L5">
                <text:list-item>
                  <text:p text:style-name="P11"><text:span text:style-name="T3">While there are good reasons to use JDBC, it is not a good idea to use the JDBC API directly</text:span></text:p>
                </text:list-item>
              </text:list>
              <text:list text:style-name="L5">
                <text:list-item>
                  <text:p text:style-name="P11"><text:span text:style-name="T3">Exceptions that occur in data access are normally fatal – and therefore should not be checked Exceptions </text:span></text:p>
                </text:list-item>
              </text:list>
              <text:list text:style-name="L5">
                <text:list-item>
                  <text:p text:style-name="P10"><text:span text:style-name="T3"><text:s text:c="5"/></text:span><text:span text:style-name="T3">(make sure the distinction between checked and unchecked Exceptions is clear)</text:span></text:p>
                </text:list-item>
              </text:list>
              <text:list text:style-name="L4">
                <text:list-item>
                  <text:p text:style-name="P10"><text:span text:style-name="T3"/></text:p>
                </text:list-item>
              </text:list>
            </draw:text-box>
          </draw:frame>
        </presentation:notes>
      </draw:page>
      <draw:page draw:name="page3"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Topics in this Session</text:span></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6"><text:span text:style-name="T6">Problems with traditional JDBC</text:span></text:p>
              </text:list-item>
            </text:list>
            <text:list text:style-name="L3">
              <text:list-item>
                <text:list>
                  <text:list-item>
                    <text:p text:style-name="P7"><text:span text:style-name="T2">Results in redundant, error prone code</text:span></text:p>
                  </text:list-item>
                </text:list>
              </text:list-item>
            </text:list>
            <text:list text:style-name="L3">
              <text:list-item>
                <text:list>
                  <text:list-item>
                    <text:p text:style-name="P7"><text:span text:style-name="T2">Leads to poor exception handling</text:span></text:p>
                  </text:list-item>
                </text:list>
              </text:list-item>
            </text:list>
            <text:list text:style-name="L3">
              <text:list-item>
                <text:p text:style-name="P6"><text:span text:style-name="T2">Spring’s</text:span><text:span text:style-name="T3"> </text:span><text:span text:style-name="T4">JdbcTemplate</text:span></text:p>
              </text:list-item>
            </text:list>
            <text:list text:style-name="L3">
              <text:list-item>
                <text:list>
                  <text:list-item>
                    <text:p text:style-name="P7"><text:span text:style-name="T3">Configuration</text:span></text:p>
                  </text:list-item>
                </text:list>
              </text:list-item>
            </text:list>
            <text:list text:style-name="L3">
              <text:list-item>
                <text:list>
                  <text:list-item>
                    <text:p text:style-name="P7"><text:span text:style-name="T3">Query execution</text:span></text:p>
                  </text:list-item>
                </text:list>
              </text:list-item>
            </text:list>
            <text:list text:style-name="L3">
              <text:list-item>
                <text:list>
                  <text:list-item>
                    <text:p text:style-name="P7"><text:span text:style-name="T3">Working with result sets</text:span></text:p>
                  </text:list-item>
                </text:list>
              </text:list-item>
            </text:list>
            <text:list text:style-name="L3">
              <text:list-item>
                <text:list>
                  <text:list-item>
                    <text:p text:style-name="P7"><text:span text:style-name="T3">Exception handling</text:span></text:p>
                  </text:list-item>
                </text:list>
              </text:list-item>
            </text:list>
          </draw:text-box>
        </draw:frame>
        <presentation:notes draw:style-name="dp2">
          <draw:page-thumbnail draw:layer="layout" svg:width="13.335cm" svg:height="10.001cm" svg:x="3.493cm" svg:y="2.002cm" draw:page-number="3"/>
          <draw:frame presentation:style-name="pr7" draw:text-style-name="P4" draw:layer="layout" svg:width="16.254cm" svg:height="12.001cm" svg:x="2.033cm" svg:y="12.668cm" presentation:class="notes" presentation:placeholder="true">
            <draw:text-box/>
          </draw:frame>
        </presentation:notes>
      </draw:page>
      <draw:page draw:name="Redundant, Error Prone Code" draw:style-name="dp3" draw:master-page-name="Default" presentation:presentation-page-layout-name="AL2T1">
        <office:forms form:automatic-focus="false" form:apply-design-mode="false"/>
        <draw:frame presentation:style-name="pr8" draw:text-style-name="P2" draw:layer="layout" svg:width="21.59cm" svg:height="1.694cm" svg:x="0.847cm" svg:y="-0.001cm" presentation:class="title" presentation:user-transformed="true">
          <draw:text-box>
            <text:p text:style-name="P5"><text:span text:style-name="T7">Redundant, Error Prone Code</text:span></text:p>
          </draw:text-box>
        </draw:frame>
        <draw:custom-shape draw:style-name="gr1" draw:text-style-name="P13" draw:layer="layout" svg:width="22.648cm" svg:height="16.087cm" svg:x="1.27cm" svg:y="2.54cm">
          <text:p text:style-name="P12"><text:span text:style-name="T8">public</text:span><text:span text:style-name="T9"> List findByLastName(String lastName) {</text:span></text:p>
          <text:p text:style-name="P12"><text:span text:style-name="T9"><text:s text:c="3"/></text:span><text:span text:style-name="T9">List personList = </text:span><text:span text:style-name="T8">new</text:span><text:span text:style-name="T9"> ArrayList();</text:span></text:p>
          <text:p text:style-name="P12"><text:span text:style-name="T9"><text:s text:c="3"/></text:span><text:span text:style-name="T9">Connection conn = </text:span><text:span text:style-name="T8">null</text:span><text:span text:style-name="T9">;</text:span></text:p>
          <text:p text:style-name="P12"><text:span text:style-name="T9"><text:s text:c="3"/></text:span><text:span text:style-name="T9">String sql = </text:span><text:span text:style-name="T10">“select first_name, age from PERSON where last_name=?“</text:span><text:span text:style-name="T9">;</text:span></text:p>
          <text:p text:style-name="P12"><text:span text:style-name="T9"><text:s text:c="3"/></text:span><text:span text:style-name="T8">try</text:span><text:span text:style-name="T9"> {</text:span></text:p>
          <text:p text:style-name="P12"><text:span text:style-name="T9"><text:s text:c="6"/></text:span><text:span text:style-name="T9">DataSource dataSource = DataSourceUtils.getDataSource();</text:span></text:p>
          <text:p text:style-name="P12"><text:span text:style-name="T9"><text:s text:c="6"/></text:span><text:span text:style-name="T9">conn = dataSource.</text:span><text:span text:style-name="T11">getConnection</text:span><text:span text:style-name="T9">();</text:span></text:p>
          <text:p text:style-name="P12"><text:span text:style-name="T9"><text:s text:c="6"/></text:span><text:span text:style-name="T9">PreparedStatement ps = conn.prepareStatement(sql);</text:span></text:p>
          <text:p text:style-name="P12"><text:span text:style-name="T9"><text:s text:c="6"/></text:span><text:span text:style-name="T9">ps.setString(1, lastName);</text:span></text:p>
          <text:p text:style-name="P12"><text:span text:style-name="T9"><text:s text:c="6"/></text:span><text:span text:style-name="T9">ResultSet rs = ps.executeQuery();</text:span></text:p>
          <text:p text:style-name="P12"><text:span text:style-name="T9"><text:s text:c="6"/></text:span><text:span text:style-name="T8">while</text:span><text:span text:style-name="T9"> (rs.next()) {</text:span></text:p>
          <text:p text:style-name="P12"><text:span text:style-name="T9"><text:s text:c="9"/></text:span><text:span text:style-name="T9">String firstName = rs.getString(</text:span><text:span text:style-name="T10">”first_name“</text:span><text:span text:style-name="T9">);</text:span></text:p>
          <text:p text:style-name="P12"><text:span text:style-name="T9"><text:s text:c="9"/></text:span><text:span text:style-name="T8">int</text:span><text:span text:style-name="T9"> age = rs.getInt(</text:span><text:span text:style-name="T10">“age”</text:span><text:span text:style-name="T9">);</text:span></text:p>
          <text:p text:style-name="P12"><text:span text:style-name="T9"><text:s text:c="9"/></text:span><text:span text:style-name="T9">personList.add(</text:span><text:span text:style-name="T8">new</text:span><text:span text:style-name="T9"> Person(firstName, lastName, age));</text:span></text:p>
          <text:p text:style-name="P12"><text:span text:style-name="T9"><text:s text:c="6"/></text:span><text:span text:style-name="T9">}</text:span></text:p>
          <text:p text:style-name="P12"><text:span text:style-name="T9"><text:s text:c="3"/></text:span><text:span text:style-name="T9">}</text:span><text:span text:style-name="T8"> catch</text:span><text:span text:style-name="T9"> (Exception e) { </text:span><text:span text:style-name="T12">/* ??? */</text:span><text:span text:style-name="T9"> }</text:span></text:p>
          <text:p text:style-name="P12"><text:span text:style-name="T9"><text:s text:c="3"/></text:span><text:span text:style-name="T8">finally </text:span><text:span text:style-name="T9">{</text:span></text:p>
          <text:p text:style-name="P12"><text:span text:style-name="T9"><text:s text:c="6"/></text:span><text:span text:style-name="T8">try</text:span><text:span text:style-name="T9"> {</text:span></text:p>
          <text:p text:style-name="P12"><text:span text:style-name="T9"><text:s text:c="9"/></text:span><text:span text:style-name="T9">conn.close();</text:span></text:p>
          <text:p text:style-name="P12"><text:span text:style-name="T9"><text:s text:c="6"/></text:span><text:span text:style-name="T9">} </text:span><text:span text:style-name="T8">catch</text:span><text:span text:style-name="T9"> (SQLException e) { </text:span><text:span text:style-name="T12">/* ??? */</text:span><text:span text:style-name="T9"> }</text:span></text:p>
          <text:p text:style-name="P12"><text:span text:style-name="T9"><text:s text:c="3"/></text:span><text:span text:style-name="T9">}</text:span></text:p>
          <text:p text:style-name="P12"><text:span text:style-name="T9"><text:s text:c="3"/></text:span><text:span text:style-name="T8">return</text:span><text:span text:style-name="T9"> personList;</text:span></text:p>
          <text:p text:style-name="P12"><text:span text:style-name="T9">}</text:span></text:p>
          <text:p text:style-name="P12"><text:span text:style-name="T9"/></text:p>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4"/>
          <draw:frame presentation:style-name="pr7" draw:text-style-name="P4" draw:layer="layout" svg:width="16.254cm" svg:height="12.001cm" svg:x="2.033cm" svg:y="12.668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8" draw:text-style-name="P2" draw:layer="layout" svg:width="21.59cm" svg:height="1.694cm" svg:x="0.847cm" svg:y="-0.001cm" presentation:class="title" presentation:user-transformed="true">
          <draw:text-box>
            <text:p text:style-name="P5"><text:span text:style-name="T7">Redundant, Error Prone Code</text:span></text:p>
          </draw:text-box>
        </draw:frame>
        <draw:custom-shape draw:style-name="gr1" draw:text-style-name="P13" draw:layer="layout" svg:width="22.649cm" svg:height="15.663cm" svg:x="1.058cm" svg:y="2.54cm">
          <text:p text:style-name="P12"><text:span text:style-name="T13">public</text:span><text:span text:style-name="T14"> List findByLastName(String lastName) {</text:span></text:p>
          <text:p text:style-name="P12"><text:span text:style-name="T14"><text:s text:c="3"/></text:span><text:span text:style-name="T14">List personList = </text:span><text:span text:style-name="T13">new</text:span><text:span text:style-name="T14"> ArrayList();</text:span></text:p>
          <text:p text:style-name="P12"><text:span text:style-name="T9"><text:s text:c="3"/></text:span><text:span text:style-name="T15">Connection conn = </text:span><text:span text:style-name="T16">null</text:span><text:span text:style-name="T15">;</text:span></text:p>
          <text:p text:style-name="P12"><text:span text:style-name="T9"><text:s text:c="3"/></text:span><text:span text:style-name="T14">String sql = </text:span><text:span text:style-name="T17">"select first_name, age from PERSON where last_name=?"</text:span><text:span text:style-name="T14">;</text:span></text:p>
          <text:p text:style-name="P12"><text:span text:style-name="T14"><text:s text:c="3"/></text:span><text:span text:style-name="T16">try</text:span><text:span text:style-name="T15"> {</text:span></text:p>
          <text:p text:style-name="P12"><text:span text:style-name="T15"><text:s text:c="6"/></text:span><text:span text:style-name="T15">DataSource dataSource = DataSourceUtils.getDataSource();</text:span></text:p>
          <text:p text:style-name="P12"><text:span text:style-name="T15"><text:s text:c="6"/></text:span><text:span text:style-name="T15">conn = dataSource.</text:span><text:span text:style-name="T18">getConnection</text:span><text:span text:style-name="T15">();</text:span></text:p>
          <text:p text:style-name="P12"><text:span text:style-name="T15"><text:s text:c="6"/></text:span><text:span text:style-name="T15">PreparedStatement ps = conn.prepareStatement(sql);</text:span></text:p>
          <text:p text:style-name="P12"><text:span text:style-name="T15"><text:s text:c="6"/></text:span><text:span text:style-name="T15">ps.setString(1, lastName);</text:span></text:p>
          <text:p text:style-name="P12"><text:span text:style-name="T15"><text:s text:c="6"/></text:span><text:span text:style-name="T15">ResultSet rs = ps.executeQuery();</text:span></text:p>
          <text:p text:style-name="P12"><text:span text:style-name="T16"><text:s text:c="6"/></text:span><text:span text:style-name="T16">while</text:span><text:span text:style-name="T15"> (rs.next()) {</text:span></text:p>
          <text:p text:style-name="P12"><text:span text:style-name="T9"><text:s text:c="9"/></text:span><text:span text:style-name="T14">String firstName = rs.getString(</text:span><text:span text:style-name="T17">“first_name”</text:span><text:span text:style-name="T14">);</text:span></text:p>
          <text:p text:style-name="P12"><text:span text:style-name="T14"><text:s text:c="9"/></text:span><text:span text:style-name="T19">int</text:span><text:span text:style-name="T14"> age = rs.getInt(</text:span><text:span text:style-name="T17">“age”</text:span><text:span text:style-name="T14">);</text:span></text:p>
          <text:p text:style-name="P12"><text:span text:style-name="T14"><text:s text:c="9"/></text:span><text:span text:style-name="T14">personList.add(</text:span><text:span text:style-name="T19">new</text:span><text:span text:style-name="T14"> Person(firstName, lastName, age));</text:span></text:p>
          <text:p text:style-name="P12"><text:span text:style-name="T9"><text:s text:c="6"/></text:span><text:span text:style-name="T15">}</text:span></text:p>
          <text:p text:style-name="P12"><text:span text:style-name="T15"><text:s text:c="3"/></text:span><text:span text:style-name="T15">}</text:span><text:span text:style-name="T16"> catch</text:span><text:span text:style-name="T15"> (Exception e) { /* ??? */ }</text:span></text:p>
          <text:p text:style-name="P12"><text:span text:style-name="T16"><text:s text:c="3"/></text:span><text:span text:style-name="T16">finally</text:span><text:span text:style-name="T15"> {</text:span></text:p>
          <text:p text:style-name="P12"><text:span text:style-name="T16"><text:s text:c="6"/></text:span><text:span text:style-name="T16">try</text:span><text:span text:style-name="T15"> {</text:span></text:p>
          <text:p text:style-name="P12"><text:span text:style-name="T15"><text:s text:c="9"/></text:span><text:span text:style-name="T15">conn.close();</text:span></text:p>
          <text:p text:style-name="P12"><text:span text:style-name="T15"><text:s text:c="6"/></text:span><text:span text:style-name="T15">}</text:span><text:span text:style-name="T16"> catch</text:span><text:span text:style-name="T15"> (SQLException e) { /* ??? */ }</text:span></text:p>
          <text:p text:style-name="P12"><text:span text:style-name="T15"><text:s text:c="3"/></text:span><text:span text:style-name="T15">}</text:span></text:p>
          <text:p text:style-name="P12"><text:span text:style-name="T9"><text:s text:c="3"/></text:span><text:span text:style-name="T13">return</text:span><text:span text:style-name="T14"> personList;</text:span></text:p>
          <text:p text:style-name="P12"><text:span text:style-name="T14">}</text:span></text:p>
          <text:p text:style-name="P12"><text:span text:style-name="T14"/></text:p>
          <draw:enhanced-geometry svg:viewBox="0 0 21600 21600" draw:type="rectangle" draw:enhanced-path="M 0 0 L 21600 0 21600 21600 0 21600 0 0 Z N"/>
        </draw:custom-shape>
        <draw:custom-shape draw:style-name="gr2" draw:text-style-name="P13" draw:id="id1" draw:layer="layout" svg:width="8.679cm" svg:height="1.835cm" svg:x="14.393cm" svg:y="13.335cm">
          <text:p text:style-name="P14"><text:span text:style-name="T20">The bold matters - the rest is boilerplat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smil:repeatCount="1" presentation:node-type="after-previous" presentation:group-id="0" presentation:preset-class="entrance" presentation:preset-id="ooo-entrance-appear">
                  <anim:set smil:begin="0s" smil:dur="0.001s" smil:fill="hold" smil:targetElement="id1" smil:attributeName="visibility" smil:to="visible"/>
                </anim:par>
              </anim:par>
            </anim:par>
          </anim:seq>
        </anim:par>
        <presentation:notes draw:style-name="dp2">
          <draw:page-thumbnail draw:layer="layout" svg:width="13.335cm" svg:height="10.001cm" svg:x="3.493cm" svg:y="2.002cm" draw:page-number="5"/>
          <draw:frame presentation:style-name="pr7" draw:text-style-name="P4" draw:layer="layout" svg:width="16.254cm" svg:height="12.001cm" svg:x="2.033cm" svg:y="12.668cm" presentation:class="notes" presentation:placeholder="true">
            <draw:text-box/>
          </draw:frame>
        </presentation:notes>
      </draw:page>
      <draw:page draw:name="Poor Exception Handling" draw:style-name="dp3" draw:master-page-name="Default" presentation:presentation-page-layout-name="AL2T1">
        <office:forms form:automatic-focus="false" form:apply-design-mode="false"/>
        <draw:custom-shape draw:style-name="gr1" draw:text-style-name="P13" draw:layer="layout" svg:width="22.649cm" svg:height="16.087cm" svg:x="1.058cm" svg:y="2.54cm">
          <text:p text:style-name="P12"><text:span text:style-name="T8">public</text:span><text:span text:style-name="T9"> List findByLastName(String lastName) {</text:span></text:p>
          <text:p text:style-name="P12"><text:span text:style-name="T9"><text:s text:c="3"/></text:span><text:span text:style-name="T9">List personList = </text:span><text:span text:style-name="T8">new</text:span><text:span text:style-name="T9"> ArrayList();</text:span></text:p>
          <text:p text:style-name="P12"><text:span text:style-name="T9"><text:s text:c="3"/></text:span><text:span text:style-name="T9">Connection conn = </text:span><text:span text:style-name="T8">null</text:span><text:span text:style-name="T9">;</text:span></text:p>
          <text:p text:style-name="P12"><text:span text:style-name="T9"><text:s text:c="3"/></text:span><text:span text:style-name="T9">String sql = </text:span><text:span text:style-name="T10">"select first_name, age from PERSON where last_name=?“</text:span><text:span text:style-name="T9">;</text:span></text:p>
          <text:p text:style-name="P12"><text:span text:style-name="T9"><text:s text:c="3"/></text:span><text:span text:style-name="T8">try</text:span><text:span text:style-name="T9"> {</text:span></text:p>
          <text:p text:style-name="P12"><text:span text:style-name="T9"><text:s text:c="6"/></text:span><text:span text:style-name="T9">DataSource dataSource = DataSourceUtils.getDataSource();</text:span></text:p>
          <text:p text:style-name="P12"><text:span text:style-name="T9"><text:s text:c="6"/></text:span><text:span text:style-name="T9">conn = dataSource.</text:span><text:span text:style-name="T11">getConnection</text:span><text:span text:style-name="T9">();</text:span></text:p>
          <text:p text:style-name="P12"><text:span text:style-name="T9"><text:s text:c="6"/></text:span><text:span text:style-name="T9">PreparedStatement ps = conn.prepareStatement(sql);</text:span></text:p>
          <text:p text:style-name="P12"><text:span text:style-name="T9"><text:s text:c="6"/></text:span><text:span text:style-name="T9">ps.setString(1, lastName);</text:span></text:p>
          <text:p text:style-name="P12"><text:span text:style-name="T9"><text:s text:c="6"/></text:span><text:span text:style-name="T9">ResultSet rs = ps.executeQuery();</text:span></text:p>
          <text:p text:style-name="P12"><text:span text:style-name="T9"><text:s text:c="6"/></text:span><text:span text:style-name="T8">while</text:span><text:span text:style-name="T9"> (rs.next()) {</text:span></text:p>
          <text:p text:style-name="P12"><text:span text:style-name="T9"><text:s text:c="9"/></text:span><text:span text:style-name="T9">String firstName = rs.getString(</text:span><text:span text:style-name="T10">”first_name“</text:span><text:span text:style-name="T9">);</text:span></text:p>
          <text:p text:style-name="P12"><text:span text:style-name="T9"><text:s text:c="9"/></text:span><text:span text:style-name="T8">int</text:span><text:span text:style-name="T9"> age = rs.getInt(</text:span><text:span text:style-name="T10">“age”</text:span><text:span text:style-name="T9">);</text:span></text:p>
          <text:p text:style-name="P12"><text:span text:style-name="T9"><text:s text:c="9"/></text:span><text:span text:style-name="T9">personList.add(</text:span><text:span text:style-name="T8">new</text:span><text:span text:style-name="T9"> Person(firstName, lastName, age));</text:span></text:p>
          <text:p text:style-name="P12"><text:span text:style-name="T9"><text:s text:c="6"/></text:span><text:span text:style-name="T9">}</text:span></text:p>
          <text:p text:style-name="P12"><text:span text:style-name="T9"><text:s text:c="3"/></text:span><text:span text:style-name="T9">}</text:span><text:span text:style-name="T8"> catch</text:span><text:span text:style-name="T9"> (Exception e) { </text:span><text:span text:style-name="T12">/* ??? */</text:span><text:span text:style-name="T9"> }</text:span></text:p>
          <text:p text:style-name="P12"><text:span text:style-name="T9"><text:s text:c="3"/></text:span><text:span text:style-name="T8">finally </text:span><text:span text:style-name="T9">{</text:span></text:p>
          <text:p text:style-name="P12"><text:span text:style-name="T9"><text:s text:c="6"/></text:span><text:span text:style-name="T8">try</text:span><text:span text:style-name="T9"> {</text:span></text:p>
          <text:p text:style-name="P12"><text:span text:style-name="T9"><text:s text:c="9"/></text:span><text:span text:style-name="T9">conn.close();</text:span></text:p>
          <text:p text:style-name="P12"><text:span text:style-name="T9"><text:s text:c="6"/></text:span><text:span text:style-name="T9">} </text:span><text:span text:style-name="T8">catch</text:span><text:span text:style-name="T9"> (SQLException e) { </text:span><text:span text:style-name="T12">/* ??? */</text:span><text:span text:style-name="T9"> }</text:span></text:p>
          <text:p text:style-name="P12"><text:span text:style-name="T9"><text:s text:c="3"/></text:span><text:span text:style-name="T9">}</text:span></text:p>
          <text:p text:style-name="P12"><text:span text:style-name="T9"><text:s text:c="3"/></text:span><text:span text:style-name="T8">return</text:span><text:span text:style-name="T9"> personList;</text:span></text:p>
          <text:p text:style-name="P12"><text:span text:style-name="T9">}</text:span></text:p>
          <text:p text:style-name="P12"><text:span text:style-name="T9"/></text:p>
          <draw:enhanced-geometry svg:viewBox="0 0 21600 21600" draw:type="rectangle" draw:enhanced-path="M 0 0 L 21600 0 21600 21600 0 21600 0 0 Z N"/>
        </draw:custom-shape>
        <draw:frame presentation:style-name="pr9" draw:text-style-name="P2" draw:layer="layout" svg:width="21.59cm" svg:height="1.483cm" svg:x="0.847cm" svg:y="0cm" presentation:class="title" presentation:user-transformed="true">
          <draw:text-box>
            <text:p text:style-name="P5"><text:span text:style-name="T7">Poor Exception Handling</text:span></text:p>
          </draw:text-box>
        </draw:frame>
        <draw:polyline draw:style-name="gr3" draw:text-style-name="P15" draw:id="id2" draw:layer="layout" svg:width="4.444cm" svg:height="0.634cm" svg:x="10.32cm" svg:y="12.712cm" svg:viewBox="0 0 4445 635" draw:points="4445,635 0,0">
          <text:p text:style-name="P4"/>
        </draw:polyline>
        <draw:polyline draw:style-name="gr3" draw:text-style-name="P15" draw:id="id3" draw:layer="layout" svg:width="2.963cm" svg:height="0.845cm" svg:x="11.802cm" svg:y="14.195cm" svg:viewBox="0 0 2964 846" draw:points="2964,0 0,846">
          <text:p text:style-name="P4"/>
        </draw:polyline>
        <draw:custom-shape draw:style-name="gr4" draw:text-style-name="P13" draw:id="id4" draw:layer="layout" svg:width="3.681cm" svg:height="1.835cm" svg:x="14.786cm" svg:y="12.713cm">
          <text:p text:style-name="P14"><text:span text:style-name="T20">What can </text:span></text:p>
          <text:p text:style-name="P14"><text:span text:style-name="T20">you do?</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group-id="0" presentation:preset-class="entrance" presentation:preset-id="ooo-entrance-appear">
                  <anim:set smil:begin="0s" smil:dur="0.001s" smil:fill="hold" smil:targetElement="id4" smil:attributeName="visibility" smil:to="visible"/>
                </anim:par>
              </anim:par>
            </anim:par>
          </anim:seq>
        </anim:par>
        <presentation:notes draw:style-name="dp2">
          <draw:page-thumbnail draw:layer="layout" svg:width="13.335cm" svg:height="10.001cm" svg:x="3.493cm" svg:y="2.002cm" draw:page-number="6"/>
          <draw:frame presentation:style-name="pr7" draw:text-style-name="P4" draw:layer="layout" svg:width="16.254cm" svg:height="12.001cm" svg:x="2.033cm" svg:y="12.668cm" presentation:class="notes" presentation:placeholder="true">
            <draw:text-box/>
          </draw:frame>
        </presentation:notes>
      </draw:page>
      <draw:page draw:name="Topics in this session"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Topics in this session</text:span></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6"><text:span text:style-name="T2">Problems with traditional JDBC</text:span></text:p>
              </text:list-item>
            </text:list>
            <text:list text:style-name="L3">
              <text:list-item>
                <text:list>
                  <text:list-item>
                    <text:p text:style-name="P7"><text:span text:style-name="T2">Results in redundant, error prone code</text:span></text:p>
                  </text:list-item>
                </text:list>
              </text:list-item>
            </text:list>
            <text:list text:style-name="L3">
              <text:list-item>
                <text:list>
                  <text:list-item>
                    <text:p text:style-name="P7"><text:span text:style-name="T2">Leads to poor exception handling</text:span></text:p>
                  </text:list-item>
                </text:list>
              </text:list-item>
            </text:list>
            <text:list text:style-name="L3">
              <text:list-item>
                <text:p text:style-name="P6"><text:span text:style-name="T6">Spring’s</text:span><text:span text:style-name="T5"> </text:span><text:span text:style-name="T21">JdbcTemplate</text:span></text:p>
              </text:list-item>
            </text:list>
            <text:list text:style-name="L3">
              <text:list-item>
                <text:list>
                  <text:list-item>
                    <text:p text:style-name="P7"><text:span text:style-name="T3">Configuration</text:span></text:p>
                  </text:list-item>
                </text:list>
              </text:list-item>
            </text:list>
            <text:list text:style-name="L3">
              <text:list-item>
                <text:list>
                  <text:list-item>
                    <text:p text:style-name="P7"><text:span text:style-name="T3">Query execution</text:span></text:p>
                  </text:list-item>
                </text:list>
              </text:list-item>
            </text:list>
            <text:list text:style-name="L3">
              <text:list-item>
                <text:list>
                  <text:list-item>
                    <text:p text:style-name="P7"><text:span text:style-name="T3">Working with result sets</text:span></text:p>
                  </text:list-item>
                </text:list>
              </text:list-item>
            </text:list>
            <text:list text:style-name="L3">
              <text:list-item>
                <text:list>
                  <text:list-item>
                    <text:p text:style-name="P7"><text:span text:style-name="T3">Exception handling</text:span></text:p>
                  </text:list-item>
                </text:list>
              </text:list-item>
            </text:list>
          </draw:text-box>
        </draw:frame>
        <presentation:notes draw:style-name="dp2">
          <draw:page-thumbnail draw:layer="layout" svg:width="13.335cm" svg:height="10.001cm" svg:x="3.493cm" svg:y="2.002cm" draw:page-number="7"/>
          <draw:frame presentation:style-name="pr7" draw:text-style-name="P4" draw:layer="layout" svg:width="16.254cm" svg:height="12.001cm" svg:x="2.033cm" svg:y="12.668cm" presentation:class="notes" presentation:placeholder="true">
            <draw:text-box/>
          </draw:frame>
        </presentation:notes>
      </draw:page>
      <draw:page draw:name="Spring’s JdbcTemplate"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Spring’s JdbcTemplate</text:span></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text:span text:style-name="T2">Greatly simplifies use of the JDBC API</text:span></text:p>
              </text:list-item>
            </text:list>
            <text:list text:style-name="L3">
              <text:list-item>
                <text:list>
                  <text:list-item>
                    <text:p text:style-name="P17"><text:span text:style-name="T2">Eliminates repetitive boilerplate code</text:span></text:p>
                  </text:list-item>
                </text:list>
              </text:list-item>
            </text:list>
            <text:list text:style-name="L3">
              <text:list-item>
                <text:list>
                  <text:list-item>
                    <text:p text:style-name="P17"><text:span text:style-name="T2">Alleviates common causes of bugs</text:span></text:p>
                  </text:list-item>
                </text:list>
              </text:list-item>
            </text:list>
            <text:list text:style-name="L3">
              <text:list-item>
                <text:list>
                  <text:list-item>
                    <text:p text:style-name="P17"><text:span text:style-name="T2">Handles SQLExceptions properly</text:span></text:p>
                  </text:list-item>
                </text:list>
              </text:list-item>
            </text:list>
            <text:list text:style-name="L3">
              <text:list-item>
                <text:p text:style-name="P16"><text:span text:style-name="T3">Without sacrificing power</text:span></text:p>
              </text:list-item>
            </text:list>
            <text:list text:style-name="L3">
              <text:list-item>
                <text:list>
                  <text:list-item>
                    <text:p text:style-name="P17"><text:span text:style-name="T3">Provides full access to the standard JDBC constructs</text:span></text:p>
                  </text:list-item>
                </text:list>
              </text:list-item>
            </text:list>
          </draw:text-box>
        </draw:frame>
        <presentation:notes draw:style-name="dp2">
          <draw:page-thumbnail draw:layer="layout" svg:width="13.335cm" svg:height="10.001cm" svg:x="3.493cm" svg:y="2.002cm" draw:page-number="8"/>
          <draw:frame presentation:style-name="pr7" draw:text-style-name="P4" draw:layer="layout" svg:width="16.254cm" svg:height="12.001cm" svg:x="2.033cm" svg:y="12.668cm" presentation:class="notes" presentation:placeholder="true">
            <draw:text-box/>
          </draw:frame>
        </presentation:notes>
      </draw:page>
      <draw:page draw:name="JdbcTemplate in a Nutshell"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JdbcTemplate in a Nutshell</text:span></text:p>
          </draw:text-box>
        </draw:frame>
        <draw:frame presentation:style-name="pr5" draw:text-style-name="P9" draw:id="id5" draw:layer="layout" svg:width="21.855cm" svg:height="11.523cm" svg:x="1.745cm" svg:y="4.657cm" presentation:class="outline" presentation:user-transformed="true">
          <draw:text-box>
            <text:list text:style-name="L3">
              <text:list-item>
                <text:p text:style-name="P8"/>
              </text:list-item>
            </text:list>
            <text:list text:style-name="L3">
              <text:list-item>
                <text:p text:style-name="P8"/>
              </text:list-item>
            </text:list>
            <text:list text:style-name="L3">
              <text:list-item>
                <text:p text:style-name="P8"/>
              </text:list-item>
            </text:list>
            <text:list text:style-name="L3">
              <text:list-item>
                <text:p text:style-name="P6">Acquisition of the connection</text:p>
              </text:list-item>
            </text:list>
            <text:list text:style-name="L3">
              <text:list-item>
                <text:p text:style-name="P6">Participation in the transaction</text:p>
              </text:list-item>
            </text:list>
            <text:list text:style-name="L3">
              <text:list-item>
                <text:p text:style-name="P6">Execution of the statement</text:p>
              </text:list-item>
            </text:list>
            <text:list text:style-name="L3">
              <text:list-item>
                <text:p text:style-name="P6">Processing of the result set</text:p>
              </text:list-item>
            </text:list>
            <text:list text:style-name="L3">
              <text:list-item>
                <text:p text:style-name="P6">Handling any exceptions</text:p>
              </text:list-item>
            </text:list>
            <text:list text:style-name="L3">
              <text:list-item>
                <text:p text:style-name="P6">Release of the connection</text:p>
              </text:list-item>
            </text:list>
            <text:list text:style-name="L3">
              <text:list-item>
                <text:p text:style-name="P8"/>
              </text:list-item>
            </text:list>
          </draw:text-box>
        </draw:frame>
        <draw:custom-shape draw:style-name="gr5" draw:text-style-name="P13" draw:layer="layout" svg:width="20.108cm" svg:height="2.149cm" svg:x="2.54cm" svg:y="5.08cm">
          <text:p text:style-name="P14"><text:span text:style-name="T22">int</text:span><text:span text:style-name="T23"> count = jdbcTemplate.queryForInt(</text:span></text:p>
          <text:p text:style-name="P18"><text:span text:style-name="T23"><text:s text:c="4"/></text:span><text:span text:style-name="T23"><text:tab/></text:span><text:span text:style-name="T24">“</text:span><text:span text:style-name="T24">SELECT COUNT(*) FROM CUSTOMER”</text:span><text:span text:style-name="T23">);</text:span></text:p>
          <draw:enhanced-geometry svg:viewBox="0 0 21600 21600" draw:type="mso-spt202" draw:enhanced-path="M 0 0 L 21600 0 21600 21600 0 21600 0 0 Z N"/>
        </draw:custom-shape>
        <draw:g draw:name="Group 7" draw:id="id6">
          <draw:custom-shape draw:name="Text Box 5" draw:style-name="gr6" draw:text-style-name="P13" draw:layer="layout" svg:width="5.927cm" svg:height="2.149cm" svg:x="18.203cm" svg:y="10.3cm">
            <text:p text:style-name="P14"><text:span text:style-name="T25">All handled by Spring</text:span></text:p>
            <draw:enhanced-geometry svg:viewBox="0 0 21600 21600" draw:type="mso-spt202" draw:enhanced-path="M 0 0 L 21600 0 21600 21600 0 21600 0 0 Z N"/>
          </draw:custom-shape>
          <draw:custom-shape draw:name="AutoShape 6" draw:style-name="gr7" draw:text-style-name="P13" draw:layer="layout" svg:width="1.27cm" svg:height="6.773cm" svg:x="16.933cm" svg:y="8.043cm">
            <text:p text:style-name="P4"/>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layer="layout" svg:width="13.335cm" svg:height="10.001cm" svg:x="3.493cm" svg:y="2.002cm" draw:page-number="9"/>
          <draw:frame presentation:style-name="pr7" draw:text-style-name="P4" draw:layer="layout" svg:width="16.254cm" svg:height="12.001cm" svg:x="2.033cm" svg:y="12.668cm" presentation:class="notes" presentation:placeholder="true">
            <draw:text-box/>
          </draw:frame>
        </presentation:notes>
      </draw:page>
      <draw:page draw:name="JdbcTemplate Approach Overview" draw:style-name="dp3" draw:master-page-name="Default" presentation:presentation-page-layout-name="AL2T1">
        <office:forms form:automatic-focus="false" form:apply-design-mode="false"/>
        <draw:frame presentation:style-name="pr10" draw:text-style-name="P2" draw:layer="layout" svg:width="21.59cm" svg:height="3.176cm" svg:x="0.635cm" svg:y="-0.001cm" presentation:class="title" presentation:user-transformed="true">
          <draw:text-box>
            <text:p text:style-name="P5"><text:span text:style-name="T26">JdbcTemplate Approach Overview</text:span></text:p>
          </draw:text-box>
        </draw:frame>
        <draw:custom-shape draw:style-name="gr8" draw:text-style-name="P13" draw:id="id7" draw:layer="layout" svg:width="20.627cm" svg:height="4.527cm" svg:x="0.555cm" svg:y="3.572cm">
          <text:p text:id="id8" text:style-name="P14"><text:span text:style-name="T4">List results = jdbcTemplate.query(someSql,</text:span></text:p>
          <text:p text:id="id9" text:style-name="P14"><text:span text:style-name="T4"><text:s text:c="3"/></text:span><text:span text:style-name="T27">new</text:span><text:span text:style-name="T4"> RowMapper() {</text:span></text:p>
          <text:p text:id="id10" text:style-name="P14"><text:span text:style-name="T4"><text:s text:c="5"/></text:span><text:span text:style-name="T27"><text:s/></text:span><text:span text:style-name="T27">public</text:span><text:span text:style-name="T4"> Object mapRow(ResultSet rs, </text:span><text:span text:style-name="T27">int</text:span><text:span text:style-name="T4"> row) throws SQLException {</text:span></text:p>
          <text:p text:id="id11" text:style-name="P14"><text:span text:style-name="T4"><text:s text:c="10"/></text:span><text:span text:style-name="T28">// map the current row to an object</text:span></text:p>
          <text:p text:id="id12" text:style-name="P14"><text:span text:style-name="T4"><text:s text:c="6"/></text:span><text:span text:style-name="T4">}</text:span></text:p>
          <text:p text:id="id13" text:style-name="P14"><text:span text:style-name="T4"><text:s text:c="3"/></text:span><text:span text:style-name="T4">});</text:span></text:p>
          <draw:enhanced-geometry svg:viewBox="0 0 21600 21600" draw:type="mso-spt202" draw:enhanced-path="M 0 0 L 21600 0 21600 21600 0 21600 0 0 Z N"/>
        </draw:custom-shape>
        <draw:custom-shape draw:style-name="gr9" draw:text-style-name="P13" draw:id="id14" draw:layer="layout" svg:width="19.474cm" svg:height="11.136cm" svg:x="5.503cm" svg:y="7.197cm">
          <text:list text:style-name="L7">
            <text:list-item>
              <text:p text:id="id15" text:style-name="P19"><text:span text:style-name="T27">class</text:span><text:span text:style-name="T4"> JdbcTemplate {</text:span></text:p>
            </text:list-item>
          </text:list>
          <text:list text:style-name="L7">
            <text:list-item>
              <text:p text:id="id16" text:style-name="P19"><text:span text:style-name="T27"><text:s text:c="4"/></text:span><text:span text:style-name="T27">public</text:span><text:span text:style-name="T4"> List query(String sql, RowMapper rowMapper) {</text:span></text:p>
            </text:list-item>
          </text:list>
          <text:list text:style-name="L4">
            <text:list-item>
              <text:p text:id="id17" text:style-name="P19"><text:span text:style-name="T4"><text:s text:c="8"/></text:span><text:span text:style-name="T27">try</text:span><text:span text:style-name="T4"> {</text:span></text:p>
            </text:list-item>
          </text:list>
          <text:list text:style-name="L8">
            <text:list-item>
              <text:p text:id="id18" text:style-name="P19"><text:span text:style-name="T28"><text:s text:c="12"/></text:span><text:span text:style-name="T28">// acquire connection</text:span></text:p>
            </text:list-item>
          </text:list>
          <text:list text:style-name="L8">
            <text:list-item>
              <text:p text:id="id19" text:style-name="P19"><text:span text:style-name="T28"><text:s text:c="12"/></text:span><text:span text:style-name="T28">// prepare statement</text:span></text:p>
            </text:list-item>
          </text:list>
          <text:list text:style-name="L8">
            <text:list-item>
              <text:p text:id="id20" text:style-name="P19"><text:span text:style-name="T28"><text:s text:c="12"/></text:span><text:span text:style-name="T28">// execute statement</text:span></text:p>
            </text:list-item>
          </text:list>
          <text:list text:style-name="L8">
            <text:list-item>
              <text:p text:id="id21" text:style-name="P19"><text:span text:style-name="T28"><text:s text:c="12"/></text:span><text:span text:style-name="T28">// for each row in the result set</text:span></text:p>
            </text:list-item>
          </text:list>
          <text:list text:style-name="L4">
            <text:list-item>
              <text:p text:id="id22" text:style-name="P19"><text:span text:style-name="T4"><text:s text:c="16"/></text:span><text:span text:style-name="T4">results.add(rowMapper.mapRow(rs, rowNumber));</text:span></text:p>
            </text:list-item>
          </text:list>
          <text:list text:style-name="L4">
            <text:list-item>
              <text:p text:id="id23" text:style-name="P19"><text:span text:style-name="T29"><text:s text:c="12"/></text:span><text:span text:style-name="T27">return</text:span><text:span text:style-name="T4"> results;</text:span></text:p>
            </text:list-item>
          </text:list>
          <text:list text:style-name="L4">
            <text:list-item>
              <text:p text:id="id24" text:style-name="P19"><text:span text:style-name="T4"><text:s text:c="8"/></text:span><text:span text:style-name="T4">} </text:span><text:span text:style-name="T27">catch</text:span><text:span text:style-name="T4"> (SQLException e) {</text:span></text:p>
            </text:list-item>
          </text:list>
          <text:list text:style-name="L4">
            <text:list-item>
              <text:p text:id="id25" text:style-name="P19"><text:span text:style-name="T4"><text:s text:c="12"/></text:span><text:span text:style-name="T28">// convert to root cause exception</text:span></text:p>
            </text:list-item>
          </text:list>
          <text:list text:style-name="L4">
            <text:list-item>
              <text:p text:id="id26" text:style-name="P19"><text:span text:style-name="T4"><text:s text:c="8"/></text:span><text:span text:style-name="T4">} <text:s/></text:span><text:span text:style-name="T27">finally</text:span><text:span text:style-name="T4"> {</text:span></text:p>
            </text:list-item>
          </text:list>
          <text:list text:style-name="L8">
            <text:list-item>
              <text:p text:id="id27" text:style-name="P19"><text:span text:style-name="T28"><text:s text:c="12"/></text:span><text:span text:style-name="T28">// release connection</text:span></text:p>
            </text:list-item>
          </text:list>
          <text:list text:style-name="L4">
            <text:list-item>
              <text:list>
                <text:list-item>
                  <text:p text:id="id28" text:style-name="P20"><text:span text:style-name="T30"><text:s text:c="2"/></text:span><text:span text:style-name="T30">}</text:span></text:p>
                </text:list-item>
              </text:list>
            </text:list-item>
          </text:list>
          <text:list text:style-name="L4">
            <text:list-item>
              <text:p text:id="id29" text:style-name="P19"><text:span text:style-name="T4"><text:s text:c="4"/></text:span><text:span text:style-name="T4">}</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 anim:sub-item="background" smil:attributeName="visibility" smil:to="visible"/>
                </anim:par>
                <anim:par smil:begin="0s" smil:fill="hold" presentation:node-type="with-previous" presentation:group-id="0"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anim:sub-item="background" smil:attributeName="visibility" smil:to="visible"/>
                </anim:par>
                <anim:par smil:begin="0s" smil:fill="hold" presentation:node-type="with-previous" presentation:group-id="0"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18"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18"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19"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19"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0"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20"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1"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21"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2" anim:sub-item="text" smil:attributeName="color" smil:to="#ff000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10"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22"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10" anim:sub-item="text" smil:attributeName="color" smil:to="#00000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7"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27"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3" anim:sub-item="text" smil:attributeName="color" smil:to="#ff0000" anim:color-interpolation="rgb" anim:color-interpolation-direction="clockwise"/>
                </anim:par>
              </anim:par>
            </anim:par>
          </anim:seq>
        </anim:par>
        <presentation:notes draw:style-name="dp2">
          <draw:page-thumbnail draw:layer="layout" svg:width="13.335cm" svg:height="10.001cm" svg:x="3.493cm" svg:y="2.002cm" draw:page-number="10"/>
          <draw:frame presentation:style-name="pr7" draw:text-style-name="P4" draw:layer="layout" svg:width="16.254cm" svg:height="12.001cm" svg:x="2.033cm" svg:y="12.668cm" presentation:class="notes" presentation:placeholder="true">
            <draw:text-box/>
          </draw:frame>
        </presentation:notes>
      </draw:page>
      <draw:page draw:name="Creating a JdbcTemplate"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Creating a JdbcTemplate</text:span></text:p>
          </draw:text-box>
        </draw:frame>
        <draw:frame presentation:style-name="pr5" draw:text-style-name="P9" draw:layer="layout" svg:width="21.855cm" svg:height="11.219cm" svg:x="1.745cm" svg:y="4.657cm" presentation:class="outline" presentation:user-transformed="true">
          <draw:text-box>
            <text:list text:style-name="L9">
              <text:list-item>
                <text:p text:style-name="P21"><text:span text:style-name="T3">Requires a </text:span><text:span text:style-name="T4">DataSource</text:span></text:p>
              </text:list-item>
            </text:list>
            <text:list text:style-name="L9">
              <text:list-item>
                <text:p text:style-name="P22"><text:span text:style-name="T3"/></text:p>
              </text:list-item>
            </text:list>
            <text:list text:style-name="L9">
              <text:list-item>
                <text:p text:style-name="P22"><text:span text:style-name="T3"/></text:p>
              </text:list-item>
            </text:list>
            <text:list text:style-name="L9">
              <text:list-item>
                <text:p text:style-name="P21"><text:span text:style-name="T3">Create a template once and re-use it</text:span></text:p>
              </text:list-item>
            </text:list>
            <text:list text:style-name="L10">
              <text:list-item>
                <text:list>
                  <text:list-item>
                    <text:p text:style-name="P23"><text:span text:style-name="T31">Do not create one for each use</text:span></text:p>
                  </text:list-item>
                </text:list>
              </text:list-item>
            </text:list>
            <text:list text:style-name="L10">
              <text:list-item>
                <text:list>
                  <text:list-item>
                    <text:p text:style-name="P23"><text:span text:style-name="T31">Thread safe after construction</text:span></text:p>
                  </text:list-item>
                </text:list>
              </text:list-item>
            </text:list>
            <text:list text:style-name="L9">
              <text:list-item>
                <text:p text:style-name="P22"><text:span text:style-name="T3"/></text:p>
              </text:list-item>
            </text:list>
            <text:list text:style-name="L9">
              <text:list-item>
                <text:p text:style-name="P22"><text:span text:style-name="T3"/></text:p>
              </text:list-item>
            </text:list>
            <text:list text:style-name="L9">
              <text:list-item>
                <text:p text:style-name="P22"><text:span text:style-name="T3"/></text:p>
              </text:list-item>
            </text:list>
          </draw:text-box>
        </draw:frame>
        <draw:custom-shape draw:style-name="gr5" draw:text-style-name="P13" draw:layer="layout" svg:width="19.05cm" svg:height="1.048cm" svg:x="3.175cm" svg:y="6.138cm">
          <text:p text:style-name="P14"><text:span text:style-name="T32">JdbcTemplate template = </text:span><text:span text:style-name="T33">new</text:span><text:span text:style-name="T32"> JdbcTemplate(dataSource);</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11"/>
          <draw:frame presentation:style-name="pr6" draw:text-style-name="P2" draw:layer="layout" svg:width="16.254cm" svg:height="12cm" svg:x="2.033cm" svg:y="12.668cm" presentation:class="notes" presentation:user-transformed="true">
            <draw:text-box>
              <text:p text:style-name="P10"><text:span text:style-name="T3">Mention that JdbcTemplate construction requires a round-trip to the database (to retrieve DB metadata) and therefore should typically be done only once (not per-method). The JdbcTemplate is thread-safe, so it can be shared.</text:span></text:p>
            </draw:text-box>
          </draw:frame>
        </presentation:notes>
      </draw:page>
      <draw:page draw:name="When to use JdbcTemplate"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When to use JdbcTemplate</text:span></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24"><text:span text:style-name="T7">Useful standalone</text:span></text:p>
              </text:list-item>
            </text:list>
            <text:list text:style-name="L3">
              <text:list-item>
                <text:list>
                  <text:list-item>
                    <text:p text:style-name="P25"><text:span text:style-name="T34">Anytime JDBC is needed</text:span></text:p>
                  </text:list-item>
                </text:list>
              </text:list-item>
            </text:list>
            <text:list text:style-name="L3">
              <text:list-item>
                <text:list>
                  <text:list-item>
                    <text:p text:style-name="P25"><text:span text:style-name="T34">In utility or test code</text:span></text:p>
                  </text:list-item>
                </text:list>
              </text:list-item>
            </text:list>
            <text:list text:style-name="L3">
              <text:list-item>
                <text:list>
                  <text:list-item>
                    <text:p text:style-name="P25"><text:span text:style-name="T34">To clean up messy legacy code</text:span></text:p>
                  </text:list-item>
                </text:list>
              </text:list-item>
            </text:list>
            <text:list text:style-name="L3">
              <text:list-item>
                <text:p text:style-name="P24"><text:span text:style-name="T7">Useful for implementing a </text:span><text:span text:style-name="T35">repository</text:span><text:span text:style-name="T7"> in a layered application</text:span></text:p>
              </text:list-item>
            </text:list>
            <text:list text:style-name="L3">
              <text:list-item>
                <text:list>
                  <text:list-item>
                    <text:p text:style-name="P25"><text:span text:style-name="T34">Also known as a data access object (DAO)</text:span></text:p>
                  </text:list-item>
                </text:list>
              </text:list-item>
            </text:list>
          </draw:text-box>
        </draw:frame>
        <presentation:notes draw:style-name="dp2">
          <draw:page-thumbnail draw:layer="layout" svg:width="13.335cm" svg:height="10.001cm" svg:x="3.493cm" svg:y="2.002cm" draw:page-number="12"/>
          <draw:frame presentation:style-name="pr7" draw:text-style-name="P4" draw:layer="layout" svg:width="16.254cm" svg:height="12.001cm" svg:x="2.033cm" svg:y="12.668cm" presentation:class="notes" presentation:placeholder="true">
            <draw:text-box/>
          </draw:frame>
        </presentation:notes>
      </draw:page>
      <draw:page draw:name="Steps to implementing a JDBC-based repository"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Steps to implementing a JDBC-based repository</text:p>
          </draw:text-box>
        </draw:frame>
        <draw:frame presentation:style-name="pr5" draw:text-style-name="P9" draw:layer="layout" svg:width="21.855cm" svg:height="11.219cm" svg:x="1.745cm" svg:y="4.657cm" presentation:class="outline" presentation:user-transformed="true">
          <draw:text-box>
            <text:list text:style-name="L11">
              <text:list-item>
                <text:p text:style-name="P26"><text:span text:style-name="T3">Create a new class</text:span></text:p>
              </text:list-item>
            </text:list>
            <text:list text:style-name="L12">
              <text:list-item>
                <text:list>
                  <text:list-item>
                    <text:p text:style-name="P27"><text:span text:style-name="T3">Typically implementing a data access interface you define</text:span></text:p>
                  </text:list-item>
                </text:list>
              </text:list-item>
            </text:list>
            <text:list text:style-name="L13">
              <text:list-item>
                <text:p text:style-name="P26"><text:span text:style-name="T3">Implement data access methods using the </text:span><text:span text:style-name="T4">JdbcTemplate or SimpleJdbcTemplate</text:span></text:p>
              </text:list-item>
            </text:list>
            <text:list text:style-name="L13">
              <text:list-item>
                <text:p text:style-name="P26"><text:span text:style-name="T3">Unit test the data access behavior</text:span></text:p>
              </text:list-item>
            </text:list>
            <text:list text:style-name="L13">
              <text:list-item>
                <text:p text:style-name="P26"><text:span text:style-name="T3">Integrate the repository into your application</text:span></text:p>
              </text:list-item>
            </text:list>
            <text:list text:style-name="L14">
              <text:list-item>
                <text:list>
                  <text:list-item>
                    <text:p text:style-name="P27"><text:span text:style-name="T3">Where it will typically participate in application-driven transactions</text:span></text:p>
                  </text:list-item>
                </text:list>
              </text:list-item>
            </text:list>
          </draw:text-box>
        </draw:frame>
        <presentation:notes draw:style-name="dp2">
          <draw:page-thumbnail draw:layer="layout" svg:width="13.335cm" svg:height="10.001cm" svg:x="3.493cm" svg:y="2.002cm" draw:page-number="13"/>
          <draw:frame presentation:style-name="pr7" draw:text-style-name="P4" draw:layer="layout" svg:width="16.254cm" svg:height="12.001cm" svg:x="2.033cm" svg:y="12.668cm" presentation:class="notes" presentation:placeholder="true">
            <draw:text-box/>
          </draw:frame>
        </presentation:notes>
      </draw:page>
      <draw:page draw:name="Creating a JDBC-based Repository class"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Creating a JDBC-based Repository class</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text:span text:style-name="T3">Spring provides two support classes you may extend from</text:span></text:p>
              </text:list-item>
            </text:list>
            <text:list text:style-name="L3">
              <text:list-item>
                <text:list>
                  <text:list-item>
                    <text:p text:style-name="P17"><text:span text:style-name="T3">Extend JdbcDaoSupport on Java 1.4</text:span></text:p>
                  </text:list-item>
                </text:list>
              </text:list-item>
            </text:list>
            <text:list text:style-name="L3">
              <text:list-item>
                <text:list>
                  <text:list-item>
                    <text:p text:style-name="P17"><text:span text:style-name="T3">Extend SimpleJdbcDaoSupport on Java 5.0 or greater</text:span></text:p>
                  </text:list-item>
                </text:list>
              </text:list-item>
            </text:list>
            <text:list text:style-name="L3">
              <text:list-item>
                <text:p text:style-name="P16"><text:span text:style-name="T3">After extending you inherit a JdbcTemplate you configure by injecting a DataSource</text:span></text:p>
              </text:list-item>
            </text:list>
          </draw:text-box>
        </draw:frame>
        <presentation:notes draw:style-name="dp2">
          <draw:page-thumbnail draw:layer="layout" svg:width="13.335cm" svg:height="10.001cm" svg:x="3.493cm" svg:y="2.002cm" draw:page-number="14"/>
          <draw:frame presentation:style-name="pr7" draw:text-style-name="P4" draw:layer="layout" svg:width="16.254cm" svg:height="12.001cm" svg:x="2.033cm" svg:y="12.668cm" presentation:class="notes" presentation:placeholder="true">
            <draw:text-box/>
          </draw:frame>
        </presentation:notes>
      </draw:page>
      <draw:page draw:name="Implementing a JDBC-based Repository - Java 1.4"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Implementing a JDBC-based Repository - Java 1.4</text:p>
          </draw:text-box>
        </draw:frame>
        <draw:custom-shape draw:style-name="gr5" draw:text-style-name="P13" draw:layer="layout" svg:width="23.706cm" svg:height="10.492cm" svg:x="0.847cm" svg:y="4.657cm">
          <text:p text:style-name="P14"><text:span text:style-name="T33">public class</text:span><text:span text:style-name="T32"> JdbcCustomerRepository </text:span><text:span text:style-name="T33">implements</text:span><text:span text:style-name="T32"> CustomerRepository {</text:span></text:p>
          <text:p text:style-name="P14"><text:span text:style-name="T32"/></text:p>
          <text:p text:style-name="P14"><text:span text:style-name="T32"><text:s text:c="4"/></text:span><text:span text:style-name="T33">private</text:span><text:span text:style-name="T32"> JdbcTemplate </text:span><text:span text:style-name="T36">jdbcTemplate</text:span><text:span text:style-name="T32">;</text:span></text:p>
          <text:p text:style-name="P14"><text:span text:style-name="T32"/></text:p>
          <text:p text:style-name="P14"><text:span text:style-name="T32"><text:s text:c="4"/></text:span><text:span text:style-name="T33">public</text:span><text:span text:style-name="T32"> JdbcCustomerRepository(DataSource dataSource) {</text:span></text:p>
          <text:p text:style-name="P14"><text:span text:style-name="T32"><text:s text:c="8"/></text:span><text:span text:style-name="T33">this</text:span><text:span text:style-name="T32">.</text:span><text:span text:style-name="T36">jdbcTemplate</text:span><text:span text:style-name="T32"> = </text:span><text:span text:style-name="T33">new</text:span><text:span text:style-name="T32"> JdbcTemplate(dataSource);</text:span></text:p>
          <text:p text:style-name="P14"><text:span text:style-name="T32"><text:s text:c="4"/></text:span><text:span text:style-name="T32">}</text:span></text:p>
          <text:p text:style-name="P14"><text:span text:style-name="T32"><text:s text:c="4"/></text:span></text:p>
          <text:p text:style-name="P14"><text:span text:style-name="T32"><text:s text:c="4"/></text:span><text:span text:style-name="T33">public int</text:span><text:span text:style-name="T32"> getCustomerCount() {</text:span></text:p>
          <text:p text:style-name="P14"><text:span text:style-name="T32"><text:s text:c="8"/></text:span><text:span text:style-name="T32">String sql = </text:span><text:span text:style-name="T37">“select count(*) from customer”</text:span><text:span text:style-name="T32">;</text:span></text:p>
          <text:p text:style-name="P14"><text:span text:style-name="T32"><text:s text:c="7"/></text:span><text:span text:style-name="T33"><text:s/></text:span><text:span text:style-name="T33">return</text:span><text:span text:style-name="T32"> </text:span><text:span text:style-name="T36">jdbcTemplate</text:span><text:span text:style-name="T32">.queryForInt(sql);</text:span></text:p>
          <text:p text:style-name="P14"><text:span text:style-name="T32"><text:s text:c="4"/></text:span><text:span text:style-name="T32">}</text:span></text:p>
          <text:p text:style-name="P14"><text:span text:style-name="T32">}</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15"/>
          <draw:frame presentation:style-name="pr7" draw:text-style-name="P4" draw:layer="layout" svg:width="16.254cm" svg:height="12.001cm" svg:x="2.033cm" svg:y="12.668cm" presentation:class="notes" presentation:placeholder="true">
            <draw:text-box/>
          </draw:frame>
        </presentation:notes>
      </draw:page>
      <draw:page draw:name="Implementing a JDBC-based Repository - Java 5.0 or &gt;"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Implementing a JDBC-based Repository - Java 5.0 or &gt;</text:p>
          </draw:text-box>
        </draw:frame>
        <draw:custom-shape draw:style-name="gr5" draw:text-style-name="P13" draw:layer="layout" svg:width="23.918cm" svg:height="10.492cm" svg:x="0.847cm" svg:y="4.868cm">
          <text:p text:style-name="P14"><text:span text:style-name="T33">public class</text:span><text:span text:style-name="T32"> JdbcCustomerRepository </text:span><text:span text:style-name="T33">implements</text:span><text:span text:style-name="T32"> CustomerRepository { <text:s/></text:span></text:p>
          <text:p text:style-name="P14"><text:span text:style-name="T32"/></text:p>
          <text:p text:style-name="P14"><text:span text:style-name="T32"><text:s text:c="4"/></text:span><text:span text:style-name="T33">private</text:span><text:span text:style-name="T32"> SimpleJdbcTemplate </text:span><text:span text:style-name="T36">jdbcTemplate</text:span><text:span text:style-name="T32">;</text:span></text:p>
          <text:p text:style-name="P14"><text:span text:style-name="T32"/></text:p>
          <text:p text:style-name="P14"><text:span text:style-name="T32"><text:s text:c="4"/></text:span><text:span text:style-name="T33">public</text:span><text:span text:style-name="T32"> JdbcCustomerRepository(DataSource dataSource) {</text:span></text:p>
          <text:p text:style-name="P14"><text:span text:style-name="T32"><text:s text:c="8"/></text:span><text:span text:style-name="T33">this</text:span><text:span text:style-name="T32">.</text:span><text:span text:style-name="T36">jdbcTemplate</text:span><text:span text:style-name="T32"> = </text:span><text:span text:style-name="T33">new</text:span><text:span text:style-name="T32"> SimpleJdbcTemplate(dataSource);</text:span></text:p>
          <text:p text:style-name="P14"><text:span text:style-name="T32"><text:s text:c="4"/></text:span><text:span text:style-name="T32">}</text:span></text:p>
          <text:p text:style-name="P14"><text:span text:style-name="T32"/></text:p>
          <text:p text:style-name="P14"><text:span text:style-name="T32"><text:s text:c="4"/></text:span><text:span text:style-name="T33">public int</text:span><text:span text:style-name="T32"> getCustomerCountOlderThan(</text:span><text:span text:style-name="T33">int</text:span><text:span text:style-name="T32"> age) {</text:span></text:p>
          <text:p text:style-name="P14"><text:span text:style-name="T32"><text:s text:c="8"/></text:span><text:span text:style-name="T32">String sql = </text:span><text:span text:style-name="T37">“select count(*) from customer where age &gt; ?”</text:span><text:span text:style-name="T32">;</text:span></text:p>
          <text:p text:style-name="P14"><text:span text:style-name="T33"><text:s text:c="8"/></text:span><text:span text:style-name="T33">return</text:span><text:span text:style-name="T32"> </text:span><text:span text:style-name="T36">jdbcTemplate</text:span><text:span text:style-name="T32">.queryForInt(sql, age);</text:span></text:p>
          <text:p text:style-name="P14"><text:span text:style-name="T32"><text:s text:c="4"/></text:span><text:span text:style-name="T32">}</text:span></text:p>
          <text:p text:style-name="P14"><text:span text:style-name="T32">}</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16"/>
          <draw:frame presentation:style-name="pr11" draw:text-style-name="P4" draw:layer="layout" svg:width="16.254cm" svg:height="12.027cm" svg:x="2.033cm" svg:y="12.668cm" presentation:class="notes" presentation:placeholder="true">
            <draw:text-box/>
          </draw:frame>
        </presentation:notes>
      </draw:page>
      <draw:page draw:name="Integrating a Repository into an Application"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7">Integrating a Repository into an Application</text:span></text:p>
          </draw:text-box>
        </draw:frame>
        <draw:custom-shape draw:style-name="gr5" draw:text-style-name="P13" draw:layer="layout" svg:width="22.649cm" svg:height="10.926cm" svg:x="1.693cm" svg:y="5.503cm">
          <text:p text:id="id30" text:style-name="P14"><text:span text:style-name="T28">&lt;bean </text:span><text:span text:style-name="T27">id</text:span><text:span text:style-name="T4">=</text:span><text:span text:style-name="T38">“creditReportingService”</text:span><text:span text:style-name="T28"> </text:span><text:span text:style-name="T27">class</text:span><text:span text:style-name="T4">=</text:span><text:span text:style-name="T38">“example.CreditReportingService”</text:span><text:span text:style-name="T28">&gt;</text:span></text:p>
          <text:p text:id="id31" text:style-name="P14"><text:span text:style-name="T28"><text:s text:c="4"/></text:span><text:span text:style-name="T28">&lt;property </text:span><text:span text:style-name="T27">name</text:span><text:span text:style-name="T4">=</text:span><text:span text:style-name="T38">“orderRepository”</text:span><text:span text:style-name="T28"> </text:span><text:span text:style-name="T27">ref</text:span><text:span text:style-name="T4">=</text:span><text:span text:style-name="T38">“orderRepository” </text:span><text:span text:style-name="T28">/&gt;</text:span></text:p>
          <text:p text:id="id42" text:style-name="P14"><text:span text:style-name="T21"><text:s text:c="4"/></text:span><text:span text:style-name="T28">&lt;property</text:span><text:span text:style-name="T4"> </text:span><text:span text:style-name="T27">name</text:span><text:span text:style-name="T4">=</text:span><text:span text:style-name="T38">“customerRepository”</text:span><text:span text:style-name="T4"> </text:span><text:span text:style-name="T27">ref</text:span><text:span text:style-name="T4">=</text:span><text:span text:style-name="T38">“customerRepository”</text:span><text:span text:style-name="T4"> </text:span><text:span text:style-name="T28">/&gt;</text:span></text:p>
          <text:p text:id="id32" text:style-name="P14"><text:span text:style-name="T28">&lt;/bean&gt;</text:span></text:p>
          <text:p text:style-name="P14"><text:span text:style-name="T28"/></text:p>
          <text:p text:id="id33" text:style-name="P14"><text:span text:style-name="T28">&lt;bean </text:span><text:span text:style-name="T27">id</text:span><text:span text:style-name="T4">=</text:span><text:span text:style-name="T38">“orderRepository”</text:span><text:span text:style-name="T28"> </text:span><text:span text:style-name="T27">class</text:span><text:span text:style-name="T4">=</text:span><text:span text:style-name="T38">“example.order.JdbcOrderRepository”</text:span><text:span text:style-name="T28">&gt;</text:span></text:p>
          <text:p text:id="id34" text:style-name="P14"><text:span text:style-name="T28"><text:s text:c="4"/></text:span><text:span text:style-name="T28">&lt;constructor-arg </text:span><text:span text:style-name="T27">ref</text:span><text:span text:style-name="T4">=</text:span><text:span text:style-name="T38">“dataSource”</text:span><text:span text:style-name="T28">/&gt;</text:span></text:p>
          <text:p text:id="id35" text:style-name="P14"><text:span text:style-name="T28">&lt;/bean&gt;</text:span></text:p>
          <text:p text:style-name="P14"><text:span text:style-name="T4"/></text:p>
          <text:p text:id="id37" text:style-name="P14"><text:span text:style-name="T28">&lt;bean</text:span><text:span text:style-name="T4"> </text:span><text:span text:style-name="T27">id</text:span><text:span text:style-name="T4">=</text:span><text:span text:style-name="T38">“customerRepository”</text:span></text:p>
          <text:p text:id="id38" text:style-name="P14"><text:span text:style-name="T4"><text:s text:c="6"/></text:span><text:span text:style-name="T27">class</text:span><text:span text:style-name="T4">=</text:span><text:span text:style-name="T38">“example.customer.JdbcCustomerRepository”</text:span><text:span text:style-name="T28">&gt;</text:span></text:p>
          <text:p text:id="id40" text:style-name="P14"><text:span text:style-name="T4"><text:s text:c="4"/></text:span><text:span text:style-name="T28">&lt;constructor-arg</text:span><text:span text:style-name="T4"> </text:span><text:span text:style-name="T27">ref</text:span><text:span text:style-name="T4">=</text:span><text:span text:style-name="T38">“dataSource”</text:span><text:span text:style-name="T4"> </text:span><text:span text:style-name="T28">/&gt;</text:span></text:p>
          <text:p text:id="id39" text:style-name="P14"><text:span text:style-name="T28">&lt;/bean&gt;</text:span></text:p>
          <text:p text:style-name="P14"><text:span text:style-name="T4"/></text:p>
          <text:p text:id="id36" text:style-name="P14"><text:span text:style-name="T28">&lt;jee:jndi-lookup </text:span><text:span text:style-name="T27">id</text:span><text:span text:style-name="T4">=</text:span><text:span text:style-name="T38">“dataSource”</text:span><text:span text:style-name="T28"> </text:span><text:span text:style-name="T27">jndi-name</text:span><text:span text:style-name="T4">=</text:span><text:span text:style-name="T38">“java:comp/env/jdbc/credit” </text:span><text:span text:style-name="T28">/&gt;</text:span></text:p>
          <draw:enhanced-geometry svg:viewBox="0 0 21600 21600" draw:type="mso-spt202" draw:enhanced-path="M 0 0 L 21600 0 21600 21600 0 21600 0 0 Z N"/>
        </draw:custom-shape>
        <draw:g draw:id="id43">
          <draw:custom-shape draw:style-name="gr10" draw:text-style-name="P28" draw:layer="layout" svg:width="13.123cm" svg:height="0.972cm" svg:x="9.737cm" svg:y="8.255cm">
            <text:p text:style-name="P14"><text:span text:style-name="T39">Inject the repository into application services</text:span></text:p>
            <draw:enhanced-geometry svg:viewBox="0 0 21600 21600" draw:type="mso-spt202" draw:enhanced-path="M 0 0 L 21600 0 21600 21600 0 21600 0 0 Z N"/>
          </draw:custom-shape>
          <draw:line draw:style-name="gr3" draw:text-style-name="P15" draw:layer="layout" svg:x1="10.817cm" svg:y1="8.249cm" svg:x2="10.687cm" svg:y2="7.73cm">
            <text:p text:style-name="P4"/>
          </draw:line>
        </draw:g>
        <draw:g draw:id="id41">
          <draw:custom-shape draw:style-name="gr10" draw:text-style-name="P28" draw:layer="layout" svg:width="11.43cm" svg:height="0.972cm" svg:x="8.043cm" svg:y="15.24cm">
            <text:p text:style-name="P14"><text:span text:style-name="T4">Configure the repository’s DataSource</text:span></text:p>
            <draw:enhanced-geometry svg:viewBox="0 0 21600 21600" draw:type="mso-spt202" draw:enhanced-path="M 0 0 L 21600 0 21600 21600 0 21600 0 0 Z N"/>
          </draw:custom-shape>
          <draw:line draw:style-name="gr3" draw:text-style-name="P15" draw:layer="layout" svg:x1="9.364cm" svg:y1="15.201cm" svg:x2="9.364cm" svg:y2="14.189cm">
            <text:p text:style-name="P4"/>
          </draw:line>
        </draw:g>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layer="layout" svg:width="13.335cm" svg:height="10.001cm" svg:x="3.493cm" svg:y="2.002cm" draw:page-number="17"/>
          <draw:frame presentation:style-name="pr7" draw:text-style-name="P4" draw:layer="layout" svg:width="16.254cm" svg:height="12.001cm" svg:x="2.033cm" svg:y="12.668cm" presentation:class="notes" presentation:placeholder="true">
            <draw:text-box/>
          </draw:frame>
        </presentation:notes>
      </draw:page>
      <draw:page draw:name="A Word on JdbcDaoSupport"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A Word on JdbcDaoSupport</text:span></text:p>
          </draw:text-box>
        </draw:frame>
        <draw:frame presentation:style-name="pr5" draw:text-style-name="P9" draw:layer="layout" svg:width="21.855cm" svg:height="11.219cm" svg:x="1.745cm" svg:y="4.657cm" presentation:class="outline" presentation:user-transformed="true">
          <draw:text-box>
            <text:list text:style-name="L15">
              <text:list-item>
                <text:p text:style-name="P29"><text:span text:style-name="T4">Spring has a convenient super class you can extend</text:span></text:p>
              </text:list-item>
            </text:list>
            <text:list text:style-name="L16">
              <text:list-item>
                <text:list>
                  <text:list-item>
                    <text:p text:style-name="P30"><text:span text:style-name="T4">Provides a setDataSource() method</text:span></text:p>
                  </text:list-item>
                </text:list>
              </text:list-item>
            </text:list>
            <text:list text:style-name="L16">
              <text:list-item>
                <text:list>
                  <text:list-item>
                    <text:p text:style-name="P30"><text:span text:style-name="T4">Instantiates a (Simple)JdbcTemplate for you</text:span></text:p>
                  </text:list-item>
                </text:list>
              </text:list-item>
            </text:list>
            <text:list text:style-name="L16">
              <text:list-item>
                <text:list>
                  <text:list-item>
                    <text:p text:style-name="P30"><text:span text:style-name="T4">Get access to the template using getJdbcTemplate()</text:span></text:p>
                  </text:list-item>
                </text:list>
              </text:list-item>
            </text:list>
            <text:list text:style-name="L16">
              <text:list-item>
                <text:list>
                  <text:list-item>
                    <text:p text:style-name="P31"><text:span text:style-name="T4"/></text:p>
                  </text:list-item>
                </text:list>
              </text:list-item>
            </text:list>
            <text:list text:style-name="L15">
              <text:list-item>
                <text:p text:style-name="P29"><text:span text:style-name="T4">Preferably use constructor-injection and code up your own class instead of using the JdbcDaoSupport class</text:span></text:p>
              </text:list-item>
            </text:list>
            <text:list text:style-name="L16">
              <text:list-item>
                <text:list>
                  <text:list-item>
                    <text:p text:style-name="P30"><text:span text:style-name="T4">Support class uses setter injection: less concise</text:span></text:p>
                  </text:list-item>
                </text:list>
              </text:list-item>
            </text:list>
            <text:list text:style-name="L16">
              <text:list-item>
                <text:list>
                  <text:list-item>
                    <text:p text:style-name="P30"><text:span text:style-name="T4">Support class does not work well with @Autowired</text:span></text:p>
                  </text:list-item>
                </text:list>
              </text:list-item>
            </text:list>
            <text:list text:style-name="L16">
              <text:list-item>
                <text:list>
                  <text:list-item>
                    <text:p text:style-name="P31"><text:span text:style-name="T4"/></text:p>
                  </text:list-item>
                </text:list>
              </text:list-item>
            </text:list>
          </draw:text-box>
        </draw:frame>
        <presentation:notes draw:style-name="dp2">
          <draw:page-thumbnail draw:layer="layout" svg:width="13.335cm" svg:height="10.001cm" svg:x="3.493cm" svg:y="2.002cm" draw:page-number="18"/>
          <draw:frame presentation:style-name="pr11" draw:text-style-name="P4" draw:layer="layout" svg:width="16.254cm" svg:height="12.027cm" svg:x="2.033cm" svg:y="12.668cm" presentation:class="notes" presentation:placeholder="true">
            <draw:text-box/>
          </draw:frame>
        </presentation:notes>
      </draw:page>
      <draw:page draw:name="A Word on JdbcTemplate versus   SimpleJdbcTemplate"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32"><text:span text:style-name="T31">A Word on JdbcTemplate versus</text:span><text:span text:style-name="T31"><text:line-break/></text:span><text:span text:style-name="T31"><text:tab/></text:span><text:span text:style-name="T31"><text:tab/></text:span><text:span text:style-name="T31">SimpleJdbcTemplate</text:span></text:p>
          </draw:text-box>
        </draw:frame>
        <draw:frame presentation:style-name="pr12" draw:text-style-name="P9" draw:layer="layout" svg:width="24.13cm" svg:height="12.913cm" svg:x="0.847cm" svg:y="4.445cm" presentation:class="outline" presentation:user-transformed="true">
          <draw:text-box>
            <text:list text:style-name="L15">
              <text:list-item>
                <text:p text:style-name="P33"><text:span text:style-name="T40">SimpleJdbcTemplate is not only for Java 5 and above</text:span></text:p>
              </text:list-item>
            </text:list>
            <text:list text:style-name="L16">
              <text:list-item>
                <text:list>
                  <text:list-item>
                    <text:p text:style-name="P34"><text:span text:style-name="T23">Some infrequently used functionality has been removed</text:span></text:p>
                  </text:list-item>
                </text:list>
              </text:list-item>
            </text:list>
            <text:list text:style-name="L16">
              <text:list-item>
                <text:list>
                  <text:list-item>
                    <text:p text:style-name="P35"><text:span text:style-name="T23"/></text:p>
                  </text:list-item>
                </text:list>
              </text:list-item>
            </text:list>
            <text:list text:style-name="L15">
              <text:list-item>
                <text:p text:style-name="P33"><text:span text:style-name="T40">If you need more control, use the getJdbcOperations() method to get to the underlying JdbcTemplate, which has all the power you want.</text:span></text:p>
              </text:list-item>
            </text:list>
            <text:list text:style-name="L15">
              <text:list-item>
                <text:p text:style-name="P33"><text:span text:style-name="T40">Stick to using SimpleJdbcTemplate where possible</text:span></text:p>
              </text:list-item>
            </text:list>
            <text:list text:style-name="L16">
              <text:list-item>
                <text:list>
                  <text:list-item>
                    <text:p text:style-name="P36"><text:span text:style-name="T40"/></text:p>
                  </text:list-item>
                </text:list>
              </text:list-item>
            </text:list>
          </draw:text-box>
        </draw:frame>
        <presentation:notes draw:style-name="dp2">
          <draw:page-thumbnail draw:layer="layout" svg:width="13.335cm" svg:height="10.001cm" svg:x="3.493cm" svg:y="2.002cm" draw:page-number="19"/>
          <draw:frame presentation:style-name="pr11" draw:text-style-name="P4" draw:layer="layout" svg:width="16.254cm" svg:height="12.027cm" svg:x="2.033cm" svg:y="12.668cm" presentation:class="notes" presentation:placeholder="true">
            <draw:text-box/>
          </draw:frame>
        </presentation:notes>
      </draw:page>
      <draw:page draw:name="Querying with JdbcTemplate"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Querying with JdbcTemplate</text:span></text:p>
          </draw:text-box>
        </draw:frame>
        <draw:frame presentation:style-name="pr5" draw:text-style-name="P9" draw:layer="layout" svg:width="21.855cm" svg:height="11.219cm" svg:x="1.745cm" svg:y="4.657cm" presentation:class="outline" presentation:user-transformed="true">
          <draw:text-box>
            <text:list text:style-name="L15">
              <text:list-item>
                <text:p text:style-name="P29"><text:span text:style-name="T4">JdbcTemplate</text:span><text:span text:style-name="T3"> can query for</text:span></text:p>
              </text:list-item>
            </text:list>
            <text:list text:style-name="L3">
              <text:list-item>
                <text:list>
                  <text:list-item>
                    <text:p text:style-name="P17"><text:span text:style-name="T3">Simple types (int, long, String)</text:span></text:p>
                  </text:list-item>
                </text:list>
              </text:list-item>
            </text:list>
            <text:list text:style-name="L3">
              <text:list-item>
                <text:list>
                  <text:list-item>
                    <text:p text:style-name="P17"><text:span text:style-name="T3">Generic Maps</text:span></text:p>
                  </text:list-item>
                </text:list>
              </text:list-item>
            </text:list>
            <text:list text:style-name="L3">
              <text:list-item>
                <text:list>
                  <text:list-item>
                    <text:p text:style-name="P17"><text:span text:style-name="T3">Domain Objects</text:span></text:p>
                  </text:list-item>
                </text:list>
              </text:list-item>
            </text:list>
          </draw:text-box>
        </draw:frame>
        <presentation:notes draw:style-name="dp2">
          <draw:page-thumbnail draw:layer="layout" svg:width="13.335cm" svg:height="10.001cm" svg:x="3.493cm" svg:y="2.002cm" draw:page-number="20"/>
          <draw:frame presentation:style-name="pr7" draw:text-style-name="P4" draw:layer="layout" svg:width="16.254cm" svg:height="12.001cm" svg:x="2.033cm" svg:y="12.668cm" presentation:class="notes" presentation:placeholder="true">
            <draw:text-box/>
          </draw:frame>
        </presentation:notes>
      </draw:page>
      <draw:page draw:name="Querying for Simple Java Types (1)"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Querying for Simple Java Types (1)</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Query with no bind variables</text:p>
              </text:list-item>
            </text:list>
            <text:list text:style-name="L3">
              <text:list-item>
                <text:p text:style-name="P37"/>
              </text:list-item>
            </text:list>
            <text:list text:style-name="L3">
              <text:list-item>
                <text:p text:style-name="P37"/>
              </text:list-item>
            </text:list>
            <text:list text:style-name="L3">
              <text:list-item>
                <text:p text:style-name="P37"/>
              </text:list-item>
            </text:list>
            <text:list text:style-name="L3">
              <text:list-item>
                <text:p text:style-name="P37"/>
              </text:list-item>
            </text:list>
          </draw:text-box>
        </draw:frame>
        <draw:custom-shape draw:style-name="gr5" draw:text-style-name="P13" draw:layer="layout" svg:width="16.298cm" svg:height="3.409cm" svg:x="3.387cm" svg:y="6.985cm">
          <text:p text:style-name="P14"><text:span text:style-name="T33">public int</text:span><text:span text:style-name="T32"> getPersonCount() {</text:span></text:p>
          <text:p text:style-name="P14"><text:span text:style-name="T32"><text:s text:c="5"/></text:span><text:span text:style-name="T32">String sql = </text:span><text:span text:style-name="T37">“select count(*) from PERSON”</text:span><text:span text:style-name="T32">;</text:span></text:p>
          <text:p text:style-name="P14"><text:span text:style-name="T32"><text:s text:c="5"/></text:span><text:span text:style-name="T33">return</text:span><text:span text:style-name="T32"> </text:span><text:span text:style-name="T36">jdbcTemplate</text:span><text:span text:style-name="T32">.queryForInt(sql);</text:span></text:p>
          <text:p text:style-name="P14"><text:span text:style-name="T32">}</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21"/>
          <draw:frame presentation:style-name="pr7" draw:text-style-name="P4" draw:layer="layout" svg:width="16.254cm" svg:height="12.001cm" svg:x="2.033cm" svg:y="12.668cm" presentation:class="notes" presentation:placeholder="true">
            <draw:text-box/>
          </draw:frame>
        </presentation:notes>
      </draw:page>
      <draw:page draw:name="Querying for Simple Java Types (2)"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Querying for Simple Java Types (2)</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Query with a bind variable on Java 1.4</text:p>
              </text:list-item>
            </text:list>
          </draw:text-box>
        </draw:frame>
        <draw:custom-shape draw:style-name="gr11" draw:text-style-name="P28" draw:layer="layout" svg:width="19.897cm" svg:height="7.805cm" svg:x="3.175cm" svg:y="6.985cm">
          <text:p text:style-name="P14"><text:span text:style-name="T33"/></text:p>
          <text:p text:style-name="P14"><text:span text:style-name="T33">private </text:span><text:span text:style-name="T41">JdbcTemplate</text:span><text:span text:style-name="T33"> </text:span><text:span text:style-name="T36">jdbcTemplate</text:span><text:span text:style-name="T33">;</text:span></text:p>
          <text:p text:style-name="P14"><text:span text:style-name="T33"/></text:p>
          <text:p text:style-name="P14"><text:span text:style-name="T33">public int</text:span><text:span text:style-name="T32"> getCountOfPersonsOlderThan(</text:span><text:span text:style-name="T33">int</text:span><text:span text:style-name="T32"> age) { <text:s/></text:span></text:p>
          <text:p text:style-name="P14"><text:span text:style-name="T32"><text:s text:c="4"/></text:span><text:span text:style-name="T33">return</text:span><text:span text:style-name="T32"> </text:span><text:span text:style-name="T36">jdbcTemplate</text:span><text:span text:style-name="T32">.queryForInt(</text:span></text:p>
          <text:p text:style-name="P14"><text:span text:style-name="T32"><text:s text:c="21"/></text:span><text:span text:style-name="T37">“</text:span><text:span text:style-name="T37">select count(*) from PERSON where age &gt; ?”</text:span><text:span text:style-name="T32">,</text:span></text:p>
          <text:p text:style-name="P14"><text:span text:style-name="T32"><text:s text:c="20"/></text:span><text:span text:style-name="T33"><text:s/></text:span><text:span text:style-name="T33">new</text:span><text:span text:style-name="T32"> Object[] { </text:span><text:span text:style-name="T33">new</text:span><text:span text:style-name="T32"> Integer(age) });</text:span></text:p>
          <text:p text:style-name="P14"><text:span text:style-name="T32">}</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22"/>
          <draw:frame presentation:style-name="pr7" draw:text-style-name="P4" draw:layer="layout" svg:width="16.254cm" svg:height="12.001cm" svg:x="2.033cm" svg:y="12.668cm" presentation:class="notes" presentation:placeholder="true">
            <draw:text-box/>
          </draw:frame>
        </presentation:notes>
      </draw:page>
      <draw:page draw:name="Querying With SimpleJdbcTemplate"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text:span text:style-name="T3">Querying With SimpleJdbcTemplate</text:span></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text:span text:style-name="T4">Query with a bind variable on Java 5 or greater</text:span></text:p>
              </text:list-item>
            </text:list>
          </draw:text-box>
        </draw:frame>
        <draw:custom-shape draw:style-name="gr12" draw:text-style-name="P28" draw:layer="layout" svg:width="19.262cm" svg:height="6.747cm" svg:x="3.175cm" svg:y="6.985cm">
          <text:p text:style-name="P14"><text:span text:style-name="T33"/></text:p>
          <text:p text:style-name="P14"><text:span text:style-name="T33">private </text:span><text:span text:style-name="T41">SimpleJdbcTemplate</text:span><text:span text:style-name="T33"> </text:span><text:span text:style-name="T36">jdbcTemplate</text:span><text:span text:style-name="T33">;</text:span></text:p>
          <text:p text:style-name="P14"><text:span text:style-name="T33"/></text:p>
          <text:p text:style-name="P14"><text:span text:style-name="T33">public int</text:span><text:span text:style-name="T32"> getCountOfPersonsOlderThan(</text:span><text:span text:style-name="T33">int </text:span><text:span text:style-name="T32">age) { <text:s/></text:span></text:p>
          <text:p text:style-name="P14"><text:span text:style-name="T32"><text:s text:c="4"/></text:span><text:span text:style-name="T33">return</text:span><text:span text:style-name="T32"> </text:span><text:span text:style-name="T36">jdbcTemplate</text:span><text:span text:style-name="T32">.queryForInt(</text:span></text:p>
          <text:p text:style-name="P14"><text:span text:style-name="T32"><text:s text:c="8"/></text:span><text:span text:style-name="T42">“</text:span><text:span text:style-name="T42">select count(*) from PERSON where age &gt; ?”</text:span><text:span text:style-name="T32">, age);</text:span></text:p>
          <text:p text:style-name="P14"><text:span text:style-name="T32">}</text:span></text:p>
          <draw:enhanced-geometry svg:viewBox="0 0 21600 21600" draw:type="mso-spt202" draw:enhanced-path="M 0 0 L 21600 0 21600 21600 0 21600 0 0 Z N"/>
        </draw:custom-shape>
        <draw:g draw:id="id44">
          <draw:line draw:style-name="gr13" draw:text-style-name="P15" draw:layer="layout" svg:x1="20.532cm" svg:y1="15.075cm" svg:x2="20.532cm" svg:y2="12.536cm">
            <text:p text:style-name="P4"/>
          </draw:line>
          <draw:custom-shape draw:style-name="gr4" draw:text-style-name="P13" draw:layer="layout" svg:width="14.712cm" svg:height="1.048cm" svg:x="9.754cm" svg:y="15.076cm">
            <text:p text:style-name="P14"><text:span text:style-name="T20">No need for </text:span><text:span text:style-name="T43">new</text:span><text:span text:style-name="T20"> Object[] { </text:span><text:span text:style-name="T43">new</text:span><text:span text:style-name="T20"> Integer(age) }</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layer="layout" svg:width="13.335cm" svg:height="10.001cm" svg:x="3.493cm" svg:y="2.002cm" draw:page-number="23"/>
          <draw:frame presentation:style-name="pr6" draw:text-style-name="P2" draw:layer="layout" svg:width="16.254cm" svg:height="12cm" svg:x="2.033cm" svg:y="12.668cm" presentation:class="notes" presentation:user-transformed="true">
            <draw:text-box>
              <text:p text:style-name="P10"><text:span text:style-name="T3">NOTES: point out the Java 5 language features: VARARGS and AUTO-BOXING</text:span></text:p>
            </draw:text-box>
          </draw:frame>
        </presentation:notes>
      </draw:page>
      <draw:page draw:name="Generic Queries"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Generic Queries</text:p>
          </draw:text-box>
        </draw:frame>
        <draw:frame presentation:style-name="pr5" draw:text-style-name="P9" draw:layer="layout" svg:width="21.855cm" svg:height="11.219cm" svg:x="1.745cm" svg:y="4.657cm" presentation:class="outline" presentation:user-transformed="true">
          <draw:text-box>
            <text:list text:style-name="L15">
              <text:list-item>
                <text:p text:style-name="P29"><text:span text:style-name="T4">JdbcTemplate</text:span><text:span text:style-name="T3"> can return each row of a </text:span><text:span text:style-name="T4">ResultSet</text:span><text:span text:style-name="T3"> as a </text:span><text:span text:style-name="T4">Map</text:span></text:p>
              </text:list-item>
            </text:list>
            <text:list text:style-name="L3">
              <text:list-item>
                <text:p text:style-name="P16"><text:span text:style-name="T3">When expecting a single row </text:span></text:p>
              </text:list-item>
            </text:list>
            <text:list text:style-name="L3">
              <text:list-item>
                <text:list>
                  <text:list-item>
                    <text:p text:style-name="P17"><text:span text:style-name="T3">Use </text:span><text:span text:style-name="T4">queryForMap(..)</text:span></text:p>
                  </text:list-item>
                </text:list>
              </text:list-item>
            </text:list>
            <text:list text:style-name="L3">
              <text:list-item>
                <text:p text:style-name="P16"><text:span text:style-name="T3">When expecting multiple rows</text:span></text:p>
              </text:list-item>
            </text:list>
            <text:list text:style-name="L3">
              <text:list-item>
                <text:list>
                  <text:list-item>
                    <text:p text:style-name="P17"><text:span text:style-name="T3">Use </text:span><text:span text:style-name="T4">queryForList(..)</text:span></text:p>
                  </text:list-item>
                </text:list>
              </text:list-item>
            </text:list>
            <text:list text:style-name="L3">
              <text:list-item>
                <text:p text:style-name="P16"><text:span text:style-name="T3">Useful for reporting, testing, and ‘window-on-data’ use cases</text:span></text:p>
              </text:list-item>
            </text:list>
          </draw:text-box>
        </draw:frame>
        <presentation:notes draw:style-name="dp2">
          <draw:page-thumbnail draw:layer="layout" svg:width="13.335cm" svg:height="10.001cm" svg:x="3.493cm" svg:y="2.002cm" draw:page-number="24"/>
          <draw:frame presentation:style-name="pr7" draw:text-style-name="P4" draw:layer="layout" svg:width="16.254cm" svg:height="12.001cm" svg:x="2.033cm" svg:y="12.668cm" presentation:class="notes" presentation:placeholder="true">
            <draw:text-box/>
          </draw:frame>
        </presentation:notes>
      </draw:page>
      <draw:page draw:name="Querying for Generic Maps (1)"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Querying for Generic Maps (1)</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Query for a single row</text:p>
              </text:list-item>
            </text:list>
            <text:list text:style-name="L3">
              <text:list-item>
                <text:p text:style-name="P37"/>
              </text:list-item>
            </text:list>
            <text:list text:style-name="L3">
              <text:list-item>
                <text:p text:style-name="P37"/>
              </text:list-item>
            </text:list>
            <text:list text:style-name="L3">
              <text:list-item>
                <text:p text:style-name="P37"/>
              </text:list-item>
            </text:list>
            <text:list text:style-name="L3">
              <text:list-item>
                <text:p text:style-name="P37"/>
              </text:list-item>
            </text:list>
            <text:list text:style-name="L3">
              <text:list-item>
                <text:p text:id="id45" text:style-name="P16">returns:</text:p>
              </text:list-item>
            </text:list>
            <text:list text:style-name="L3">
              <text:list-item>
                <text:list>
                  <text:list-item>
                    <text:p text:id="id46" text:style-name="P38">Map <text:span text:style-name="T39">{ </text:span><text:span text:style-name="T44"><text:s/>ID</text:span><text:span text:style-name="T39">=1, </text:span><text:span text:style-name="T44">FIRST_NAME</text:span><text:span text:style-name="T39">=</text:span><text:span text:style-name="T45">“John”</text:span><text:span text:style-name="T39">, </text:span><text:span text:style-name="T44">LAST_NAME</text:span><text:span text:style-name="T39">=</text:span><text:span text:style-name="T45">“Doe”</text:span><text:span text:style-name="T39"> }</text:span></text:p>
                  </text:list-item>
                </text:list>
              </text:list-item>
            </text:list>
          </draw:text-box>
        </draw:frame>
        <draw:custom-shape draw:style-name="gr5" draw:text-style-name="P13" draw:layer="layout" svg:width="18.627cm" svg:height="3.409cm" svg:x="3.175cm" svg:y="6.35cm">
          <text:p text:style-name="P14"><text:span text:style-name="T33">public</text:span><text:span text:style-name="T32"> Map getPersonInfo(</text:span><text:span text:style-name="T33">int</text:span><text:span text:style-name="T32"> id) {</text:span></text:p>
          <text:p text:style-name="P14"><text:span text:style-name="T32"><text:s text:c="4"/></text:span><text:span text:style-name="T32">String sql = </text:span><text:span text:style-name="T37">“select * from PERSON where id=?”</text:span><text:span text:style-name="T32">;</text:span></text:p>
          <text:p text:style-name="P14"><text:span text:style-name="T32"><text:s text:c="4"/></text:span><text:span text:style-name="T33">return</text:span><text:span text:style-name="T32"> </text:span><text:span text:style-name="T36">jdbcTemplate</text:span><text:span text:style-name="T32">.queryForMap(sql, id);</text:span></text:p>
          <text:p text:style-name="P14"><text:span text:style-name="T32">}</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layer="layout" svg:width="13.335cm" svg:height="10.001cm" svg:x="3.493cm" svg:y="2.002cm" draw:page-number="25"/>
          <draw:frame presentation:style-name="pr7" draw:text-style-name="P4" draw:layer="layout" svg:width="16.254cm" svg:height="12.001cm" svg:x="2.033cm" svg:y="12.668cm" presentation:class="notes" presentation:placeholder="true">
            <draw:text-box/>
          </draw:frame>
        </presentation:notes>
      </draw:page>
      <draw:page draw:name="Querying for Generic Maps (2)"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Querying for Generic Maps (2)</text:p>
          </draw:text-box>
        </draw:frame>
        <draw:frame presentation:style-name="pr13" draw:text-style-name="P9" draw:layer="layout" svg:width="22.86cm" svg:height="11.431cm" svg:x="1.905cm" svg:y="5.503cm" presentation:class="outline" presentation:user-transformed="true">
          <draw:text-box>
            <text:list text:style-name="L3">
              <text:list-item>
                <text:p text:style-name="P6">Query for multiple rows</text:p>
              </text:list-item>
            </text:list>
            <text:list text:style-name="L3">
              <text:list-item>
                <text:p text:style-name="P39"><text:span text:style-name="T7"/></text:p>
              </text:list-item>
            </text:list>
            <text:list text:style-name="L3">
              <text:list-item>
                <text:p text:style-name="P39"><text:span text:style-name="T7"/></text:p>
              </text:list-item>
            </text:list>
            <text:list text:style-name="L3">
              <text:list-item>
                <text:p text:style-name="P39"><text:span text:style-name="T46"><text:s text:c="3"/></text:span></text:p>
              </text:list-item>
            </text:list>
            <text:list text:style-name="L3">
              <text:list-item>
                <text:p text:id="id47" text:style-name="P6">returns:</text:p>
              </text:list-item>
            </text:list>
            <text:list text:style-name="L15">
              <text:list-item>
                <text:p text:id="id48" text:style-name="P40"><text:span text:style-name="T47"><text:tab/></text:span><text:span text:style-name="T47"> <text:s/></text:span><text:span text:style-name="T20">List {</text:span></text:p>
              </text:list-item>
            </text:list>
            <text:list text:style-name="L15">
              <text:list-item>
                <text:p text:id="id49" text:style-name="P40"><text:span text:style-name="T20"><text:tab/></text:span><text:span text:style-name="T20"> <text:s text:c="3"/></text:span><text:span text:style-name="T20">0 - Map {</text:span><text:span text:style-name="T43"> ID</text:span><text:span text:style-name="T20">=1, </text:span><text:span text:style-name="T43">FIRST_NAME</text:span><text:span text:style-name="T20">=</text:span><text:span text:style-name="T48">“John”</text:span><text:span text:style-name="T20">, </text:span><text:span text:style-name="T43">LAST_NAME</text:span><text:span text:style-name="T20">=</text:span><text:span text:style-name="T48">“Doe”</text:span><text:span text:style-name="T20"> }</text:span></text:p>
              </text:list-item>
            </text:list>
            <text:list text:style-name="L15">
              <text:list-item>
                <text:p text:id="id50" text:style-name="P40"><text:span text:style-name="T20"><text:tab/></text:span><text:span text:style-name="T20"> <text:s text:c="3"/></text:span><text:span text:style-name="T20">1 - Map {</text:span><text:span text:style-name="T43"> ID</text:span><text:span text:style-name="T20">=2, </text:span><text:span text:style-name="T43">FIRST_NAME</text:span><text:span text:style-name="T20">=</text:span><text:span text:style-name="T48">“Jane”</text:span><text:span text:style-name="T20">, </text:span><text:span text:style-name="T43">LAST_NAME</text:span><text:span text:style-name="T20">=</text:span><text:span text:style-name="T48">“Doe”</text:span><text:span text:style-name="T20"> }</text:span></text:p>
              </text:list-item>
            </text:list>
            <text:list text:style-name="L15">
              <text:list-item>
                <text:p text:id="id51" text:style-name="P40"><text:span text:style-name="T20"><text:tab/></text:span><text:span text:style-name="T20"> <text:s text:c="3"/></text:span><text:span text:style-name="T20">2 - Map { </text:span><text:span text:style-name="T43">ID</text:span><text:span text:style-name="T20">=3, </text:span><text:span text:style-name="T43">FIRST_NAME</text:span><text:span text:style-name="T20">=</text:span><text:span text:style-name="T48">“Junior”</text:span><text:span text:style-name="T20">, </text:span><text:span text:style-name="T43">LAST_NAME</text:span><text:span text:style-name="T20">=</text:span><text:span text:style-name="T48">“Doe”</text:span><text:span text:style-name="T20"> }</text:span></text:p>
              </text:list-item>
            </text:list>
            <text:list text:style-name="L15">
              <text:list-item>
                <text:p text:id="id52" text:style-name="P40"><text:span text:style-name="T20"><text:tab/></text:span><text:span text:style-name="T20"> <text:s/></text:span><text:span text:style-name="T20">}</text:span></text:p>
              </text:list-item>
            </text:list>
          </draw:text-box>
        </draw:frame>
        <draw:custom-shape draw:style-name="gr5" draw:text-style-name="P13" draw:layer="layout" svg:width="17.992cm" svg:height="3.409cm" svg:x="3.175cm" svg:y="6.773cm">
          <text:p text:style-name="P14"><text:span text:style-name="T33">public</text:span><text:span text:style-name="T32"> List getAllPersonInfo() {</text:span></text:p>
          <text:p text:style-name="P14"><text:span text:style-name="T32"><text:s text:c="4"/></text:span><text:span text:style-name="T32">String sql = </text:span><text:span text:style-name="T37">“select * from PERSON”</text:span><text:span text:style-name="T32">;</text:span></text:p>
          <text:p text:style-name="P14"><text:span text:style-name="T32"><text:s text:c="4"/></text:span><text:span text:style-name="T33">return</text:span><text:span text:style-name="T32"> </text:span><text:span text:style-name="T36">jdbcTemplate</text:span><text:span text:style-name="T32">.queryForList(sql);</text:span></text:p>
          <text:p text:style-name="P14"><text:span text:style-name="T32">}</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layer="layout" svg:width="13.335cm" svg:height="10.001cm" svg:x="3.493cm" svg:y="2.002cm" draw:page-number="26"/>
          <draw:frame presentation:style-name="pr7" draw:text-style-name="P4" draw:layer="layout" svg:width="16.254cm" svg:height="12.001cm" svg:x="2.033cm" svg:y="12.668cm" presentation:class="notes" presentation:placeholder="true">
            <draw:text-box/>
          </draw:frame>
        </presentation:notes>
      </draw:page>
      <draw:page draw:name="Domain Object Queries"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Domain Object Queries</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text:span text:style-name="T3">Often it is useful to map relational data into domain objects</text:span></text:p>
              </text:list-item>
            </text:list>
            <text:list text:style-name="L3">
              <text:list-item>
                <text:list>
                  <text:list-item>
                    <text:p text:style-name="P17"><text:span text:style-name="T3">e.g. a </text:span><text:span text:style-name="T4">ResultSet</text:span><text:span text:style-name="T3"> to an </text:span><text:span text:style-name="T4">Account</text:span></text:p>
                  </text:list-item>
                </text:list>
              </text:list-item>
            </text:list>
            <text:list text:style-name="L3">
              <text:list-item>
                <text:p text:style-name="P16"><text:span text:style-name="T3">Spring’s </text:span><text:span text:style-name="T4">JdbcTemplate</text:span><text:span text:style-name="T3"> supports this using a </text:span><text:span text:style-name="T49">callback </text:span><text:span text:style-name="T3">approach</text:span></text:p>
              </text:list-item>
            </text:list>
          </draw:text-box>
        </draw:frame>
        <presentation:notes draw:style-name="dp2">
          <draw:page-thumbnail draw:layer="layout" svg:width="13.335cm" svg:height="10.001cm" svg:x="3.493cm" svg:y="2.002cm" draw:page-number="27"/>
          <draw:frame presentation:style-name="pr7" draw:text-style-name="P4" draw:layer="layout" svg:width="16.254cm" svg:height="12.001cm" svg:x="2.033cm" svg:y="12.668cm" presentation:class="notes" presentation:placeholder="true">
            <draw:text-box/>
          </draw:frame>
        </presentation:notes>
      </draw:page>
      <draw:page draw:name="Querying for Domain Objects (1)"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Querying for Domain Objects (1)</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Query for a single row</text:p>
              </text:list-item>
            </text:list>
          </draw:text-box>
        </draw:frame>
        <draw:custom-shape draw:style-name="gr5" draw:text-style-name="P13" draw:layer="layout" svg:width="19.474cm" svg:height="4.527cm" svg:x="2.963cm" svg:y="6.888cm">
          <text:p text:style-name="P14"><text:span text:style-name="T27">public</text:span><text:span text:style-name="T4"> Person getPerson(</text:span><text:span text:style-name="T27">int</text:span><text:span text:style-name="T4"> id) {</text:span></text:p>
          <text:p text:style-name="P14"><text:span text:style-name="T4"><text:s text:c="3"/></text:span><text:span text:style-name="T27">return</text:span><text:span text:style-name="T4"> (Person) </text:span><text:span text:style-name="T50">jdbcTemplate</text:span><text:span text:style-name="T51">.</text:span><text:span text:style-name="T4">queryForObject(</text:span></text:p>
          <text:p text:style-name="P14"><text:span text:style-name="T4"><text:s text:c="10"/></text:span><text:span text:style-name="T52">“</text:span><text:span text:style-name="T52">select first_name, last_name from PERSON where id=?”</text:span><text:span text:style-name="T4">,</text:span></text:p>
          <text:p text:style-name="P14"><text:span text:style-name="T4"><text:s text:c="10"/></text:span><text:span text:style-name="T27">new</text:span><text:span text:style-name="T4"> Object[] { </text:span><text:span text:style-name="T27">new</text:span><text:span text:style-name="T4"> Long(id) },</text:span></text:p>
          <text:p text:style-name="P14"><text:span text:style-name="T4"><text:s text:c="10"/></text:span><text:span text:style-name="T4">new PersonMapper());</text:span></text:p>
          <text:p text:style-name="P14"><text:span text:style-name="T4">}</text:span></text:p>
          <draw:enhanced-geometry svg:viewBox="0 0 21600 21600" draw:type="mso-spt202" draw:enhanced-path="M 0 0 L 21600 0 21600 21600 0 21600 0 0 Z N"/>
        </draw:custom-shape>
        <draw:custom-shape draw:style-name="gr5" draw:text-style-name="P13" draw:id="id55" draw:layer="layout" svg:width="19.474cm" svg:height="3.816cm" svg:x="2.963cm" svg:y="12.488cm">
          <text:p text:style-name="P14"><text:span text:style-name="T27">class</text:span><text:span text:style-name="T4"> PersonMapper </text:span><text:span text:style-name="T27">implements</text:span><text:span text:style-name="T4"> RowMapper {</text:span></text:p>
          <text:p text:style-name="P14"><text:span text:style-name="T4"><text:s text:c="4"/></text:span><text:span text:style-name="T27">public</text:span><text:span text:style-name="T4"> Object mapRow(ResultSet rs, </text:span><text:span text:style-name="T27">int</text:span><text:span text:style-name="T4"> i) throws SQLException {</text:span></text:p>
          <text:p text:style-name="P14"><text:span text:style-name="T4"><text:s text:c="8"/></text:span><text:span text:style-name="T27">return new</text:span><text:span text:style-name="T4"> Person(rs.getString(1), rs.getString(2));</text:span></text:p>
          <text:p text:style-name="P14"><text:span text:style-name="T4"><text:s text:c="4"/></text:span><text:span text:style-name="T4">}</text:span></text:p>
          <text:p text:style-name="P14"><text:span text:style-name="T4">}</text:span></text:p>
          <draw:enhanced-geometry svg:viewBox="0 0 21600 21600" draw:type="mso-spt202" draw:enhanced-path="M 0 0 L 21600 0 21600 21600 0 21600 0 0 Z N"/>
        </draw:custom-shape>
        <draw:polyline draw:style-name="gr14" draw:text-style-name="P15" draw:id="id53" draw:layer="layout" svg:width="1.481cm" svg:height="0cm" svg:x="11.352cm" svg:y="10.35cm" svg:viewBox="0 0 1482 0" draw:points="1482,0 0,0">
          <text:p text:style-name="P4"/>
        </draw:polyline>
        <draw:custom-shape draw:style-name="gr15" draw:text-style-name="P13" draw:id="id54" draw:layer="layout" svg:width="8.622cm" svg:height="0.972cm" svg:x="12.868cm" svg:y="9.927cm">
          <text:p text:style-name="P14"><text:span text:style-name="T39">Maps rows to Person object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group-id="0"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5" smil:attributeName="visibility" smil:to="visible"/>
                </anim:par>
              </anim:par>
            </anim:par>
          </anim:seq>
        </anim:par>
        <presentation:notes draw:style-name="dp2">
          <draw:page-thumbnail draw:layer="layout" svg:width="13.335cm" svg:height="10.001cm" svg:x="3.493cm" svg:y="2.002cm" draw:page-number="28"/>
          <draw:frame presentation:style-name="pr7" draw:text-style-name="P4" draw:layer="layout" svg:width="16.254cm" svg:height="12.001cm" svg:x="2.033cm" svg:y="12.668cm" presentation:class="notes" presentation:placeholder="true">
            <draw:text-box/>
          </draw:frame>
        </presentation:notes>
      </draw:page>
      <draw:page draw:name="Querying for Domain Objects (2)"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Querying for Domain Objects (2)</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Query for multiple rows</text:p>
              </text:list-item>
            </text:list>
          </draw:text-box>
        </draw:frame>
        <draw:custom-shape draw:style-name="gr5" draw:text-style-name="P13" draw:layer="layout" svg:width="19.685cm" svg:height="3.816cm" svg:x="2.963cm" svg:y="7.1cm">
          <text:p text:style-name="P14"><text:span text:style-name="T27">public</text:span><text:span text:style-name="T4"> List getAllPersons() {</text:span></text:p>
          <text:p text:style-name="P14"><text:span text:style-name="T4"><text:s text:c="4"/></text:span><text:span text:style-name="T27">return</text:span><text:span text:style-name="T4"> </text:span><text:span text:style-name="T50">jdbcTemplate</text:span><text:span text:style-name="T51">.</text:span><text:span text:style-name="T4">query(</text:span></text:p>
          <text:p text:style-name="P14"><text:span text:style-name="T4"><text:s text:c="12"/></text:span><text:span text:style-name="T52">“</text:span><text:span text:style-name="T52">select first_name, last_name from PERSON”</text:span><text:span text:style-name="T4">,</text:span></text:p>
          <text:p text:style-name="P14"><text:span text:style-name="T4"><text:s text:c="12"/></text:span><text:span text:style-name="T27">new</text:span><text:span text:style-name="T4"> PersonMapper());</text:span></text:p>
          <text:p text:style-name="P14"><text:span text:style-name="T4">}</text:span></text:p>
          <draw:enhanced-geometry svg:viewBox="0 0 21600 21600" draw:type="mso-spt202" draw:enhanced-path="M 0 0 L 21600 0 21600 21600 0 21600 0 0 Z N"/>
        </draw:custom-shape>
        <draw:custom-shape draw:style-name="gr5" draw:text-style-name="P13" draw:id="id58" draw:layer="layout" svg:width="19.474cm" svg:height="3.816cm" svg:x="2.963cm" svg:y="12.065cm">
          <text:p text:style-name="P14"><text:span text:style-name="T27">class</text:span><text:span text:style-name="T4"> PersonMapper </text:span><text:span text:style-name="T27">implements</text:span><text:span text:style-name="T4"> RowMapper {</text:span></text:p>
          <text:p text:style-name="P14"><text:span text:style-name="T4"><text:s text:c="4"/></text:span><text:span text:style-name="T27">public</text:span><text:span text:style-name="T4"> Object mapRow(ResultSet rs, </text:span><text:span text:style-name="T27">int</text:span><text:span text:style-name="T4"> i) throws SQLException {</text:span></text:p>
          <text:p text:style-name="P14"><text:span text:style-name="T4"><text:s text:c="8"/></text:span><text:span text:style-name="T27">return new</text:span><text:span text:style-name="T4"> Person(rs.getString(1), rs.getString(2));</text:span></text:p>
          <text:p text:style-name="P14"><text:span text:style-name="T4"><text:s text:c="4"/></text:span><text:span text:style-name="T4">}</text:span></text:p>
          <text:p text:style-name="P14"><text:span text:style-name="T4">}</text:span></text:p>
          <draw:enhanced-geometry svg:viewBox="0 0 21600 21600" draw:type="mso-spt202" draw:enhanced-path="M 0 0 L 21600 0 21600 21600 0 21600 0 0 Z N"/>
        </draw:custom-shape>
        <draw:polyline draw:style-name="gr14" draw:text-style-name="P15" draw:id="id56" draw:layer="layout" svg:width="1.48cm" svg:height="0cm" svg:x="11.641cm" svg:y="9.844cm" svg:viewBox="0 0 1481 0" draw:points="1481,0 0,0">
          <text:p text:style-name="P4"/>
        </draw:polyline>
        <draw:custom-shape draw:style-name="gr15" draw:text-style-name="P13" draw:id="id57" draw:layer="layout" svg:width="9.295cm" svg:height="0.972cm" svg:x="13.13cm" svg:y="9.447cm">
          <text:p text:style-name="P14"><text:span text:style-name="T4">Same row mapper can be used</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group-id="0"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8" smil:attributeName="visibility" smil:to="visible"/>
                </anim:par>
              </anim:par>
            </anim:par>
          </anim:seq>
        </anim:par>
        <presentation:notes draw:style-name="dp2">
          <draw:page-thumbnail draw:layer="layout" svg:width="13.335cm" svg:height="10.001cm" svg:x="3.493cm" svg:y="2.002cm" draw:page-number="29"/>
          <draw:frame presentation:style-name="pr7" draw:text-style-name="P4" draw:layer="layout" svg:width="16.254cm" svg:height="12.001cm" svg:x="2.033cm" svg:y="12.668cm" presentation:class="notes" presentation:placeholder="true">
            <draw:text-box/>
          </draw:frame>
        </presentation:notes>
      </draw:page>
      <draw:page draw:name="Querying for a Single Domain Object with SimpleJdbcTemplate"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6">Querying for a Single Domain Object with SimpleJdbcTemplate</text:span></text:p>
          </draw:text-box>
        </draw:frame>
        <draw:frame presentation:style-name="pr5" draw:text-style-name="P9" draw:layer="layout" svg:width="21.855cm" svg:height="11.219cm" svg:x="1.745cm" svg:y="4.657cm" presentation:class="outline" presentation:user-transformed="true">
          <draw:text-box>
            <text:list text:style-name="L15">
              <text:list-item>
                <text:p text:style-name="P29"><text:span text:style-name="T4">SimpleJdbcTemplate</text:span><text:span text:style-name="T3"> benefits from </text:span><text:span text:style-name="T49">generics</text:span></text:p>
              </text:list-item>
            </text:list>
          </draw:text-box>
        </draw:frame>
        <draw:custom-shape draw:style-name="gr5" draw:text-style-name="P13" draw:layer="layout" svg:width="20.743cm" svg:height="3.816cm" svg:x="2.752cm" svg:y="6.985cm">
          <text:p text:style-name="P14"><text:span text:style-name="T27">public</text:span><text:span text:style-name="T4"> Person getPerson(</text:span><text:span text:style-name="T27">int</text:span><text:span text:style-name="T4"> id) {</text:span></text:p>
          <text:p text:style-name="P14"><text:span text:style-name="T4"><text:s text:c="4"/></text:span><text:span text:style-name="T27">return</text:span><text:span text:style-name="T4"> </text:span><text:span text:style-name="T50">jdbcTemplate</text:span><text:span text:style-name="T51">.</text:span><text:span text:style-name="T4">queryForObject(</text:span></text:p>
          <text:p text:style-name="P14"><text:span text:style-name="T4"><text:s text:c="9"/></text:span><text:span text:style-name="T52">“</text:span><text:span text:style-name="T52">select first_name, last_name from PERSON where id=?”</text:span><text:span text:style-name="T4">,</text:span></text:p>
          <text:p text:style-name="P14"><text:span text:style-name="T4"><text:s text:c="9"/></text:span><text:span text:style-name="T4">new PersonMapper(),</text:span><text:span text:style-name="T53"> </text:span><text:span text:style-name="T4">id);</text:span></text:p>
          <text:p text:style-name="P14"><text:span text:style-name="T4">}</text:span></text:p>
          <draw:enhanced-geometry svg:viewBox="0 0 21600 21600" draw:type="mso-spt202" draw:enhanced-path="M 0 0 L 21600 0 21600 21600 0 21600 0 0 Z N"/>
        </draw:custom-shape>
        <draw:custom-shape draw:style-name="gr16" draw:text-style-name="P13" draw:id="id59" draw:layer="layout" svg:width="20.514cm" svg:height="3.816cm" svg:x="2.809cm" svg:y="13.022cm">
          <text:p text:style-name="P14"><text:span text:style-name="T4">class</text:span><text:span text:style-name="T21"> </text:span><text:span text:style-name="T4">PersonMapper </text:span><text:span text:style-name="T27">implements</text:span><text:span text:style-name="T4"> ParameterizedRowMapper&lt;Person&gt; {</text:span></text:p>
          <text:p text:style-name="P14"><text:span text:style-name="T4"><text:s text:c="4"/></text:span><text:span text:style-name="T27">public</text:span><text:span text:style-name="T4"> Person mapRow(ResultSet rs, </text:span><text:span text:style-name="T27">int </text:span><text:span text:style-name="T4">i) throws SQLException {</text:span></text:p>
          <text:p text:style-name="P14"><text:span text:style-name="T4"><text:s text:c="8"/></text:span><text:span text:style-name="T27">return new</text:span><text:span text:style-name="T4"> Person(rs.getString(1), rs.getString(2));</text:span></text:p>
          <text:p text:style-name="P14"><text:span text:style-name="T4"><text:s text:c="5"/></text:span><text:span text:style-name="T4">}</text:span></text:p>
          <text:p text:style-name="P14"><text:span text:style-name="T4">}</text:span></text:p>
          <draw:enhanced-geometry svg:viewBox="0 0 21600 21600" draw:type="mso-spt202" draw:enhanced-path="M 0 0 L 21600 0 21600 21600 0 21600 0 0 Z N"/>
        </draw:custom-shape>
        <draw:polyline draw:style-name="gr13" draw:text-style-name="P15" draw:id="id60" draw:layer="layout" svg:width="0cm" svg:height="1.904cm" svg:x="21.378cm" svg:y="13.757cm" svg:viewBox="0 0 0 1905" draw:points="0,1905 0,0">
          <text:p text:style-name="P4"/>
        </draw:polyline>
        <draw:custom-shape draw:style-name="gr4" draw:text-style-name="P13" draw:id="id61" draw:layer="layout" svg:width="8.638cm" svg:height="1.048cm" svg:x="16.311cm" svg:y="15.663cm">
          <text:p text:style-name="P14"><text:span text:style-name="T20">Parameterizes return type</text:span></text:p>
          <draw:enhanced-geometry svg:viewBox="0 0 21600 21600" draw:type="mso-spt202" draw:enhanced-path="M 0 0 L 21600 0 21600 21600 0 21600 0 0 Z N"/>
        </draw:custom-shape>
        <draw:polyline draw:style-name="gr13" draw:text-style-name="P15" draw:id="id62" draw:layer="layout" svg:width="0cm" svg:height="3.174cm" svg:x="4.233cm" svg:y="8.466cm" svg:viewBox="0 0 0 3175" draw:points="0,3175 0,0">
          <text:p text:style-name="P4"/>
        </draw:polyline>
        <draw:custom-shape draw:style-name="gr4" draw:text-style-name="P13" draw:id="id63" draw:layer="layout" svg:width="4.943cm" svg:height="0.972cm" svg:x="1.72cm" svg:y="11.642cm">
          <text:p text:style-name="P14"><text:span text:style-name="T39">No need to cast</text:span></text:p>
          <draw:enhanced-geometry svg:viewBox="0 0 21600 21600" draw:type="mso-spt202" draw:enhanced-path="M 0 0 L 21600 0 21600 21600 0 21600 0 0 Z N"/>
        </draw:custom-shape>
        <draw:polyline draw:style-name="gr14" draw:text-style-name="P15" draw:id="id64" draw:layer="layout" svg:width="1.481cm" svg:height="1.481cm" svg:x="4.233cm" svg:y="12.7cm" svg:viewBox="0 0 1482 1482" draw:points="0,0 1482,1482">
          <text:p text:style-name="P4"/>
        </draw:poly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group-id="0"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group-id="0"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seq>
        </anim:par>
        <presentation:notes draw:style-name="dp2">
          <draw:page-thumbnail draw:layer="layout" svg:width="13.335cm" svg:height="10.001cm" svg:x="3.493cm" svg:y="2.002cm" draw:page-number="30"/>
          <draw:frame presentation:style-name="pr7" draw:text-style-name="P4" draw:layer="layout" svg:width="16.254cm" svg:height="12.001cm" svg:x="2.033cm" svg:y="12.668cm" presentation:class="notes" presentation:placeholder="true">
            <draw:text-box/>
          </draw:frame>
        </presentation:notes>
      </draw:page>
      <draw:page draw:name="Querying for Multiple Domain Objects with SimpleJdbcTemplate"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6">Querying for Multiple Domain Objects with SimpleJdbcTemplate</text:span></text:p>
          </draw:text-box>
        </draw:frame>
        <draw:custom-shape draw:style-name="gr5" draw:text-style-name="P13" draw:layer="layout" svg:width="23.072cm" svg:height="3.409cm" svg:x="1.27cm" svg:y="4.445cm">
          <text:p text:style-name="P14"><text:span text:style-name="T33">public</text:span><text:span text:style-name="T32"> List&lt;Person&gt; getAllPersons() {</text:span></text:p>
          <text:p text:style-name="P14"><text:span text:style-name="T32"><text:s text:c="4"/></text:span><text:span text:style-name="T33">return</text:span><text:span text:style-name="T32"> </text:span><text:span text:style-name="T36">jdbcTemplate</text:span><text:span text:style-name="T32">.query(</text:span></text:p>
          <text:p text:style-name="P14"><text:span text:style-name="T32"><text:s text:c="12"/></text:span><text:span text:style-name="T42">“</text:span><text:span text:style-name="T42">select first_name, last_name from PERSON”</text:span><text:span text:style-name="T32">,</text:span></text:p>
          <text:p text:style-name="P14"><text:span text:style-name="T32"><text:s text:c="12"/></text:span><text:span text:style-name="T33">new</text:span><text:span text:style-name="T32"> PersonMapper());</text:span></text:p>
          <draw:enhanced-geometry svg:viewBox="0 0 21600 21600" draw:type="mso-spt202" draw:enhanced-path="M 0 0 L 21600 0 21600 21600 0 21600 0 0 Z N"/>
        </draw:custom-shape>
        <draw:custom-shape draw:style-name="gr5" draw:text-style-name="P13" draw:layer="layout" svg:width="23.072cm" svg:height="4.196cm" svg:x="1.27cm" svg:y="9.737cm">
          <text:p text:style-name="P41"><text:span text:style-name="T33">class</text:span><text:span text:style-name="T32"> PersonMapper </text:span><text:span text:style-name="T33">implements</text:span><text:span text:style-name="T32"> ParameterizedRowMapper&lt;Person&gt; {</text:span></text:p>
          <text:p text:style-name="P41"><text:span text:style-name="T32"><text:s text:c="4"/></text:span><text:span text:style-name="T33">public</text:span><text:span text:style-name="T32"> Person mapRow(ResultSet rs, </text:span><text:span text:style-name="T33">int </text:span><text:span text:style-name="T32">i) throws SQLException {</text:span></text:p>
          <text:p text:style-name="P41"><text:span text:style-name="T32"><text:s text:c="8"/></text:span><text:span text:style-name="T33">return new</text:span><text:span text:style-name="T32"> Person(rs.getString(1), rs.getString(2));</text:span></text:p>
          <text:p text:style-name="P41"><text:span text:style-name="T32"><text:s text:c="5"/></text:span><text:span text:style-name="T32">}</text:span></text:p>
          <text:p text:style-name="P41"><text:span text:style-name="T32">}</text:span></text:p>
          <draw:enhanced-geometry svg:viewBox="0 0 21600 21600" draw:type="mso-spt202" draw:enhanced-path="M 0 0 L 21600 0 21600 21600 0 21600 0 0 Z N"/>
        </draw:custom-shape>
        <draw:polyline draw:style-name="gr13" draw:text-style-name="P15" draw:id="id65" draw:layer="layout" svg:width="0cm" svg:height="3.174cm" svg:x="4.022cm" svg:y="5.291cm" svg:viewBox="0 0 0 3175" draw:points="0,3175 0,0">
          <text:p text:style-name="P4"/>
        </draw:polyline>
        <draw:custom-shape draw:style-name="gr4" draw:text-style-name="P13" draw:id="id66" draw:layer="layout" svg:width="4.943cm" svg:height="0.972cm" svg:x="1.508cm" svg:y="8.467cm">
          <text:p text:style-name="P14"><text:span text:style-name="T39">No need to cast</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group-id="0" presentation:preset-class="entrance" presentation:preset-id="ooo-entrance-appear">
                  <anim:set smil:begin="0s" smil:dur="0.001s" smil:fill="hold" smil:targetElement="id66" smil:attributeName="visibility" smil:to="visible"/>
                </anim:par>
              </anim:par>
            </anim:par>
          </anim:seq>
        </anim:par>
        <presentation:notes draw:style-name="dp2">
          <draw:page-thumbnail draw:layer="layout" svg:width="13.335cm" svg:height="10.001cm" svg:x="3.493cm" svg:y="2.002cm" draw:page-number="31"/>
          <draw:frame presentation:style-name="pr7" draw:text-style-name="P4" draw:layer="layout" svg:width="16.254cm" svg:height="12.001cm" svg:x="2.033cm" svg:y="12.668cm" presentation:class="notes" presentation:placeholder="true">
            <draw:text-box/>
          </draw:frame>
        </presentation:notes>
      </draw:page>
      <draw:page draw:name="RowCallbackHandler"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RowCallbackHandler</text:span></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text:span text:style-name="T3">Spring provides a simpler RowCallbackHandler interface when there is no return object</text:span></text:p>
              </text:list-item>
            </text:list>
            <text:list text:style-name="L3">
              <text:list-item>
                <text:list>
                  <text:list-item>
                    <text:p text:style-name="P17"><text:span text:style-name="T3">Streaming rows to a file</text:span></text:p>
                  </text:list-item>
                </text:list>
              </text:list-item>
            </text:list>
            <text:list text:style-name="L3">
              <text:list-item>
                <text:list>
                  <text:list-item>
                    <text:p text:style-name="P17"><text:span text:style-name="T3">Filtering rows before adding to a Collection</text:span></text:p>
                  </text:list-item>
                </text:list>
              </text:list-item>
            </text:list>
          </draw:text-box>
        </draw:frame>
        <draw:custom-shape draw:style-name="gr5" draw:text-style-name="P13" draw:layer="layout" svg:width="19.897cm" svg:height="2.622cm" svg:x="3.175cm" svg:y="9.948cm">
          <text:p text:style-name="P14"><text:span text:style-name="T33">public interface</text:span><text:span text:style-name="T32"> RowCallbackHandler {</text:span></text:p>
          <text:p text:style-name="P14"><text:span text:style-name="T32"><text:s text:c="4"/></text:span><text:span text:style-name="T33">void</text:span><text:span text:style-name="T32"> processRow(ResultSet rs) <text:s/></text:span><text:span text:style-name="T33">throws</text:span><text:span text:style-name="T32"> SQLException;</text:span></text:p>
          <text:p text:style-name="P14"><text:span text:style-name="T32">}</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32"/>
          <draw:frame presentation:style-name="pr7" draw:text-style-name="P4" draw:layer="layout" svg:width="16.254cm" svg:height="12.001cm" svg:x="2.033cm" svg:y="12.668cm" presentation:class="notes" presentation:placeholder="true">
            <draw:text-box/>
          </draw:frame>
        </presentation:notes>
      </draw:page>
      <draw:page draw:name="Using a RowCallbackHandler"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Using a RowCallbackHandler</text:span></text:p>
          </draw:text-box>
        </draw:frame>
        <draw:custom-shape draw:style-name="gr5" draw:text-style-name="P13" draw:layer="layout" svg:width="22.013cm" svg:height="5.238cm" svg:x="1.905cm" svg:y="4.868cm">
          <text:p text:style-name="P14"><text:span text:style-name="T27">public class</text:span><text:span text:style-name="T4"> JdbcOrderRepository {</text:span></text:p>
          <text:p text:style-name="P14"><text:span text:style-name="T4"><text:s text:c="4"/></text:span><text:span text:style-name="T27">public void </text:span><text:span text:style-name="T4">generateReport() {</text:span></text:p>
          <text:p text:style-name="P14"><text:span text:style-name="T4"><text:s text:c="8"/></text:span><text:span text:style-name="T28">// select all orders for a full report</text:span></text:p>
          <text:p text:style-name="P14"><text:span text:style-name="T4"><text:s text:c="8"/></text:span><text:span text:style-name="T50">jdbcTemplate</text:span><text:span text:style-name="T51">.</text:span><text:span text:style-name="T4">query(</text:span><text:span text:style-name="T52">“select...from order o, item i”</text:span><text:span text:style-name="T4">, </text:span></text:p>
          <text:p text:style-name="P14"><text:span text:style-name="T4"><text:s text:c="16"/></text:span><text:span text:style-name="T4">new OrderReportWriter());</text:span></text:p>
          <text:p text:style-name="P14"><text:span text:style-name="T4"><text:s text:c="4"/></text:span><text:span text:style-name="T4">}</text:span></text:p>
          <text:p text:style-name="P14"><text:span text:style-name="T4">}</text:span></text:p>
          <draw:enhanced-geometry svg:viewBox="0 0 21600 21600" draw:type="mso-spt202" draw:enhanced-path="M 0 0 L 21600 0 21600 21600 0 21600 0 0 Z N"/>
        </draw:custom-shape>
        <draw:custom-shape draw:style-name="gr5" draw:text-style-name="P13" draw:id="id67" draw:layer="layout" svg:width="22.013cm" svg:height="3.816cm" svg:x="1.905cm" svg:y="11.218cm">
          <text:p text:style-name="P14"><text:span text:style-name="T27">class</text:span><text:span text:style-name="T4"> OrderReportWriter </text:span><text:span text:style-name="T27">implements</text:span><text:span text:style-name="T4"> RowCallbackHandler {</text:span></text:p>
          <text:p text:style-name="P14"><text:span text:style-name="T4"><text:s text:c="4"/></text:span><text:span text:style-name="T27">public void</text:span><text:span text:style-name="T4"> processRow(ResultSet rs) </text:span><text:span text:style-name="T27">throws</text:span><text:span text:style-name="T4"> SQLException {</text:span></text:p>
          <text:p text:style-name="P14"><text:span text:style-name="T4"><text:s text:c="10"/></text:span><text:span text:style-name="T28">// stream row to a file</text:span></text:p>
          <text:p text:style-name="P14"><text:span text:style-name="T4"><text:s text:c="5"/></text:span><text:span text:style-name="T4">}</text:span></text:p>
          <text:p text:style-name="P14"><text:span text:style-name="T4">}</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7" smil:attributeName="visibility" smil:to="visible"/>
                </anim:par>
              </anim:par>
            </anim:par>
          </anim:seq>
        </anim:par>
        <presentation:notes draw:style-name="dp2">
          <draw:page-thumbnail draw:layer="layout" svg:width="13.335cm" svg:height="10.001cm" svg:x="3.493cm" svg:y="2.002cm" draw:page-number="33"/>
          <draw:frame presentation:style-name="pr7" draw:text-style-name="P4" draw:layer="layout" svg:width="16.254cm" svg:height="12.001cm" svg:x="2.033cm" svg:y="12.668cm" presentation:class="notes" presentation:placeholder="true">
            <draw:text-box/>
          </draw:frame>
        </presentation:notes>
      </draw:page>
      <draw:page draw:name="ResultSetExtractor"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ResultSetExtractor</text:span></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text:span text:style-name="T3">Spring provides a </text:span><text:span text:style-name="T4">ResultSetExtractor</text:span><text:span text:style-name="T3"> interface for mapping an entire ResultSet to an object</text:span></text:p>
              </text:list-item>
            </text:list>
          </draw:text-box>
        </draw:frame>
        <draw:custom-shape draw:style-name="gr5" draw:text-style-name="P13" draw:layer="layout" svg:width="19.897cm" svg:height="3.409cm" svg:x="3.175cm" svg:y="8.043cm">
          <text:p text:style-name="P14"><text:span text:style-name="T33">public interface</text:span><text:span text:style-name="T32"> ResultSetExtractor {</text:span></text:p>
          <text:p text:style-name="P14"><text:span text:style-name="T32"><text:s text:c="4"/></text:span><text:span text:style-name="T32">Object extractData(ResultSet rs) <text:s/></text:span><text:span text:style-name="T33">throws</text:span><text:span text:style-name="T32"> SQLException, </text:span></text:p>
          <text:p text:style-name="P14"><text:span text:style-name="T32"><text:s text:c="58"/></text:span><text:span text:style-name="T32">DataAccessException;</text:span></text:p>
          <text:p text:style-name="P14"><text:span text:style-name="T32">}</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34"/>
          <draw:frame presentation:style-name="pr7" draw:text-style-name="P4" draw:layer="layout" svg:width="16.254cm" svg:height="12.001cm" svg:x="2.033cm" svg:y="12.668cm" presentation:class="notes" presentation:placeholder="true">
            <draw:text-box/>
          </draw:frame>
        </presentation:notes>
      </draw:page>
      <draw:page draw:name="Using a ResultSetExtractor"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Using a ResultSetExtractor</text:span></text:p>
          </draw:text-box>
        </draw:frame>
        <draw:custom-shape draw:style-name="gr5" draw:text-style-name="P13" draw:layer="layout" svg:width="22.013cm" svg:height="6.66cm" svg:x="1.905cm" svg:y="4.445cm">
          <text:p text:style-name="P14"><text:span text:style-name="T27">public class</text:span><text:span text:style-name="T4"> JdbcOrderRepository {</text:span></text:p>
          <text:p text:style-name="P14"><text:span text:style-name="T4"><text:s text:c="4"/></text:span><text:span text:style-name="T27">public </text:span><text:span text:style-name="T4">Order findByConfirmationNumber(String number) {</text:span></text:p>
          <text:p text:style-name="P14"><text:span text:style-name="T4"><text:s text:c="8"/></text:span><text:span text:style-name="T28">// execute an outer join between order and item tables</text:span></text:p>
          <text:p text:style-name="P14"><text:span text:style-name="T4"><text:s text:c="8"/></text:span><text:span text:style-name="T4">return (Order) </text:span><text:span text:style-name="T50">jdbcTemplate</text:span><text:span text:style-name="T51">.</text:span><text:span text:style-name="T4">query(</text:span></text:p>
          <text:p text:style-name="P14"><text:span text:style-name="T4"><text:s text:c="16"/></text:span><text:span text:style-name="T52">“</text:span><text:span text:style-name="T52">select...from order o, item i...conf_id = ?”</text:span><text:span text:style-name="T4">, </text:span></text:p>
          <text:p text:style-name="P14"><text:span text:style-name="T4"><text:s text:c="16"/></text:span><text:span text:style-name="T27">new</text:span><text:span text:style-name="T4"> Object[] { number },</text:span></text:p>
          <text:p text:style-name="P14"><text:span text:style-name="T4"><text:s text:c="16"/></text:span><text:span text:style-name="T4">new OrderExtractor());</text:span></text:p>
          <text:p text:style-name="P14"><text:span text:style-name="T4"><text:s text:c="4"/></text:span><text:span text:style-name="T4">}</text:span></text:p>
          <text:p text:style-name="P14"><text:span text:style-name="T4">}</text:span></text:p>
          <draw:enhanced-geometry svg:viewBox="0 0 21600 21600" draw:type="mso-spt202" draw:enhanced-path="M 0 0 L 21600 0 21600 21600 0 21600 0 0 Z N"/>
        </draw:custom-shape>
        <draw:custom-shape draw:style-name="gr5" draw:text-style-name="P13" draw:id="id68" draw:layer="layout" svg:width="22.013cm" svg:height="3.816cm" svg:x="1.905cm" svg:y="12.277cm">
          <text:p text:style-name="P14"><text:span text:style-name="T27">class</text:span><text:span text:style-name="T4"> OrderExtractor </text:span><text:span text:style-name="T27">implements</text:span><text:span text:style-name="T4"> ResultSetExtractor {</text:span></text:p>
          <text:p text:style-name="P14"><text:span text:style-name="T4"><text:s text:c="4"/></text:span><text:span text:style-name="T27">public</text:span><text:span text:style-name="T4"> Object extractData(ResultSet rs) </text:span><text:span text:style-name="T27">throws</text:span><text:span text:style-name="T4"> SQLException {</text:span></text:p>
          <text:p text:style-name="P14"><text:span text:style-name="T28"><text:s text:c="10"/></text:span><text:span text:style-name="T28">// create an Order object from multiple rows</text:span></text:p>
          <text:p text:style-name="P14"><text:span text:style-name="T4"><text:s text:c="5"/></text:span><text:span text:style-name="T4">}</text:span></text:p>
          <text:p text:style-name="P14"><text:span text:style-name="T4">}</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8" smil:attributeName="visibility" smil:to="visible"/>
                </anim:par>
              </anim:par>
            </anim:par>
          </anim:seq>
        </anim:par>
        <presentation:notes draw:style-name="dp2">
          <draw:page-thumbnail draw:layer="layout" svg:width="13.335cm" svg:height="10.001cm" svg:x="3.493cm" svg:y="2.002cm" draw:page-number="35"/>
          <draw:frame presentation:style-name="pr7" draw:text-style-name="P4" draw:layer="layout" svg:width="16.254cm" svg:height="12.001cm" svg:x="2.033cm" svg:y="12.668cm" presentation:class="notes" presentation:placeholder="true">
            <draw:text-box/>
          </draw:frame>
        </presentation:notes>
      </draw:page>
      <draw:page draw:name="Summary of Callback Interfaces"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Summary of Callback Interfaces</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text:span text:style-name="T3">RowMapper</text:span></text:p>
              </text:list-item>
            </text:list>
            <text:list text:style-name="L3">
              <text:list-item>
                <text:list>
                  <text:list-item>
                    <text:p text:style-name="P17"><text:span text:style-name="T3">Best choice when </text:span><text:span text:style-name="T49">each</text:span><text:span text:style-name="T3"> row of a ResultSet maps to a domain object</text:span></text:p>
                  </text:list-item>
                </text:list>
              </text:list-item>
            </text:list>
            <text:list text:style-name="L3">
              <text:list-item>
                <text:p text:style-name="P16"><text:span text:style-name="T3">RowCallbackHandler</text:span></text:p>
              </text:list-item>
            </text:list>
            <text:list text:style-name="L3">
              <text:list-item>
                <text:list>
                  <text:list-item>
                    <text:p text:style-name="P17"><text:span text:style-name="T3">Best choice when no value should be returned from the callback method</text:span></text:p>
                  </text:list-item>
                </text:list>
              </text:list-item>
            </text:list>
            <text:list text:style-name="L3">
              <text:list-item>
                <text:p text:style-name="P16"><text:span text:style-name="T3">ResultSetExtractor</text:span></text:p>
              </text:list-item>
            </text:list>
            <text:list text:style-name="L3">
              <text:list-item>
                <text:list>
                  <text:list-item>
                    <text:p text:style-name="P17"><text:span text:style-name="T3">Best choice when </text:span><text:span text:style-name="T49">multiple</text:span><text:span text:style-name="T3"> rows of a ResultSet map to a domain object</text:span></text:p>
                  </text:list-item>
                </text:list>
              </text:list-item>
            </text:list>
          </draw:text-box>
        </draw:frame>
        <presentation:notes draw:style-name="dp2">
          <draw:page-thumbnail draw:layer="layout" svg:width="13.335cm" svg:height="10.001cm" svg:x="3.493cm" svg:y="2.002cm" draw:page-number="36"/>
          <draw:frame presentation:style-name="pr6" draw:text-style-name="P2" draw:layer="layout" svg:width="16.254cm" svg:height="12cm" svg:x="2.033cm" svg:y="12.668cm" presentation:class="notes" presentation:user-transformed="true">
            <draw:text-box>
              <text:p text:style-name="P10"><text:span text:style-name="T3">NOTE: the RowCallbackHandler (with a void returning processRow(..) method) is yet another option – good for streaming results to a file or other situations where no return value is needed at the callback-method level (such as filtering results and adding to a collection).</text:span></text:p>
            </draw:text-box>
          </draw:frame>
        </presentation:notes>
      </draw:page>
      <draw:page draw:name="Inserts and Updates (1)"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Inserts and Updates (1)</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Inserting a new row</text:p>
              </text:list-item>
            </text:list>
          </draw:text-box>
        </draw:frame>
        <draw:custom-shape draw:style-name="gr5" draw:text-style-name="P13" draw:layer="layout" svg:width="19.05cm" svg:height="6.557cm" svg:x="3.175cm" svg:y="6.985cm">
          <text:p text:style-name="P14"><text:span text:style-name="T33">public int</text:span><text:span text:style-name="T32"> insertPerson(Person person) {</text:span></text:p>
          <text:p text:style-name="P14"><text:span text:style-name="T33"><text:s text:c="4"/></text:span><text:span text:style-name="T33">return</text:span><text:span text:style-name="T32"> </text:span><text:span text:style-name="T36">jdbcTemplate</text:span><text:span text:style-name="T32">.update(</text:span></text:p>
          <text:p text:style-name="P14"><text:span text:style-name="T32"><text:s text:c="7"/></text:span><text:span text:style-name="T37">“</text:span><text:span text:style-name="T37">insert into PERSON (first_name, last_name, age)”</text:span><text:span text:style-name="T32"> +</text:span></text:p>
          <text:p text:style-name="P14"><text:span text:style-name="T32"><text:s text:c="7"/></text:span><text:span text:style-name="T37">“</text:span><text:span text:style-name="T37">values (?, ?, ?)”</text:span><text:span text:style-name="T32">,</text:span></text:p>
          <text:p text:style-name="P14"><text:span text:style-name="T32"><text:s text:c="7"/></text:span><text:span text:style-name="T32">person.getFirstName(),</text:span></text:p>
          <text:p text:style-name="P14"><text:span text:style-name="T32"><text:s text:c="7"/></text:span><text:span text:style-name="T32">person.getLastName(),</text:span></text:p>
          <text:p text:style-name="P14"><text:span text:style-name="T32"><text:s text:c="7"/></text:span><text:span text:style-name="T32">person.getAge());</text:span></text:p>
          <text:p text:style-name="P14"><text:span text:style-name="T32">}</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37"/>
          <draw:frame presentation:style-name="pr7" draw:text-style-name="P4" draw:layer="layout" svg:width="16.254cm" svg:height="12.001cm" svg:x="2.033cm" svg:y="12.668cm" presentation:class="notes" presentation:placeholder="true">
            <draw:text-box/>
          </draw:frame>
        </presentation:notes>
      </draw:page>
      <draw:page draw:name="Inserts and Updates (2)"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Inserts and Updates (2)</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Updating an existing row</text:p>
              </text:list-item>
            </text:list>
          </draw:text-box>
        </draw:frame>
        <draw:custom-shape draw:style-name="gr5" draw:text-style-name="P13" draw:layer="layout" svg:width="18.415cm" svg:height="4.983cm" svg:x="3.175cm" svg:y="6.985cm">
          <text:p text:style-name="P14"><text:span text:style-name="T33">public int</text:span><text:span text:style-name="T32"> updateAge(Person person) {</text:span></text:p>
          <text:p text:style-name="P14"><text:span text:style-name="T33"><text:s text:c="4"/></text:span><text:span text:style-name="T33">return</text:span><text:span text:style-name="T32"> </text:span><text:span text:style-name="T36">jdbcTemplate</text:span><text:span text:style-name="T32">.update(</text:span></text:p>
          <text:p text:style-name="P14"><text:span text:style-name="T32"><text:s text:c="12"/></text:span><text:span text:style-name="T37">“</text:span><text:span text:style-name="T37">update PERSON set age=? where id=?”</text:span><text:span text:style-name="T32">,</text:span></text:p>
          <text:p text:style-name="P14"><text:span text:style-name="T32"><text:s text:c="12"/></text:span><text:span text:style-name="T32">person.getAge(),</text:span></text:p>
          <text:p text:style-name="P14"><text:span text:style-name="T32"><text:s text:c="12"/></text:span><text:span text:style-name="T32">person.getId()); </text:span></text:p>
          <text:p text:style-name="P14"><text:span text:style-name="T32">}</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38"/>
          <draw:frame presentation:style-name="pr7" draw:text-style-name="P4" draw:layer="layout" svg:width="16.254cm" svg:height="12.001cm" svg:x="2.033cm" svg:y="12.668cm" presentation:class="notes" presentation:placeholder="true">
            <draw:text-box/>
          </draw:frame>
        </presentation:notes>
      </draw:page>
      <draw:page draw:name="SQLException Handling" draw:style-name="dp3"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SQLException Handling</text:span></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text:span text:style-name="T3">SQLExceptions are not explicitly caught in most cases</text:span></text:p>
              </text:list-item>
            </text:list>
            <text:list text:style-name="L3">
              <text:list-item>
                <text:p text:style-name="P16"><text:span text:style-name="T3">But, when they are, they can create a </text:span><text:span text:style-name="T54">leaky abstraction</text:span></text:p>
              </text:list-item>
            </text:list>
            <text:list text:style-name="L3">
              <text:list-item>
                <text:list>
                  <text:list-item>
                    <text:p text:style-name="P42"><text:span text:style-name="T55">Portability suffers</text:span></text:p>
                  </text:list-item>
                </text:list>
              </text:list-item>
            </text:list>
            <text:list text:style-name="L3">
              <text:list-item>
                <text:list>
                  <text:list-item>
                    <text:p text:style-name="P42"><text:span text:style-name="T55">Testability does too</text:span></text:p>
                  </text:list-item>
                </text:list>
              </text:list-item>
            </text:list>
            <text:list text:style-name="L3">
              <text:list-item>
                <text:p text:style-name="P16"><text:span text:style-name="T3">Using the Jdbc</text:span><text:span text:style-name="T4">Template</text:span><text:span text:style-name="T3"> ensures that SQLExceptions are handled in a consistent, portable fashion</text:span></text:p>
              </text:list-item>
            </text:list>
            <text:list text:style-name="L3">
              <text:list-item>
                <text:p text:style-name="P37"><text:span text:style-name="T3"/></text:p>
              </text:list-item>
            </text:list>
          </draw:text-box>
        </draw:frame>
        <presentation:notes draw:style-name="dp2">
          <draw:page-thumbnail draw:layer="layout" svg:width="13.335cm" svg:height="10.001cm" svg:x="3.493cm" svg:y="2.002cm" draw:page-number="39"/>
          <draw:frame presentation:style-name="pr7" draw:text-style-name="P4" draw:layer="layout" svg:width="16.254cm" svg:height="12.001cm" svg:x="2.033cm" svg:y="12.668cm" presentation:class="notes" presentation:placeholder="true">
            <draw:text-box/>
          </draw:frame>
        </presentation:notes>
      </draw:page>
      <draw:page draw:name="SQLException Handling Issues"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text:span text:style-name="T3">SQLException Handling Issues</text:span></text:p>
          </draw:text-box>
        </draw:frame>
        <draw:frame presentation:style-name="pr5" draw:text-style-name="P9" draw:layer="layout" svg:width="21.855cm" svg:height="11.219cm" svg:x="1.745cm" svg:y="4.657cm" presentation:class="outline" presentation:user-transformed="true">
          <draw:text-box>
            <text:list text:style-name="L3">
              <text:list-item>
                <text:p text:style-name="P16"><text:span text:style-name="T3">Hard to determine cause of failure</text:span></text:p>
              </text:list-item>
            </text:list>
            <text:list text:style-name="L3">
              <text:list-item>
                <text:list>
                  <text:list-item>
                    <text:p text:style-name="P17"><text:span text:style-name="T3">Must read a vendor-specific error code</text:span></text:p>
                  </text:list-item>
                </text:list>
              </text:list-item>
            </text:list>
            <text:list text:style-name="L3">
              <text:list-item>
                <text:p text:style-name="P16"><text:span text:style-name="T3">SQLException is a leaky abstraction</text:span></text:p>
              </text:list-item>
            </text:list>
            <text:list text:style-name="L3">
              <text:list-item>
                <text:list>
                  <text:list-item>
                    <text:p text:style-name="P17"><text:span text:style-name="T3">As a checked exception a </text:span><text:span text:style-name="T4">SQLException</text:span><text:span text:style-name="T3"> must propagate if it is not caught</text:span></text:p>
                  </text:list-item>
                </text:list>
              </text:list-item>
            </text:list>
            <text:list text:style-name="L3">
              <text:list-item>
                <text:list>
                  <text:list-item>
                    <text:p text:style-name="P17"><text:span text:style-name="T3">Leads to one of two things:</text:span></text:p>
                  </text:list-item>
                </text:list>
              </text:list-item>
            </text:list>
            <text:list text:style-name="L3">
              <text:list-item>
                <text:list>
                  <text:list-item>
                    <text:list>
                      <text:list-item>
                        <text:p text:style-name="P43"><text:span text:style-name="T3">“</text:span><text:span text:style-name="T3">Catch and wrap”</text:span></text:p>
                      </text:list-item>
                    </text:list>
                  </text:list-item>
                </text:list>
              </text:list-item>
            </text:list>
            <text:list text:style-name="L3">
              <text:list-item>
                <text:list>
                  <text:list-item>
                    <text:list>
                      <text:list-item>
                        <text:p text:style-name="P43"><text:span text:style-name="T3">Being swallowed</text:span></text:p>
                      </text:list-item>
                    </text:list>
                  </text:list-item>
                </text:list>
              </text:list-item>
            </text:list>
          </draw:text-box>
        </draw:frame>
        <presentation:notes draw:style-name="dp2">
          <draw:page-thumbnail draw:layer="layout" svg:width="13.335cm" svg:height="10.001cm" svg:x="3.493cm" svg:y="2.002cm" draw:page-number="40"/>
          <draw:frame presentation:style-name="pr7" draw:text-style-name="P4" draw:layer="layout" svg:width="16.254cm" svg:height="12.001cm" svg:x="2.033cm" svg:y="12.668cm" presentation:class="notes" presentation:placeholder="true">
            <draw:text-box/>
          </draw:frame>
        </presentation:notes>
      </draw:page>
      <draw:page draw:name="Spring SQLException Handling" draw:style-name="dp3"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text:span text:style-name="T3">Spring SQLException Handling</text:span></text:p>
          </draw:text-box>
        </draw:frame>
        <draw:frame presentation:style-name="pr5" draw:text-style-name="P9" draw:layer="layout" svg:width="21.855cm" svg:height="11.219cm" svg:x="1.745cm" svg:y="4.657cm" presentation:class="outline" presentation:user-transformed="true">
          <draw:text-box>
            <text:list text:style-name="L9">
              <text:list-item>
                <text:p text:style-name="P21"><text:span text:style-name="T3">SQLExceptions are handled consistently</text:span></text:p>
              </text:list-item>
            </text:list>
            <text:list text:style-name="L10">
              <text:list-item>
                <text:list>
                  <text:list-item>
                    <text:p text:style-name="P23"><text:span text:style-name="T3">Resources are always released properly</text:span><text:span text:style-name="T31"> </text:span></text:p>
                  </text:list-item>
                </text:list>
              </text:list-item>
            </text:list>
            <text:list text:style-name="L9">
              <text:list-item>
                <text:p text:style-name="P21"><text:span text:style-name="T3">Generic SQLExceptions are translated to root cause DataAccessExceptions</text:span></text:p>
              </text:list-item>
            </text:list>
            <text:list text:style-name="L10">
              <text:list-item>
                <text:list>
                  <text:list-item>
                    <text:p text:style-name="P44"><text:span text:style-name="T3">Provides consistency across all database vendors </text:span></text:p>
                  </text:list-item>
                </text:list>
              </text:list-item>
            </text:list>
            <text:list text:style-name="L10">
              <text:list-item>
                <text:list>
                  <text:list-item>
                    <text:p text:style-name="P44"><text:span text:style-name="T3">Frees you from your own catch-and-wrap approach</text:span></text:p>
                  </text:list-item>
                </text:list>
              </text:list-item>
            </text:list>
            <text:list text:style-name="L10">
              <text:list-item>
                <text:list>
                  <text:list-item>
                    <text:p text:style-name="P44"><text:span text:style-name="T3">Enables selective handling by type of failure</text:span></text:p>
                  </text:list-item>
                </text:list>
              </text:list-item>
            </text:list>
            <text:list text:style-name="L10">
              <text:list-item>
                <text:list>
                  <text:list-item>
                    <text:p text:style-name="P44"><text:span text:style-name="T3">Exceptions always propagate if not caught</text:span></text:p>
                  </text:list-item>
                </text:list>
              </text:list-item>
            </text:list>
          </draw:text-box>
        </draw:frame>
        <presentation:notes draw:style-name="dp2">
          <draw:page-thumbnail draw:layer="layout" svg:width="13.335cm" svg:height="10.001cm" svg:x="3.493cm" svg:y="2.002cm" draw:page-number="41"/>
          <draw:frame presentation:style-name="pr7" draw:text-style-name="P4" draw:layer="layout" svg:width="16.254cm" svg:height="12.001cm" svg:x="2.033cm" svg:y="12.668cm" presentation:class="notes" presentation:placeholder="true">
            <draw:text-box/>
          </draw:frame>
        </presentation:notes>
      </draw:page>
      <draw:page draw:name="Spring DataAccessException Hierarchy (subset)" draw:style-name="dp3" draw:master-page-name="Default" presentation:presentation-page-layout-name="AL3T11">
        <office:forms form:automatic-focus="false" form:apply-design-mode="false"/>
        <draw:frame presentation:style-name="pr4" draw:text-style-name="P2" draw:layer="layout" svg:width="17.476cm" svg:height="3.005cm" svg:x="0.957cm" svg:y="0.099cm" presentation:class="title" presentation:user-transformed="true">
          <draw:text-box>
            <text:p text:style-name="P5"><text:span text:style-name="T2">Spring DataAccessException Hierarchy</text:span><text:span text:style-name="T56"> (subset)</text:span></text:p>
          </draw:text-box>
        </draw:frame>
        <draw:frame draw:style-name="gr17" draw:layer="layout" svg:width="21.855cm" svg:height="11.22cm" svg:x="1.692cm" svg:y="3.597cm" presentation:class="object" presentation:placeholder="true" presentation:user-transformed="true">
          <draw:object xlink:href="" xlink:type="simple" xlink:show="embed" xlink:actuate="onLoad"/>
        </draw:frame>
        <draw:line draw:style-name="gr3" draw:text-style-name="P15" draw:layer="layout" svg:x1="8.753cm" svg:y1="6.434cm" svg:x2="11.386cm" svg:y2="5.428cm">
          <text:p text:style-name="P4"/>
        </draw:line>
        <draw:line draw:style-name="gr3" draw:text-style-name="P15" draw:layer="layout" svg:x1="8.789cm" svg:y1="7.959cm" svg:x2="11.329cm" svg:y2="5.798cm">
          <text:p text:style-name="P4"/>
        </draw:line>
        <draw:line draw:style-name="gr3" draw:text-style-name="P15" draw:layer="layout" svg:x1="8.625cm" svg:y1="9.609cm" svg:x2="11.673cm" svg:y2="5.799cm">
          <text:p text:style-name="P4"/>
        </draw:line>
        <draw:line draw:style-name="gr3" draw:text-style-name="P15" draw:layer="layout" svg:x1="10.151cm" svg:y1="11.135cm" svg:x2="12.405cm" svg:y2="5.799cm">
          <text:p text:style-name="P4"/>
        </draw:line>
        <draw:line draw:style-name="gr3" draw:text-style-name="P15" draw:layer="layout" svg:x1="9.609cm" svg:y1="14.437cm" svg:x2="9.609cm" svg:y2="11.897cm">
          <text:p text:style-name="P4"/>
        </draw:line>
        <draw:line draw:style-name="gr3" draw:text-style-name="P15" draw:layer="layout" svg:x1="6.434cm" svg:y1="12.915cm" svg:x2="6.434cm" svg:y2="11.896cm">
          <text:p text:style-name="P4"/>
        </draw:line>
        <draw:line draw:style-name="gr3" draw:text-style-name="P15" draw:layer="layout" svg:x1="13.414cm" svg:y1="12.915cm" svg:x2="13.414cm" svg:y2="11.896cm">
          <text:p text:style-name="P4"/>
        </draw:line>
        <draw:line draw:style-name="gr3" draw:text-style-name="P15" draw:layer="layout" svg:x1="19.958cm" svg:y1="12.915cm" svg:x2="19.958cm" svg:y2="11.896cm">
          <text:p text:style-name="P4"/>
        </draw:line>
        <draw:line draw:style-name="gr3" draw:text-style-name="P15" draw:layer="layout" svg:x1="13.353cm" svg:y1="11.261cm" svg:x2="13.353cm" svg:y2="5.802cm">
          <text:p text:style-name="P4"/>
        </draw:line>
        <draw:line draw:style-name="gr3" draw:text-style-name="P15" draw:layer="layout" svg:x1="16.753cm" svg:y1="11.135cm" svg:x2="14.499cm" svg:y2="5.799cm">
          <text:p text:style-name="P4"/>
        </draw:line>
        <draw:line draw:style-name="gr3" draw:text-style-name="P15" draw:layer="layout" svg:x1="17.899cm" svg:y1="7.959cm" svg:x2="15.359cm" svg:y2="5.798cm">
          <text:p text:style-name="P4"/>
        </draw:line>
        <draw:line draw:style-name="gr3" draw:text-style-name="P15" draw:layer="layout" svg:x1="18.022cm" svg:y1="6.434cm" svg:x2="15.389cm" svg:y2="5.428cm">
          <text:p text:style-name="P4"/>
        </draw:line>
        <draw:custom-shape draw:style-name="gr18" draw:text-style-name="P13" draw:layer="layout" svg:width="3.938cm" svg:height="0.887cm" svg:x="11.417cm" svg:y="4.912cm">
          <text:p text:style-name="P4"/>
          <draw:enhanced-geometry svg:viewBox="0 0 21600 21600" draw:type="rectangle" draw:enhanced-path="M 0 0 L 21600 0 21600 21600 0 21600 0 0 Z N"/>
        </draw:custom-shape>
        <draw:custom-shape draw:style-name="gr18" draw:text-style-name="P13" draw:layer="layout" svg:width="6.857cm" svg:height="0.886cm" svg:x="1.976cm" svg:y="6.381cm">
          <text:p text:style-name="P4"/>
          <draw:enhanced-geometry svg:viewBox="0 0 21600 21600" draw:type="rectangle" draw:enhanced-path="M 0 0 L 21600 0 21600 21600 0 21600 0 0 Z N"/>
        </draw:custom-shape>
        <draw:custom-shape draw:style-name="gr18" draw:text-style-name="P13" draw:layer="layout" svg:width="6.857cm" svg:height="0.886cm" svg:x="1.976cm" svg:y="7.832cm">
          <text:p text:style-name="P4"/>
          <draw:enhanced-geometry svg:viewBox="0 0 21600 21600" draw:type="rectangle" draw:enhanced-path="M 0 0 L 21600 0 21600 21600 0 21600 0 0 Z N"/>
        </draw:custom-shape>
        <draw:custom-shape draw:style-name="gr18" draw:text-style-name="P13" draw:layer="layout" svg:width="6.857cm" svg:height="0.886cm" svg:x="1.976cm" svg:y="9.353cm">
          <text:p text:style-name="P4"/>
          <draw:enhanced-geometry svg:viewBox="0 0 21600 21600" draw:type="rectangle" draw:enhanced-path="M 0 0 L 21600 0 21600 21600 0 21600 0 0 Z N"/>
        </draw:custom-shape>
        <draw:custom-shape draw:style-name="gr19" draw:text-style-name="P13" draw:layer="layout" svg:width="7.903cm" svg:height="0.886cm" svg:x="2.275cm" svg:y="11.007cm">
          <text:p text:style-name="P4"/>
          <draw:enhanced-geometry svg:viewBox="0 0 21600 21600" draw:type="rectangle" draw:enhanced-path="M 0 0 L 21600 0 21600 21600 0 21600 0 0 Z N"/>
        </draw:custom-shape>
        <draw:custom-shape draw:style-name="gr18" draw:text-style-name="P13" draw:layer="layout" svg:width="6.605cm" svg:height="0.886cm" svg:x="16.656cm" svg:y="11.007cm">
          <text:p text:style-name="P4"/>
          <draw:enhanced-geometry svg:viewBox="0 0 21600 21600" draw:type="rectangle" draw:enhanced-path="M 0 0 L 21600 0 21600 21600 0 21600 0 0 Z N"/>
        </draw:custom-shape>
        <draw:custom-shape draw:style-name="gr18" draw:text-style-name="P13" draw:layer="layout" svg:width="5.843cm" svg:height="0.886cm" svg:x="10.491cm" svg:y="11.007cm">
          <text:p text:style-name="P4"/>
          <draw:enhanced-geometry svg:viewBox="0 0 21600 21600" draw:type="rectangle" draw:enhanced-path="M 0 0 L 21600 0 21600 21600 0 21600 0 0 Z N"/>
        </draw:custom-shape>
        <draw:custom-shape draw:style-name="gr18" draw:text-style-name="P13" draw:layer="layout" svg:width="6.733cm" svg:height="0.886cm" svg:x="6.24cm" svg:y="14.31cm">
          <text:p text:style-name="P4"/>
          <draw:enhanced-geometry svg:viewBox="0 0 21600 21600" draw:type="rectangle" draw:enhanced-path="M 0 0 L 21600 0 21600 21600 0 21600 0 0 Z N"/>
        </draw:custom-shape>
        <draw:custom-shape draw:style-name="gr18" draw:text-style-name="P13" draw:layer="layout" svg:width="8.665cm" svg:height="0.887cm" svg:x="0.626cm" svg:y="12.66cm">
          <text:p text:style-name="P4"/>
          <draw:enhanced-geometry svg:viewBox="0 0 21600 21600" draw:type="rectangle" draw:enhanced-path="M 0 0 L 21600 0 21600 21600 0 21600 0 0 Z N"/>
        </draw:custom-shape>
        <draw:custom-shape draw:style-name="gr18" draw:text-style-name="P13" draw:layer="layout" svg:width="5.843cm" svg:height="0.887cm" svg:x="10.491cm" svg:y="12.66cm">
          <text:p text:style-name="P4"/>
          <draw:enhanced-geometry svg:viewBox="0 0 21600 21600" draw:type="rectangle" draw:enhanced-path="M 0 0 L 21600 0 21600 21600 0 21600 0 0 Z N"/>
        </draw:custom-shape>
        <draw:line draw:style-name="gr3" draw:text-style-name="P15" draw:layer="layout" svg:x1="18.023cm" svg:y1="9.609cm" svg:x2="14.975cm" svg:y2="5.799cm">
          <text:p text:style-name="P4"/>
        </draw:line>
        <draw:custom-shape draw:style-name="gr20" draw:text-style-name="P13" draw:layer="layout" svg:width="5.582cm" svg:height="0.655cm" svg:x="10.621cm" svg:y="11.099cm">
          <text:p text:style-name="P45"><text:span text:style-name="T57">DataRetrievalFailureException</text:span></text:p>
          <draw:enhanced-geometry svg:viewBox="0 0 21600 21600" draw:type="mso-spt202" draw:enhanced-path="M 0 0 L 21600 0 21600 21600 0 21600 0 0 Z N"/>
        </draw:custom-shape>
        <draw:custom-shape draw:style-name="gr18" draw:text-style-name="P13" draw:layer="layout" svg:width="6.857cm" svg:height="0.887cm" svg:x="17.762cm" svg:y="6.31cm">
          <text:p text:style-name="P4"/>
          <draw:enhanced-geometry svg:viewBox="0 0 21600 21600" draw:type="rectangle" draw:enhanced-path="M 0 0 L 21600 0 21600 21600 0 21600 0 0 Z N"/>
        </draw:custom-shape>
        <draw:custom-shape draw:style-name="gr18" draw:text-style-name="P13" draw:layer="layout" svg:width="6.857cm" svg:height="0.886cm" svg:x="17.762cm" svg:y="7.832cm">
          <text:p text:style-name="P4"/>
          <draw:enhanced-geometry svg:viewBox="0 0 21600 21600" draw:type="rectangle" draw:enhanced-path="M 0 0 L 21600 0 21600 21600 0 21600 0 0 Z N"/>
        </draw:custom-shape>
        <draw:custom-shape draw:style-name="gr18" draw:text-style-name="P13" draw:layer="layout" svg:width="6.857cm" svg:height="0.886cm" svg:x="17.762cm" svg:y="9.353cm">
          <text:p text:style-name="P4"/>
          <draw:enhanced-geometry svg:viewBox="0 0 21600 21600" draw:type="rectangle" draw:enhanced-path="M 0 0 L 21600 0 21600 21600 0 21600 0 0 Z N"/>
        </draw:custom-shape>
        <draw:custom-shape draw:style-name="gr18" draw:text-style-name="P13" draw:layer="layout" svg:width="7.747cm" svg:height="0.887cm" svg:x="16.656cm" svg:y="12.66cm">
          <text:p text:style-name="P4"/>
          <draw:enhanced-geometry svg:viewBox="0 0 21600 21600" draw:type="rectangle" draw:enhanced-path="M 0 0 L 21600 0 21600 21600 0 21600 0 0 Z N"/>
        </draw:custom-shape>
        <draw:g>
          <draw:custom-shape draw:style-name="gr20" draw:text-style-name="P13" draw:layer="layout" svg:width="6.911cm" svg:height="0.655cm" svg:x="1.946cm" svg:y="6.468cm">
            <text:p text:style-name="P45"><text:span text:style-name="T57">DataAccessResourceFailureException</text:span></text:p>
            <draw:enhanced-geometry svg:viewBox="0 0 21600 21600" draw:type="mso-spt202" draw:enhanced-path="M 0 0 L 21600 0 21600 21600 0 21600 0 0 Z N"/>
          </draw:custom-shape>
          <draw:custom-shape draw:style-name="gr20" draw:text-style-name="P13" draw:layer="layout" svg:width="6.7cm" svg:height="0.655cm" svg:x="2.052cm" svg:y="7.915cm">
            <text:p text:style-name="P45"><text:span text:style-name="T57">CleanupFailureDataAccessException</text:span></text:p>
            <draw:enhanced-geometry svg:viewBox="0 0 21600 21600" draw:type="mso-spt202" draw:enhanced-path="M 0 0 L 21600 0 21600 21600 0 21600 0 0 Z N"/>
          </draw:custom-shape>
          <draw:custom-shape draw:style-name="gr20" draw:text-style-name="P13" draw:layer="layout" svg:width="6.886cm" svg:height="0.655cm" svg:x="1.959cm" svg:y="9.441cm">
            <text:p text:style-name="P45"><text:span text:style-name="T57">InvalidDataAccessApiUsageException</text:span></text:p>
            <draw:enhanced-geometry svg:viewBox="0 0 21600 21600" draw:type="mso-spt202" draw:enhanced-path="M 0 0 L 21600 0 21600 21600 0 21600 0 0 Z N"/>
          </draw:custom-shape>
          <draw:custom-shape draw:style-name="gr20" draw:text-style-name="P13" draw:layer="layout" svg:width="7.932cm" svg:height="0.655cm" svg:x="2.34cm" svg:y="11.006cm">
            <text:p text:style-name="P45"><text:span text:style-name="T57">InvalidDataAccessResourceUsageException</text:span></text:p>
            <draw:enhanced-geometry svg:viewBox="0 0 21600 21600" draw:type="mso-spt202" draw:enhanced-path="M 0 0 L 21600 0 21600 21600 0 21600 0 0 Z N"/>
          </draw:custom-shape>
          <draw:custom-shape draw:style-name="gr20" draw:text-style-name="P13" draw:layer="layout" svg:width="8.613cm" svg:height="0.655cm" svg:x="0.663cm" svg:y="12.783cm">
            <text:p text:style-name="P45"><text:span text:style-name="T57">IncorrectUpdateSemanticsDataAccessException</text:span></text:p>
            <draw:enhanced-geometry svg:viewBox="0 0 21600 21600" draw:type="mso-spt202" draw:enhanced-path="M 0 0 L 21600 0 21600 21600 0 21600 0 0 Z N"/>
          </draw:custom-shape>
          <draw:custom-shape draw:style-name="gr20" draw:text-style-name="P13" draw:layer="layout" svg:width="6.611cm" svg:height="0.655cm" svg:x="6.303cm" svg:y="14.401cm">
            <text:p text:style-name="P45"><text:span text:style-name="T57">TypeMismatchDataAccessException</text:span></text:p>
            <draw:enhanced-geometry svg:viewBox="0 0 21600 21600" draw:type="mso-spt202" draw:enhanced-path="M 0 0 L 21600 0 21600 21600 0 21600 0 0 Z N"/>
          </draw:custom-shape>
          <draw:custom-shape draw:style-name="gr20" draw:text-style-name="P13" draw:layer="layout" svg:width="6.408cm" svg:height="0.655cm" svg:x="16.754cm" svg:y="11.099cm">
            <text:p text:style-name="P45"><text:span text:style-name="T57">OptimisticLockingFailureException</text:span></text:p>
            <draw:enhanced-geometry svg:viewBox="0 0 21600 21600" draw:type="mso-spt202" draw:enhanced-path="M 0 0 L 21600 0 21600 21600 0 21600 0 0 Z N"/>
          </draw:custom-shape>
          <draw:custom-shape draw:style-name="gr20" draw:text-style-name="P13" draw:layer="layout" svg:width="5.916cm" svg:height="0.655cm" svg:x="10.487cm" svg:y="12.748cm">
            <text:p text:style-name="P45"><text:span text:style-name="T57">ObjectRetrievalFailureException</text:span></text:p>
            <draw:enhanced-geometry svg:viewBox="0 0 21600 21600" draw:type="mso-spt202" draw:enhanced-path="M 0 0 L 21600 0 21600 21600 0 21600 0 0 Z N"/>
          </draw:custom-shape>
          <draw:custom-shape draw:style-name="gr20" draw:text-style-name="P13" draw:layer="layout" svg:width="4.16cm" svg:height="0.655cm" svg:x="11.303cm" svg:y="4.996cm">
            <text:p text:style-name="P45"><text:span text:style-name="T58">DataAccessException</text:span></text:p>
            <draw:enhanced-geometry svg:viewBox="0 0 21600 21600" draw:type="mso-spt202" draw:enhanced-path="M 0 0 L 21600 0 21600 21600 0 21600 0 0 Z N"/>
          </draw:custom-shape>
          <draw:custom-shape draw:style-name="gr20" draw:text-style-name="P13" draw:layer="layout" svg:width="6.585cm" svg:height="0.655cm" svg:x="17.896cm" svg:y="6.398cm">
            <text:p text:style-name="P45"><text:span text:style-name="T57">UncategorizedDataAccessException</text:span></text:p>
            <draw:enhanced-geometry svg:viewBox="0 0 21600 21600" draw:type="mso-spt202" draw:enhanced-path="M 0 0 L 21600 0 21600 21600 0 21600 0 0 Z N"/>
          </draw:custom-shape>
          <draw:custom-shape draw:style-name="gr20" draw:text-style-name="P13" draw:layer="layout" svg:width="5.815cm" svg:height="0.655cm" svg:x="18.281cm" svg:y="7.924cm">
            <text:p text:style-name="P45"><text:span text:style-name="T57">DataIntegrityViolationException</text:span></text:p>
            <draw:enhanced-geometry svg:viewBox="0 0 21600 21600" draw:type="mso-spt202" draw:enhanced-path="M 0 0 L 21600 0 21600 21600 0 21600 0 0 Z N"/>
          </draw:custom-shape>
          <draw:custom-shape draw:style-name="gr20" draw:text-style-name="P13" draw:layer="layout" svg:width="6.678cm" svg:height="0.655cm" svg:x="17.856cm" svg:y="9.449cm">
            <text:p text:style-name="P45"><text:span text:style-name="T57">DeadlockLoserDataAccessException</text:span></text:p>
            <draw:enhanced-geometry svg:viewBox="0 0 21600 21600" draw:type="mso-spt202" draw:enhanced-path="M 0 0 L 21600 0 21600 21600 0 21600 0 0 Z N"/>
          </draw:custom-shape>
          <draw:custom-shape draw:style-name="gr20" draw:text-style-name="P13" draw:layer="layout" svg:width="7.504cm" svg:height="0.655cm" svg:x="16.823cm" svg:y="12.748cm">
            <text:p text:style-name="P45"><text:span text:style-name="T57">ObjectOptimisticLockingFailureException</text:span></text:p>
            <draw:enhanced-geometry svg:viewBox="0 0 21600 21600" draw:type="mso-spt202" draw:enhanced-path="M 0 0 L 21600 0 21600 21600 0 21600 0 0 Z N"/>
          </draw:custom-shape>
        </draw:g>
        <presentation:notes draw:style-name="dp2">
          <draw:page-thumbnail draw:layer="layout" svg:width="13.335cm" svg:height="10.001cm" svg:x="3.493cm" svg:y="2.002cm" draw:page-number="42"/>
          <draw:frame presentation:style-name="pr14" draw:text-style-name="P4" draw:layer="layout" svg:width="16.254cm" svg:height="12.001cm" svg:x="2.033cm" svg:y="12.668cm" presentation:class="notes" presentation:placeholder="true">
            <draw:text-box/>
          </draw:frame>
        </presentation:notes>
      </draw:page>
      <draw:page draw:name="Lab" draw:style-name="dp3"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59">LAB</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Introduction to Spring JDBC</text:p>
          </draw:text-box>
        </draw:frame>
        <presentation:notes draw:style-name="dp2">
          <draw:page-thumbnail draw:layer="layout" svg:width="13.335cm" svg:height="10.001cm" svg:x="3.493cm" svg:y="2.002cm" draw:page-number="43"/>
          <draw:frame presentation:style-name="pr3" draw:text-style-name="P4"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2" style:family="presentation" style:parent-style-name="Default-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r3"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4" style:family="presentation" style:parent-style-name="Title1-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text-align="end" text:enable-numbering="false" fo:text-indent="0cm" style:punctuation-wrap="simple" style:line-break="normal"/>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text:enable-numbering="false" fo:text-indent="0cm" style:writing-mode="lr-tb"/>
    </style:style>
    <style:style style:name="P8" style:family="paragraph">
      <style:paragraph-properties fo:margin-left="0cm" fo:margin-right="0cm" fo:text-align="end" text:enable-numbering="false" fo:text-indent="0cm" style:writing-mode="lr-tb"/>
    </style:style>
    <style:style style:name="P9" style:family="paragraph">
      <style:paragraph-properties fo:margin-left="0cm" fo:margin-right="0cm" fo:line-height="100%" text:enable-numbering="false" fo:text-indent="0cm" style:punctuation-wrap="simple" style:line-break="normal"/>
    </style:style>
    <style:style style:name="T1" style:family="text">
      <style:text-properties fo:font-size="14pt" style:font-size-asian="14pt" style:font-size-complex="14pt"/>
    </style:style>
    <style:style style:name="T2" style:family="text">
      <style:text-properties fo:color="#ffffff"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fo:font-size="13pt" fo:language="en" fo:country="US"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JDBC 1 - </text:span><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lt;number&gt;</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25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1" draw:text-style-name="P7" draw:layer="backgroundobjects" svg:width="8.806cm" svg:height="1.333cm" svg:x="0cm" svg:y="0cm" presentation:class="header">
          <draw:text-box>
            <text:p text:style-name="P7"><text:span text:style-name="T3"><presentation:header/></text:span></text:p>
          </draw:text-box>
        </draw:frame>
        <draw:frame presentation:style-name="pr1" draw:text-style-name="P8" draw:layer="backgroundobjects" svg:width="8.807cm" svg:height="1.333cm" svg:x="11.508cm" svg:y="0cm" presentation:class="date-time">
          <draw:text-box>
            <text:p text:style-name="P8"><text:span text:style-name="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pr2" draw:text-style-name="P7" draw:layer="backgroundobjects" svg:width="8.806cm" svg:height="1.333cm" svg:x="0cm" svg:y="25.333cm" presentation:class="footer">
          <draw:text-box>
            <text:p text:style-name="P7"><text:span text:style-name="T3"><presentation:footer/></text:span></text:p>
          </draw:text-box>
        </draw:frame>
        <draw:frame presentation:style-name="pr2"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style:master-page style:name="Title1" style:page-layout-name="PM1" draw:style-name="dp1">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3" draw:text-style-name="P7" draw:layer="backgroundobjects" svg:width="8.806cm" svg:height="1.333cm" svg:x="0cm" svg:y="0cm" presentation:class="header">
          <draw:text-box>
            <text:p text:style-name="P7"><text:span text:style-name="T3"><presentation:header/></text:span></text:p>
          </draw:text-box>
        </draw:frame>
        <draw:frame presentation:style-name="pr3" draw:text-style-name="P8" draw:layer="backgroundobjects" svg:width="8.807cm" svg:height="1.333cm" svg:x="11.508cm" svg:y="0cm" presentation:class="date-time">
          <draw:text-box>
            <text:p text:style-name="P8"><text:span text:style-name="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pr4" draw:text-style-name="P7" draw:layer="backgroundobjects" svg:width="8.806cm" svg:height="1.333cm" svg:x="0cm" svg:y="25.333cm" presentation:class="footer">
          <draw:text-box>
            <text:p text:style-name="P7"><text:span text:style-name="T3"><presentation:footer/></text:span></text:p>
          </draw:text-box>
        </draw:frame>
        <draw:frame presentation:style-name="pr4"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Module Name</dc:title>
    <meta:initial-creator>Mark Fisher</meta:initial-creator>
    <meta:creation-date>2006-09-22T09:51:11</meta:creation-date>
    <dc:date>2008-04-30T13:55:11</dc:date>
    <meta:editing-cycles>246</meta:editing-cycles>
    <meta:editing-duration>P1DT0H12M45S</meta:editing-duration>
    <meta:user-defined meta:name="Info 1"/>
    <meta:user-defined meta:name="Info 2"/>
    <meta:user-defined meta:name="Info 3"/>
    <meta:user-defined meta:name="Info 4"/>
    <meta:document-statistic meta:object-count="293"/>
  </office:meta>
</office:document-meta>
</file>